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 manifest:full-path="Pictures/TablePreview1.svm"/>
  <manifest:file-entry manifest:media-type="" manifest:full-path="Pictures/TablePreview2.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ffff00" draw:stroke-linejoin="miter" draw:fill="none" draw:fill-color="#006699" draw:textarea-horizontal-align="justify" draw:textarea-vertical-align="top" draw:auto-grow-height="true" fo:min-height="0cm" fo:min-width="0cm" fo:padding-top="0.13cm" fo:padding-bottom="0.13cm" fo:padding-left="0.25cm" fo:padding-right="0.25cm" fo:wrap-option="wrap" draw:shadow-color="#969696"/>
    </style:style>
    <style:style style:name="gr3" style:family="graphic" style:parent-style-name="standard">
      <style:graphic-properties draw:stroke="none" draw:fill="none" draw:fill-color="#006699" draw:textarea-horizontal-align="justify" draw:textarea-vertical-align="top" draw:auto-grow-height="true" fo:min-height="0cm" fo:min-width="0cm" fo:padding-top="0.13cm" fo:padding-bottom="0.13cm" fo:padding-left="0.25cm" fo:padding-right="0.25cm" fo:wrap-option="wrap" draw:shadow-color="#969696"/>
    </style:style>
    <style:style style:name="gr4" style:family="graphic" style:parent-style-name="standard" style:list-style-name="L6">
      <style:graphic-properties draw:stroke="none" draw:fill="none" draw:fill-color="#006699" draw:textarea-horizontal-align="justify" draw:textarea-vertical-align="top" draw:auto-grow-height="true" fo:min-height="0cm" fo:min-width="0cm" fo:padding-top="0.13cm" fo:padding-bottom="0.13cm" fo:padding-left="0.25cm" fo:padding-right="0.25cm" fo:wrap-option="wrap" draw:shadow-color="#969696"/>
    </style:style>
    <style:style style:name="gr5" style:family="graphic" style:parent-style-name="standard">
      <style:graphic-properties draw:stroke="solid" svg:stroke-width="0.026cm" svg:stroke-color="#ffff00" draw:stroke-linejoin="miter" draw:fill="none" draw:fill-color="#006699" draw:textarea-horizontal-align="justify" draw:textarea-vertical-align="top" draw:auto-grow-height="true" fo:min-height="0cm" fo:min-width="0cm" fo:padding-top="0.13cm" fo:padding-bottom="0.13cm" fo:padding-left="0.25cm" fo:padding-right="0.25cm" fo:wrap-option="no-wrap" draw:shadow-color="#969696"/>
    </style:style>
    <style:style style:name="gr6" style:family="graphic" style:parent-style-name="standard">
      <style:graphic-properties draw:stroke="solid" svg:stroke-width="0.026cm" svg:stroke-color="#ffff00" draw:stroke-linejoin="miter" draw:fill="solid" draw:fill-color="#006699" draw:textarea-horizontal-align="justify" draw:textarea-vertical-align="middle" draw:auto-grow-height="false" fo:padding-top="0.13cm" fo:padding-bottom="0.13cm" fo:padding-left="0.25cm" fo:padding-right="0.25cm" fo:wrap-option="no-wrap" draw:shadow-color="#969696"/>
    </style:style>
    <style:style style:name="gr7" style:family="graphic" style:parent-style-name="standard">
      <style:graphic-properties draw:stroke="solid" svg:stroke-width="0.026cm" svg:stroke-color="#ffff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969696"/>
    </style:style>
    <style:style style:name="gr8" style:family="graphic" style:parent-style-name="standard" style:list-style-name="L14">
      <style:graphic-properties draw:stroke="none" draw:fill="solid" draw:fill-color="#ccccff" draw:textarea-horizontal-align="justify" draw:textarea-vertical-align="top" draw:auto-grow-height="true" fo:min-height="0cm" fo:min-width="0cm" fo:padding-top="0.13cm" fo:padding-bottom="0.13cm" fo:padding-left="0.25cm" fo:padding-right="0.25cm" fo:wrap-option="wrap" draw:shadow-color="#969696"/>
    </style:style>
    <style:style style:name="gr9" style:family="graphic" style:parent-style-name="standard">
      <style:graphic-properties draw:stroke="solid" svg:stroke-width="0.026cm" svg:stroke-color="#003399" draw:stroke-linejoin="miter" draw:fill="none" draw:fill-color="#006699" draw:textarea-horizontal-align="left" draw:textarea-vertical-align="middle" draw:auto-grow-height="false" fo:padding-top="0.13cm" fo:padding-bottom="0.13cm" fo:padding-left="0.25cm" fo:padding-right="0.25cm" fo:wrap-option="no-wrap" draw:shadow-color="#969696"/>
    </style:style>
    <style:style style:name="gr10" style:family="graphic" style:parent-style-name="standard">
      <style:graphic-properties draw:stroke="solid" svg:stroke-width="0.026cm" svg:stroke-color="#003399" draw:stroke-linejoin="miter" draw:fill="none" draw:fill-color="#006699" draw:textarea-horizontal-align="justify" draw:textarea-vertical-align="middle" draw:auto-grow-height="false" fo:padding-top="0.13cm" fo:padding-bottom="0.13cm" fo:padding-left="0.25cm" fo:padding-right="0.25cm" fo:wrap-option="no-wrap" draw:shadow-color="#969696"/>
    </style:style>
    <style:style style:name="gr11" style:family="graphic" style:parent-style-name="standard">
      <style:graphic-properties draw:stroke="solid" svg:stroke-width="0.026cm" svg:stroke-color="#ffcc00" draw:stroke-linejoin="miter" draw:fill="solid" draw:fill-color="#003399" draw:textarea-horizontal-align="justify" draw:textarea-vertical-align="top" draw:auto-grow-height="true" fo:min-height="0cm" fo:min-width="0cm" fo:padding-top="0.13cm" fo:padding-bottom="0.13cm" fo:padding-left="0.25cm" fo:padding-right="0.25cm" fo:wrap-option="wrap" draw:shadow-color="#969696"/>
    </style:style>
    <style:style style:name="gr12" style:family="graphic" style:parent-style-name="standard">
      <style:graphic-properties draw:stroke="solid" svg:stroke-width="0.026cm" svg:stroke-color="#ffcc00" draw:stroke-linejoin="miter" draw:fill="none" draw:fill-color="#006699" draw:textarea-horizontal-align="justify" draw:textarea-vertical-align="top" draw:auto-grow-height="true" fo:min-height="0cm" fo:min-width="0cm" fo:padding-top="0.13cm" fo:padding-bottom="0.13cm" fo:padding-left="0.25cm" fo:padding-right="0.25cm" fo:wrap-option="wrap" draw:shadow-color="#969696"/>
    </style:style>
    <style:style style:name="gr13" style:family="graphic" style:parent-style-name="standard" style:list-style-name="L6">
      <style:graphic-properties draw:stroke="solid" svg:stroke-width="0.026cm" svg:stroke-color="#ffcc00" draw:stroke-linejoin="miter" draw:fill="none" draw:fill-color="#006699" draw:textarea-horizontal-align="justify" draw:textarea-vertical-align="top" draw:auto-grow-height="true" fo:min-height="0cm" fo:min-width="0cm" fo:padding-top="0.13cm" fo:padding-bottom="0.13cm" fo:padding-left="0.25cm" fo:padding-right="0.25cm" fo:wrap-option="wrap" draw:shadow-color="#969696"/>
    </style:style>
    <style:style style:name="gr14" style:family="graphic" style:parent-style-name="standard">
      <style:graphic-properties draw:stroke="none" draw:fill="solid" draw:fill-color="#ccccff" draw:textarea-horizontal-align="justify" draw:textarea-vertical-align="top" draw:auto-grow-height="true" fo:min-height="0cm" fo:min-width="0cm" fo:padding-top="0.13cm" fo:padding-bottom="0.13cm" fo:padding-left="0.25cm" fo:padding-right="0.25cm" fo:wrap-option="wrap" draw:shadow-color="#969696"/>
    </style:style>
    <style:style style:name="pr1" style:family="presentation" style:parent-style-name="lyt-darkblue-title">
      <style:graphic-properties draw:stroke="none" draw:fill="none" draw:fill-color="#006699" draw:textarea-horizontal-align="justify" draw:textarea-vertical-align="middle" draw:auto-grow-height="true" draw:auto-grow-width="false" fo:min-height="5.879cm" fo:min-width="0cm" fo:padding-top="0.13cm" fo:padding-bottom="0.13cm" fo:padding-left="0.25cm" fo:padding-right="0.25cm" fo:wrap-option="wrap" draw:shadow-color="#969696"/>
    </style:style>
    <style:style style:name="pr2" style:family="presentation" style:parent-style-name="lyt-darkblue-subtitle">
      <style:graphic-properties draw:stroke="none" draw:fill="none" draw:fill-color="#006699" draw:textarea-horizontal-align="justify" draw:textarea-vertical-align="top" draw:auto-grow-height="true" draw:auto-grow-width="false" fo:min-height="4.94cm" fo:min-width="0cm" fo:padding-top="0.13cm" fo:padding-bottom="0.13cm" fo:padding-left="0.25cm" fo:padding-right="0.25cm" fo:wrap-option="wrap" draw:shadow-color="#969696"/>
    </style:style>
    <style:style style:name="pr3" style:family="presentation" style:parent-style-name="lyt-darkblue-notes">
      <style:graphic-properties draw:stroke="none" draw:fill="none" draw:fill-color="#00cc99" draw:auto-grow-height="true" fo:min-height="10.546cm" draw:shadow-color="#808080"/>
    </style:style>
    <style:style style:name="pr4" style:family="presentation" style:parent-style-name="lyt-darkblue-title">
      <style:graphic-properties draw:stroke="none" draw:fill="none" draw:fill-color="#006699" draw:textarea-horizontal-align="justify" draw:textarea-vertical-align="middle" draw:auto-grow-height="true" draw:auto-grow-width="false" fo:min-height="2.916cm" fo:min-width="0cm" fo:padding-top="0.13cm" fo:padding-bottom="0.13cm" fo:padding-left="0.25cm" fo:padding-right="0.25cm" fo:wrap-option="wrap" draw:shadow-color="#969696"/>
    </style:style>
    <style:style style:name="pr5" style:family="presentation" style:parent-style-name="lyt-darkblue-outline1">
      <style:graphic-properties draw:stroke="none" draw:fill="none" draw:fill-color="#006699" draw:textarea-horizontal-align="justify" draw:textarea-vertical-align="top" draw:auto-grow-height="false" draw:auto-grow-width="false" fo:min-height="11.171cm" fo:min-width="0cm" fo:padding-top="0.13cm" fo:padding-bottom="0.13cm" fo:padding-left="0.25cm" fo:padding-right="0.25cm" fo:wrap-option="wrap" draw:shadow-color="#969696"/>
    </style:style>
    <style:style style:name="pr6" style:family="presentation" style:parent-style-name="lyt-darkblue-notes">
      <style:graphic-properties draw:fill-color="#ffffff" draw:auto-grow-height="true" fo:min-height="10.546cm"/>
    </style:style>
    <style:style style:name="pr7" style:family="presentation" style:parent-style-name="lyt-darkblue-title">
      <style:graphic-properties draw:stroke="none" draw:fill="none" draw:fill-color="#006699" draw:textarea-horizontal-align="justify" draw:textarea-vertical-align="middle" draw:auto-grow-height="true" draw:auto-grow-width="false" fo:min-height="1.064cm" fo:min-width="0cm" fo:padding-top="0.13cm" fo:padding-bottom="0.13cm" fo:padding-left="0.25cm" fo:padding-right="0.25cm" fo:wrap-option="wrap" draw:shadow-color="#969696"/>
    </style:style>
    <style:style style:name="pr8" style:family="presentation" style:parent-style-name="lyt-darkblue-outline1">
      <style:graphic-properties draw:stroke="none" draw:fill="none" draw:fill-color="#006699" draw:textarea-horizontal-align="justify" draw:textarea-vertical-align="top" draw:auto-grow-height="false" draw:auto-grow-width="false" fo:min-height="12.653cm" fo:min-width="0cm" fo:padding-top="0.13cm" fo:padding-bottom="0.13cm" fo:padding-left="0.25cm" fo:padding-right="0.25cm" fo:wrap-option="wrap" draw:shadow-color="#969696"/>
    </style:style>
    <style:style style:name="pr9" style:family="presentation" style:parent-style-name="lyt-darkblue-title">
      <style:graphic-properties draw:stroke="none" draw:fill="none" draw:fill-color="#006699" draw:textarea-horizontal-align="justify" draw:textarea-vertical-align="middle" draw:auto-grow-height="true" draw:auto-grow-width="false" fo:min-height="1.042cm" fo:min-width="0cm" fo:padding-top="0.13cm" fo:padding-bottom="0.13cm" fo:padding-left="0.25cm" fo:padding-right="0.25cm" fo:wrap-option="wrap" draw:shadow-color="#969696"/>
    </style:style>
    <style:style style:name="pr10" style:family="presentation" style:parent-style-name="lyt-darkblue-outline1">
      <style:graphic-properties draw:stroke="none" draw:fill="none" draw:fill-color="#006699" draw:textarea-horizontal-align="justify" draw:textarea-vertical-align="top" draw:auto-grow-height="false" draw:auto-grow-width="false" fo:min-height="13.287cm" fo:min-width="0cm" fo:padding-top="0.13cm" fo:padding-bottom="0.13cm" fo:padding-left="0.25cm" fo:padding-right="0.25cm" fo:wrap-option="wrap" draw:shadow-color="#969696"/>
    </style:style>
    <style:style style:name="pr11" style:family="presentation" style:parent-style-name="lyt-darkblue-title">
      <style:graphic-properties draw:stroke="none" draw:fill="none" draw:fill-color="#006699" draw:textarea-horizontal-align="justify" draw:textarea-vertical-align="middle" draw:auto-grow-height="true" draw:auto-grow-width="false" fo:min-height="0.843cm" fo:min-width="0cm" fo:padding-top="0.13cm" fo:padding-bottom="0.13cm" fo:padding-left="0.25cm" fo:padding-right="0.25cm" fo:wrap-option="wrap" draw:shadow-color="#969696"/>
    </style:style>
    <style:style style:name="pr12" style:family="presentation" style:parent-style-name="lyt-darkblue-outline1">
      <style:graphic-properties draw:stroke="none" draw:fill="none" draw:fill-color="#006699" draw:textarea-horizontal-align="justify" draw:textarea-vertical-align="top" draw:auto-grow-height="false" draw:auto-grow-width="false" fo:min-height="13.076cm" fo:min-width="0cm" fo:padding-top="0.13cm" fo:padding-bottom="0.13cm" fo:padding-left="0.25cm" fo:padding-right="0.25cm" fo:wrap-option="wrap" draw:shadow-color="#969696"/>
    </style:style>
    <style:style style:name="pr13" style:family="presentation" style:parent-style-name="lyt-darkblue-title">
      <style:graphic-properties draw:stroke="none" draw:fill="none" draw:fill-color="#006699" draw:textarea-horizontal-align="justify" draw:textarea-vertical-align="middle" draw:auto-grow-height="true" draw:auto-grow-width="false" fo:min-height="1.267cm" fo:min-width="0cm" fo:padding-top="0.13cm" fo:padding-bottom="0.13cm" fo:padding-left="0.25cm" fo:padding-right="0.25cm" fo:wrap-option="wrap" draw:shadow-color="#969696"/>
    </style:style>
    <style:style style:name="pr14" style:family="presentation" style:parent-style-name="lyt-darkblue-outline1">
      <style:graphic-properties draw:stroke="none" draw:fill="none" draw:fill-color="#006699" draw:textarea-horizontal-align="justify" draw:textarea-vertical-align="top" draw:auto-grow-height="false" draw:auto-grow-width="false" fo:min-height="12.829cm" fo:min-width="0cm" fo:padding-top="0.13cm" fo:padding-bottom="0.13cm" fo:padding-left="0.25cm" fo:padding-right="0.25cm" fo:wrap-option="wrap" draw:shadow-color="#969696"/>
    </style:style>
    <style:style style:name="pr15" style:family="presentation" style:parent-style-name="lyt-darkblue-notes">
      <style:graphic-properties draw:stroke="solid" svg:stroke-width="0.026cm" svg:stroke-color="#000000" draw:stroke-linejoin="miter" draw:fill="solid" draw:fill-color="#ffffff" draw:textarea-horizontal-align="justify" draw:textarea-vertical-align="top" draw:auto-grow-height="true" draw:auto-grow-width="false" fo:min-height="20.885cm" fo:min-width="0cm" fo:padding-top="0.13cm" fo:padding-bottom="0.13cm" fo:padding-left="0.25cm" fo:padding-right="0.25cm" fo:wrap-option="wrap"/>
    </style:style>
    <style:style style:name="pr16" style:family="presentation" style:parent-style-name="lyt-darkblue-notes">
      <style:graphic-properties draw:stroke="none" draw:fill="none" draw:fill-color="#00cc99" draw:textarea-horizontal-align="justify" draw:textarea-vertical-align="top" draw:auto-grow-height="true" draw:auto-grow-width="false" fo:min-height="23.775cm" fo:min-width="0cm" fo:padding-top="0.13cm" fo:padding-bottom="0.13cm" fo:padding-left="0.25cm" fo:padding-right="0.25cm" fo:wrap-option="wrap" draw:shadow-color="#808080"/>
    </style:style>
    <style:style style:name="pr17" style:family="presentation" style:parent-style-name="lyt-darkblue-title">
      <style:graphic-properties draw:stroke="none" draw:fill="none" draw:fill-color="#006699" draw:textarea-horizontal-align="justify" draw:textarea-vertical-align="middle" draw:auto-grow-height="true" draw:auto-grow-width="false" fo:min-height="0.848cm" fo:min-width="0cm" fo:padding-top="0.13cm" fo:padding-bottom="0.13cm" fo:padding-left="0.25cm" fo:padding-right="0.25cm" fo:wrap-option="wrap" draw:shadow-color="#969696"/>
    </style:style>
    <style:style style:name="pr18" style:family="presentation" style:parent-style-name="lyt-darkblue-outline1" style:list-style-name="L3">
      <style:graphic-properties draw:stroke="none" draw:fill="none" draw:fill-color="#003399" draw:opacity="100%" draw:textarea-horizontal-align="justify" draw:textarea-vertical-align="top" draw:auto-grow-height="false" draw:auto-grow-width="false" fo:min-height="17.667cm" fo:min-width="0cm" fo:padding-top="0.13cm" fo:padding-bottom="0.13cm" fo:padding-left="0.25cm" fo:padding-right="0.25cm" fo:wrap-option="wrap" draw:shadow-color="#969696"/>
    </style:style>
    <style:style style:name="pr19" style:family="presentation" style:parent-style-name="lyt-darkblue-outline1">
      <style:graphic-properties draw:stroke="none" draw:fill="none" draw:fill-color="#006699" draw:textarea-horizontal-align="justify" draw:textarea-vertical-align="top" draw:auto-grow-height="false" draw:auto-grow-width="false" fo:min-height="12.229cm" fo:min-width="0cm" fo:padding-top="0.13cm" fo:padding-bottom="0.13cm" fo:padding-left="0.25cm" fo:padding-right="0.25cm" fo:wrap-option="wrap" draw:shadow-color="#969696"/>
    </style:style>
    <style:style style:name="pr20" style:family="presentation" style:parent-style-name="lyt-darkblue-notes">
      <style:graphic-properties draw:stroke="none" draw:fill="none" draw:fill-color="#00cc99" draw:textarea-horizontal-align="justify" draw:textarea-vertical-align="top" draw:auto-grow-height="true" draw:auto-grow-width="false" fo:min-height="12.088cm" fo:min-width="0cm" fo:padding-top="0.13cm" fo:padding-bottom="0.13cm" fo:padding-left="0.25cm" fo:padding-right="0.25cm" fo:wrap-option="wrap" draw:shadow-color="#808080"/>
    </style:style>
    <style:style style:name="pr21" style:family="presentation" style:parent-style-name="lyt-darkblue-title">
      <style:graphic-properties draw:stroke="none" draw:fill="none" draw:fill-color="#006699" draw:textarea-horizontal-align="justify" draw:textarea-vertical-align="middle" draw:auto-grow-height="true" draw:auto-grow-width="false" fo:min-height="1.664cm" fo:min-width="0cm" fo:padding-top="0.13cm" fo:padding-bottom="0.13cm" fo:padding-left="0.25cm" fo:padding-right="0.25cm" fo:wrap-option="wrap" draw:shadow-color="#969696"/>
    </style:style>
    <style:style style:name="pr22" style:family="presentation" style:parent-style-name="lyt-darkblue-outline1">
      <style:graphic-properties draw:stroke="none" draw:fill="none" draw:fill-color="#006699" draw:textarea-horizontal-align="justify" draw:textarea-vertical-align="top" draw:auto-grow-height="false" draw:auto-grow-width="false" fo:min-height="13.949cm" fo:min-width="0cm" fo:padding-top="0.13cm" fo:padding-bottom="0.13cm" fo:padding-left="0.25cm" fo:padding-right="0.25cm" fo:wrap-option="wrap" draw:shadow-color="#969696"/>
    </style:style>
    <style:style style:name="pr23" style:family="presentation" style:parent-style-name="lyt-darkblue-outline1" style:list-style-name="L3">
      <style:graphic-properties draw:stroke="none" draw:fill="none" draw:fill-color="#003399" draw:opacity="100%" draw:textarea-horizontal-align="justify" draw:textarea-vertical-align="top" draw:auto-grow-height="false" draw:auto-grow-width="false" fo:min-height="18.791cm" fo:min-width="0cm" fo:padding-top="0.13cm" fo:padding-bottom="0.13cm" fo:padding-left="0.25cm" fo:padding-right="0.25cm" fo:wrap-option="wrap" draw:shadow-color="#969696"/>
    </style:style>
    <style:style style:name="pr24" style:family="presentation" style:parent-style-name="lyt-darkblue-title">
      <style:graphic-properties draw:stroke="none" draw:fill="none" draw:fill-color="#006699" draw:textarea-horizontal-align="justify" draw:textarea-vertical-align="middle" draw:auto-grow-height="true" draw:auto-grow-width="false" fo:min-height="2.07cm" fo:min-width="0cm" fo:padding-top="0.13cm" fo:padding-bottom="0.13cm" fo:padding-left="0.25cm" fo:padding-right="0.25cm" fo:wrap-option="wrap" draw:shadow-color="#969696"/>
    </style:style>
    <style:style style:name="pr25" style:family="presentation" style:parent-style-name="lyt-darkblue-outline1">
      <style:graphic-properties draw:stroke="none" draw:fill="none" draw:fill-color="#006699" draw:textarea-horizontal-align="justify" draw:textarea-vertical-align="top" draw:auto-grow-height="false" draw:auto-grow-width="false" fo:min-height="14.945cm" fo:min-width="0cm" fo:padding-top="0.13cm" fo:padding-bottom="0.13cm" fo:padding-left="0.25cm" fo:padding-right="0.25cm" fo:wrap-option="wrap" draw:shadow-color="#969696"/>
    </style:style>
    <style:style style:name="pr26" style:family="presentation" style:parent-style-name="lyt-darkblue-title">
      <style:graphic-properties draw:stroke="none" draw:fill="none" draw:fill-color="#006699" draw:textarea-horizontal-align="justify" draw:textarea-vertical-align="middle" draw:auto-grow-height="true" draw:auto-grow-width="false" fo:min-height="1.465cm" fo:min-width="0cm" fo:padding-top="0.13cm" fo:padding-bottom="0.13cm" fo:padding-left="0.25cm" fo:padding-right="0.25cm" fo:wrap-option="wrap" draw:shadow-color="#969696"/>
    </style:style>
    <style:style style:name="pr27" style:family="presentation" style:parent-style-name="lyt-darkblue-outline1">
      <style:graphic-properties draw:stroke="none" draw:fill="none" draw:fill-color="#006699" draw:textarea-horizontal-align="justify" draw:textarea-vertical-align="top" draw:auto-grow-height="false" draw:auto-grow-width="false" fo:min-height="13.75cm" fo:min-width="0cm" fo:padding-top="0.13cm" fo:padding-bottom="0.13cm" fo:padding-left="0.25cm" fo:padding-right="0.25cm" fo:wrap-option="wrap" draw:shadow-color="#969696"/>
    </style:style>
    <style:style style:name="co1" style:family="table-column">
      <style:table-column-properties style:column-width="3.207cm" style:use-optimal-column-width="false"/>
    </style:style>
    <style:style style:name="co2" style:family="table-column">
      <style:table-column-properties style:column-width="7.09cm" style:use-optimal-column-width="false"/>
    </style:style>
    <style:style style:name="co3" style:family="table-column">
      <style:table-column-properties style:column-width="5.666cm" style:use-optimal-column-width="false"/>
    </style:style>
    <style:style style:name="co4" style:family="table-column">
      <style:table-column-properties style:column-width="3.794cm" style:use-optimal-column-width="false"/>
    </style:style>
    <style:style style:name="co5" style:family="table-column">
      <style:table-column-properties style:column-width="7.375cm" style:use-optimal-column-width="false"/>
    </style:style>
    <style:style style:name="co6" style:family="table-column">
      <style:table-column-properties style:column-width="5.481cm" style:use-optimal-column-width="false"/>
    </style:style>
    <style:style style:name="ro1" style:family="table-row">
      <style:table-row-properties style:row-height="0.799cm"/>
    </style:style>
    <style:style style:name="ro2" style:family="table-row">
      <style:table-row-properties style:row-height="1.597cm"/>
    </style:style>
    <style:style style:name="ro3" style:family="table-row">
      <style:table-row-properties style:row-height="2.396cm"/>
    </style:style>
    <style:style style:name="ro4" style:family="table-row">
      <style:table-row-properties style:row-height="0.961cm"/>
    </style:style>
    <style:style style:name="ro5" style:family="table-row">
      <style:table-row-properties style:row-height="1.605cm"/>
    </style:style>
    <style:style style:name="ro6" style:family="table-row">
      <style:table-row-properties style:row-height="1.346cm"/>
    </style:style>
    <style:style style:name="ro7" style:family="table-row">
      <style:table-row-properties style:row-height="3.318cm"/>
    </style:style>
    <style:style style:name="ro8" style:family="table-row">
      <style:table-row-properties style:row-height="2.474cm"/>
    </style:style>
    <style:style style:name="ce1" style:family="table-cell">
      <style:graphic-properties style:repeat="repeat"/>
      <style:text-properties fo:color="#333333"/>
    </style:style>
    <style:style style:name="ce2" style:family="table-cell">
      <style:graphic-properties draw:fill="solid" draw:fill-color="#000000" style:repeat="repeat"/>
    </style:style>
    <style:style style:name="ce3" style:family="table-cell">
      <style:graphic-properties style:repeat="repeat"/>
    </style:style>
    <style:style style:name="ce4" style:family="table-cell">
      <style:graphic-properties style:repeat="repeat"/>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style>
    <style:style style:name="P1" style:family="paragraph">
      <style:paragraph-properties fo:margin-left="0cm" fo:margin-right="0cm" fo:text-indent="0cm"/>
    </style:style>
    <style:style style:name="P2" style:family="paragraph">
      <style:paragraph-properties style:writing-mode="lr-tb" style:font-independent-line-spacing="true"/>
      <style:text-properties fo:color="#ff3333"/>
    </style:style>
    <style:style style:name="P3" style:family="paragraph">
      <style:paragraph-properties fo:margin-left="0cm" fo:margin-right="0cm" fo:margin-top="0.176cm" fo:margin-bottom="0cm" fo:text-indent="0cm"/>
    </style:style>
    <style:style style:name="P4" style:family="paragraph">
      <style:paragraph-properties style:writing-mode="lr-tb" style:font-independent-line-spacing="true"/>
    </style:style>
    <style:style style:name="P5" style:family="paragraph">
      <style:paragraph-properties style:writing-mode="lr-tb" style:font-independent-line-spacing="true"/>
      <style:text-properties fo:color="#ff6600"/>
    </style:style>
    <style:style style:name="P6" style:family="paragraph">
      <style:paragraph-properties fo:margin-left="0.952cm" fo:margin-right="0cm" fo:margin-top="0.282cm" fo:margin-bottom="0cm" fo:text-indent="-0.952cm"/>
    </style:style>
    <style:style style:name="P7" style:family="paragraph">
      <style:paragraph-properties fo:margin-left="0.952cm" fo:margin-right="0cm" fo:margin-top="0.176cm" fo:margin-bottom="0cm" fo:text-indent="-0.952cm"/>
    </style:style>
    <style:style style:name="P8"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44cm" fo:margin-bottom="0cm" fo:text-align="center" fo:text-indent="0cm"/>
    </style:style>
    <style:style style:name="P11" style:family="paragraph">
      <style:paragraph-properties fo:margin-left="0cm" fo:margin-right="0cm" fo:margin-top="0.44cm" fo:margin-bottom="0cm" fo:text-indent="0cm"/>
    </style:style>
    <style:style style:name="P12" style:family="paragraph">
      <style:paragraph-properties fo:margin-left="0cm" fo:margin-right="0cm" fo:margin-top="0.44cm" fo:margin-bottom="0cm" fo:text-indent="0cm" style:writing-mode="lr-tb" style:font-independent-line-spacing="true"/>
    </style:style>
    <style:style style:name="P13" style:family="paragraph">
      <style:paragraph-properties fo:margin-left="1.693cm" fo:margin-right="0cm" fo:margin-top="0.176cm" fo:margin-bottom="0cm" fo:text-indent="-1.693cm"/>
    </style:style>
    <style:style style:name="P14" style:family="paragraph">
      <style:paragraph-properties fo:margin-left="0cm" fo:margin-right="0cm" fo:margin-top="0.476cm" fo:margin-bottom="0cm" fo:text-indent="0cm"/>
    </style:style>
    <style:style style:name="P15" style:family="paragraph">
      <style:paragraph-properties fo:margin-left="0cm" fo:margin-right="0cm" fo:text-indent="0cm" style:writing-mode="lr-tb" style:font-independent-line-spacing="true"/>
    </style:style>
    <style:style style:name="P16"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1.27cm" fo:margin-right="0cm" fo:margin-top="0cm" fo:margin-bottom="0cm" fo:line-height="100%" fo:text-align="start" fo:text-indent="0cm" style:punctuation-wrap="simple" style:line-break="normal" style:writing-mode="lr-tb"/>
    </style:style>
    <style:style style:name="P19" style:family="paragraph">
      <style:paragraph-properties fo:margin-left="0cm" fo:margin-right="0cm" fo:margin-top="0cm" fo:margin-bottom="0cm" fo:line-height="100%" fo:text-align="start" fo:text-indent="0cm" style:punctuation-wrap="simple" style:line-break="normal" style:writing-mode="lr-tb"/>
    </style:style>
    <style:style style:name="P20" style:family="paragraph">
      <style:paragraph-properties fo:margin-left="0cm" fo:margin-right="0cm" fo:text-align="center" fo:text-indent="0cm"/>
    </style:style>
    <style:style style:name="P21" style:family="paragraph">
      <style:paragraph-properties fo:text-align="center" style:writing-mode="lr-tb"/>
    </style:style>
    <style:style style:name="P22" style:family="paragraph">
      <style:paragraph-properties fo:margin-left="0cm" fo:margin-right="0cm" fo:margin-top="0.396cm" fo:margin-bottom="0cm" fo:text-indent="0cm"/>
    </style:style>
    <style:style style:name="P23" style:family="paragraph">
      <style:paragraph-properties fo:margin-left="0.952cm" fo:margin-right="0cm" fo:margin-top="0cm" fo:margin-bottom="0cm" fo:line-height="80%" fo:text-indent="-0.952cm"/>
    </style:style>
    <style:style style:name="P24" style:family="paragraph">
      <style:text-properties fo:color="#333333"/>
    </style:style>
    <style:style style:name="P25" style:family="paragraph">
      <style:paragraph-properties fo:margin-left="0cm" fo:margin-right="0cm" fo:margin-top="0.158cm" fo:margin-bottom="0cm" fo:text-indent="0cm"/>
    </style:style>
    <style:style style:name="P26" style:family="paragraph">
      <style:paragraph-properties fo:margin-left="0.952cm" fo:margin-right="0cm" fo:margin-top="0.158cm" fo:margin-bottom="0cm" fo:line-height="80%" fo:text-indent="-0.952cm"/>
    </style:style>
    <style:style style:name="P27" style:family="paragraph">
      <style:paragraph-properties fo:margin-left="0.952cm" fo:margin-right="0cm" fo:margin-top="0.158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8"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952cm" fo:margin-right="0cm" fo:margin-top="0.176cm" fo:margin-bottom="0cm" fo:line-height="80%" fo:text-indent="-0.952cm"/>
    </style:style>
    <style:style style:name="P30" style:family="paragraph">
      <style:paragraph-properties fo:margin-left="0.952cm" fo:margin-right="0cm" fo:margin-top="0.17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176cm" fo:margin-bottom="0cm" fo:line-height="80%" fo:text-indent="-0.952cm" style:writing-mode="lr-tb" style:font-independent-line-spacing="true"/>
    </style:style>
    <style:style style:name="P32" style:family="paragraph">
      <style:paragraph-properties fo:margin-left="0cm" fo:margin-right="0cm" fo:margin-top="0.176cm" fo:margin-bottom="0cm" fo:line-height="80%" fo:text-indent="0cm"/>
    </style:style>
    <style:style style:name="P33" style:family="paragraph">
      <style:paragraph-properties fo:margin-left="0cm" fo:margin-right="0cm" fo:margin-top="0.529cm" fo:margin-bottom="0cm" fo:text-indent="0cm"/>
    </style:style>
    <style:style style:name="P34" style:family="paragraph">
      <style:paragraph-properties fo:margin-left="0cm" fo:margin-right="0cm" fo:margin-top="0.238cm" fo:margin-bottom="0cm" fo:line-height="80%" fo:text-indent="0cm"/>
    </style:style>
    <style:style style:name="P35" style:family="paragraph">
      <style:paragraph-properties fo:margin-left="0cm" fo:margin-right="0cm" fo:margin-top="0.617cm" fo:margin-bottom="0cm" fo:text-indent="0cm"/>
    </style:style>
    <style:style style:name="P36" style:family="paragraph">
      <style:paragraph-properties fo:margin-left="0.952cm" fo:margin-right="0cm" fo:margin-top="0.176cm" fo:margin-bottom="0cm" fo:line-height="90%" fo:text-indent="-0.952cm"/>
    </style:style>
    <style:style style:name="P37" style:family="paragraph">
      <style:paragraph-properties fo:margin-left="0.952cm" fo:margin-right="0cm" fo:margin-top="0.17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617cm" fo:margin-bottom="0cm" fo:text-indent="0cm" style:writing-mode="lr-tb" style:font-independent-line-spacing="true"/>
    </style:style>
    <style:style style:name="T1" style:family="text">
      <style:text-properties fo:color="#ff3333"/>
    </style:style>
    <style:style style:name="T2" style:family="text">
      <style:text-properties fo:font-size="20pt" style:font-size-asian="20pt" style:font-size-complex="20pt"/>
    </style:style>
    <style:style style:name="T3" style:family="text">
      <style:text-properties fo:color="#ff6600"/>
    </style:style>
    <style:style style:name="T4" style:family="text">
      <style:text-properties fo:color="#99ccff"/>
    </style:style>
    <style:style style:name="T5" style:family="text">
      <style:text-properties fo:font-size="18pt" style:font-size-asian="18pt" style:font-size-complex="18pt"/>
    </style:style>
    <style:style style:name="T6" style:family="text">
      <style:text-properties fo:font-size="20pt" fo:font-weight="bold" style:font-size-asian="20pt" style:font-weight-asian="bold" style:font-size-complex="20pt" style:font-weight-complex="bold"/>
    </style:style>
    <style:style style:name="T7" style:family="text">
      <style:text-properties fo:color="#ffcc00" fo:font-size="20pt" fo:font-weight="bold" style:font-size-asian="20pt" style:font-weight-asian="bold" style:font-size-complex="20pt" style:font-weight-complex="bold"/>
    </style:style>
    <style:style style:name="T8" style:family="text">
      <style:text-properties fo:color="#ffcc00" fo:font-size="20pt" style:font-size-asian="20pt" style:font-size-complex="20pt"/>
    </style:style>
    <style:style style:name="T9" style:family="text">
      <style:text-properties fo:font-size="20pt" fo:language="fr" fo:country="FR" style:font-size-asian="20pt" style:font-size-complex="20pt"/>
    </style:style>
    <style:style style:name="T10" style:family="text">
      <style:text-properties fo:font-size="20pt" fo:language="fr" fo:country="FR" fo:font-weight="bold" style:font-size-asian="20pt" style:font-weight-asian="bold" style:font-size-complex="20pt" style:font-weight-complex="bold"/>
    </style:style>
    <style:style style:name="T11" style:family="text">
      <style:text-properties fo:color="#ffcc00" fo:font-size="20pt" fo:language="fr" fo:country="FR" fo:font-weight="bold" style:font-size-asian="20pt" style:font-weight-asian="bold" style:font-size-complex="20pt" style:font-weight-complex="bold"/>
    </style:style>
    <style:style style:name="T12" style:family="text">
      <style:text-properties fo:color="#ffcc00" fo:font-size="20pt" fo:language="fr" fo:country="FR" style:font-size-asian="20pt" style:font-size-complex="20pt"/>
    </style:style>
    <style:style style:name="T13" style:family="text">
      <style:text-properties fo:font-size="54pt" style:font-size-asian="54pt" style:font-size-complex="54pt"/>
    </style:style>
    <style:style style:name="T14" style:family="text">
      <style:text-properties fo:color="#ffff00" fo:font-size="20pt" fo:language="fr" fo:country="FR" style:font-size-asian="20pt" style:font-size-complex="20pt"/>
    </style:style>
    <style:style style:name="T15" style:family="text">
      <style:text-properties fo:color="#ffff00" fo:font-size="20pt" fo:language="fr" fo:country="FR" fo:font-weight="bold" style:font-size-asian="20pt" style:font-weight-asian="bold" style:font-size-complex="20pt" style:font-weight-complex="bold"/>
    </style:style>
    <style:style style:name="T16" style:family="text">
      <style:text-properties fo:color="#ffff00" fo:font-size="20pt" fo:language="fr" fo:country="FR" fo:font-style="italic" style:font-size-asian="20pt" style:font-style-asian="italic" style:font-size-complex="20pt" style:font-style-complex="italic"/>
    </style:style>
    <style:style style:name="T17" style:family="text">
      <style:text-properties fo:color="#ffcc00" style:text-line-through-style="none" style:text-position="0% 100%" fo:font-family="'Times New Roman'" style:font-family-generic="roman" style:font-pitch="variable" fo:font-size="20pt" fo:language="fr" fo:country="FR"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8" style:family="text">
      <style:text-properties fo:color="#ffcc00" style:text-line-through-style="none" style:text-position="0% 100%" fo:font-family="'Times New Roman'" style:font-family-generic="roman" style:font-pitch="variable" fo:font-size="28pt" fo:language="fr" fo:country="FR"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19" style:family="text">
      <style:text-properties fo:color="#ffff00" style:text-line-through-style="none" style:text-position="0% 100%" fo:font-family="'Times New Roman'" style:font-family-generic="roman" style:font-pitch="variable" fo:font-size="20pt" fo:language="fr" fo:country="FR"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0" style:family="text">
      <style:text-properties fo:color="#ffcc00" fo:font-size="28pt" fo:language="fr" fo:country="FR" style:font-size-asian="28pt" style:font-size-complex="28pt"/>
    </style:style>
    <style:style style:name="T21" style:family="text">
      <style:text-properties fo:color="#ff6600" fo:font-size="20pt" style:font-size-asian="20pt" style:font-size-complex="20pt"/>
    </style:style>
    <style:style style:name="T22" style:family="text">
      <style:text-properties fo:color="#ffff00" fo:font-size="28pt" style:font-size-asian="28pt" style:font-size-complex="28pt"/>
    </style:style>
    <style:style style:name="T23" style:family="text">
      <style:text-properties fo:color="#ffcc00" fo:font-size="18pt" style:font-size-asian="18pt" style:font-size-complex="18pt"/>
    </style:style>
    <style:style style:name="T24" style:family="text">
      <style:text-properties fo:color="#ffcc00" fo:font-size="18pt" fo:font-weight="bold" style:font-size-asian="18pt" style:font-weight-asian="bold" style:font-size-complex="18pt" style:font-weight-complex="bold"/>
    </style:style>
    <style:style style:name="T25" style:family="text">
      <style:text-properties fo:color="#333333"/>
    </style:style>
    <style:style style:name="T26" style:family="text">
      <style:text-properties fo:language="fr" fo:country="FR"/>
    </style:style>
    <style:style style:name="T27" style:family="text">
      <style:text-properties fo:language="fr" fo:country="FR" fo:font-weight="bold" style:font-weight-asian="bold" style:font-weight-complex="bold"/>
    </style:style>
    <style:style style:name="T28" style:family="text">
      <style:text-properties fo:font-size="18pt" fo:language="fr" fo:country="FR" style:font-size-asian="18pt" style:font-size-complex="18pt"/>
    </style:style>
    <style:style style:name="T29" style:family="text">
      <style:text-properties fo:color="#333333" style:text-outline="false" style:text-line-through-style="none" style:text-position="0% 100%" fo:font-family="arial" style:font-style-name="Normal" style:font-family-generic="swiss" fo:font-size="20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30" style:family="text">
      <style:text-properties fo:color="#000000" fo:font-size="16pt" fo:language="fr" fo:country="FR" fo:font-weight="bold" style:font-size-asian="16pt" style:font-weight-asian="bold" style:font-size-complex="16pt" style:font-weight-complex="bold"/>
    </style:style>
    <style:style style:name="T31" style:family="text">
      <style:text-properties fo:color="#000000" fo:font-size="16pt" fo:language="fr" fo:country="FR" style:font-size-asian="16pt" style:font-size-complex="16pt"/>
    </style:style>
    <style:style style:name="T32" style:family="text">
      <style:text-properties fo:color="#000000" fo:font-size="18pt" fo:language="fr" fo:country="FR" fo:font-weight="bold" style:font-size-asian="18pt" style:font-weight-asian="bold" style:font-size-complex="18pt" style:font-weight-complex="bold"/>
    </style:style>
    <style:style style:name="T33" style:family="text">
      <style:text-properties fo:color="#3333cc" fo:font-size="20pt" style:font-size-asian="20pt" style:font-size-complex="20pt"/>
    </style:style>
    <style:style style:name="T34" style:family="text">
      <style:text-properties fo:color="#ffcc00" fo:font-size="14pt" fo:font-weight="bold" style:font-size-asian="14pt" style:font-weight-asian="bold" style:font-size-complex="14pt" style:font-weight-complex="bold"/>
    </style:style>
    <style:style style:name="T35" style:family="text">
      <style:text-properties fo:color="#ffcc00" fo:font-size="20pt" fo:font-weight="normal" style:font-size-asian="20pt" style:font-weight-asian="normal" style:font-size-complex="20pt" style:font-weight-complex="normal"/>
    </style:style>
    <style:style style:name="T36" style:family="text">
      <style:text-properties fo:font-size="14pt" style:font-size-asian="14pt" style:font-size-complex="14pt"/>
    </style:style>
    <style:style style:name="T37" style:family="text">
      <style:text-properties fo:color="#ffcc00" fo:font-size="18pt" fo:language="fr" fo:country="FR" style:font-size-asian="18pt" style:font-size-complex="18pt"/>
    </style:style>
    <style:style style:name="T38" style:family="text">
      <style:text-properties fo:color="#ffcc00" fo:font-size="18pt" fo:language="fr" fo:country="FR" fo:font-weight="bold" style:font-size-asian="18pt" style:font-weight-asian="bold" style:font-size-complex="18pt" style:font-weight-complex="bold"/>
    </style:style>
    <style:style style:name="T39" style:family="text">
      <style:text-properties fo:color="#ffcc00" fo:font-size="20pt" fo:language="fr" fo:country="FR" style:text-underline-style="solid" style:text-underline-width="auto" style:text-underline-color="font-color" style:font-size-asian="20pt" style:font-size-complex="20pt"/>
    </style:style>
    <style:style style:name="T40" style:family="text">
      <style:text-properties style:text-position="30% 58%" fo:font-size="20pt" fo:language="fr" fo:country="FR" style:font-size-asian="20pt" style:font-size-complex="20pt"/>
    </style:style>
    <style:style style:name="T41" style:family="text">
      <style:text-properties fo:color="#ffcc00"/>
    </style:style>
    <style:style style:name="T42" style:family="text">
      <style:text-properties fo:font-size="18pt" fo:font-weight="bold" style:font-size-asian="18pt" style:font-weight-asian="bold" style:font-size-complex="18pt" style:font-weight-complex="bold"/>
    </style:style>
    <style:style style:name="T4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4" style:family="text">
      <style:text-properties fo:color="#ffcc00" fo:font-size="28pt" style:font-size-asian="28pt" style:font-size-complex="28pt"/>
    </style:style>
    <style:style style:name="T45" style:family="text">
      <style:text-properties fo:color="#000000" fo:font-size="20pt" fo:font-weight="bold" style:font-size-asian="20pt" style:font-weight-asian="bold" style:font-size-complex="20pt" style:font-weight-complex="bold"/>
    </style:style>
    <style:style style:name="T46" style:family="text">
      <style:text-properties fo:color="#000000" fo:font-size="20pt" style:font-size-asian="20pt" style:font-size-complex="20pt"/>
    </style:style>
    <style:style style:name="T47" style:family="text">
      <style:text-properties fo:color="#000000" fo:font-size="28pt" fo:font-weight="bold" style:font-size-asian="28pt" style:font-weight-asian="bold" style:font-size-complex="28pt" style:font-weight-complex="bold"/>
    </style:style>
    <style:style style:name="T48" style:family="text">
      <style:text-properties fo:color="#000000" fo:font-size="28pt" style:font-size-asian="28pt" style:font-size-complex="28pt"/>
    </style:style>
    <style:style style:name="T49" style:family="text">
      <style:text-properties fo:font-size="20pt" style:text-underline-style="solid" style:text-underline-width="auto" style:text-underline-color="font-color" style:font-size-asian="20pt" style:font-size-complex="20pt"/>
    </style:style>
    <style:style style:name="T50" style:family="text">
      <style:text-properties fo:color="#ffcc00" fo:font-size="16pt" fo:font-weight="bold" style:font-size-asian="16pt" style:font-weight-asian="bold" style:font-size-complex="16pt" style:font-weight-complex="bold"/>
    </style:style>
    <style:style style:name="T51" style:family="text">
      <style:text-properties fo:font-size="16pt" style:font-size-asian="16pt" style:font-size-complex="16pt"/>
    </style:style>
    <style:style style:name="T52" style:family="text">
      <style:text-properties fo:color="#ffcc00" fo:font-size="16pt" fo:language="fr" fo:country="FR" fo:font-weight="bold" style:font-size-asian="16pt" style:font-weight-asian="bold" style:font-size-complex="16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00" fo:font-size="100%"/>
      </text:list-level-style-number>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text:list-style style:name="L4">
      <text:list-level-style-number text:level="1" style:num-format="">
        <style:list-level-properties/>
        <style:text-properties fo:color="#99ccff" fo:font-size="100%"/>
      </text:list-level-style-number>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text:list-style style:name="L5">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cc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7">
      <text:list-level-style-number text:level="1" style:num-format="">
        <style:list-level-properties/>
        <style:text-properties fo:color="#ffcc00" fo:font-size="100%"/>
      </text:list-level-style-number>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text:list-style style:name="L8">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9">
      <text:list-level-style-bullet text:level="1" text:bullet-char="•">
        <style:list-level-properties/>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10">
      <text:list-level-style-bullet text:level="1" text:bullet-char="-">
        <style:list-level-properties/>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11">
      <text:list-level-style-bullet text:level="1" text:bullet-char="•">
        <style:list-level-properties/>
        <style:text-properties fo:font-family="'Times New Roman'" style:font-family-generic="roman" style:font-pitch="variable" fo:color="#ffff00" fo:font-size="100%"/>
      </text:list-level-style-bullet>
      <text:list-level-style-number text:level="2" style:num-format="">
        <style:list-level-properties/>
        <style:text-properties fo:color="#ffcc00" fo:font-size="100%"/>
      </text:list-level-style-number>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12">
      <text:list-level-style-bullet text:level="1" text:bullet-char="•">
        <style:list-level-properties/>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1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L15">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office:automatic-styles>
  <office:body>
    <office:presentation>
      <presentation:footer-decl presentation:name="ftr1">Cours Orienté Objet - ESTACA -1ère Année - Cycle Ingénieur</presentation:footer-decl>
      <presentation:date-time-decl presentation:name="dtd1" presentation:source="fixed">1999-2000</presentation:date-time-decl>
      <draw:page draw:name="page1" draw:style-name="dp1" draw:master-page-name="lyt-darkblue" presentation:presentation-page-layout-name="AL1T0" presentation:use-footer-name="ftr1" presentation:use-date-time-name="dtd1">
        <office:forms form:automatic-focus="false" form:apply-design-mode="false"/>
        <draw:frame presentation:style-name="pr1" draw:text-style-name="P2" draw:layer="layout" svg:width="21.59cm" svg:height="6.139cm" svg:x="1.905cm" svg:y="3.387cm" presentation:class="title" presentation:user-transformed="true">
          <draw:text-box>
            <text:list text:style-name="L1">
              <text:list-header>
                <text:p text:style-name="P1"><text:span text:style-name="T1">Algorithmique et Programmation :</text:span><text:span text:style-name="T1"><text:line-break/></text:span><text:span text:style-name="T1"> Les variables</text:span></text:p>
              </text:list-header>
            </text:list>
          </draw:text-box>
        </draw:frame>
        <draw:frame presentation:style-name="pr2" draw:text-style-name="P4" draw:layer="layout" svg:width="17.78cm" svg:height="6.047cm" svg:x="4cm" svg:y="10.8cm">
          <draw:text-box>
            <text:list text:style-name="L2">
              <text:list-header>
                <text:p text:style-name="P3"><text:span text:style-name="T2">BTS SIO</text:span></text:p>
                <text:p text:style-name="P3"><text:span text:style-name="T2"><text:s/></text:span></text:p>
                <text:p text:style-name="P3"><text:span text:style-name="T2">E. CLERMONT (modifs V. Verdon et A.Escriva)</text:span></text:p>
                <text:p text:style-name="P3"><text:span text:style-name="T2">2020-2021</text:span></text:p>
                <text:p text:style-name="P3"><text:span text:style-name="T2"/></text:p>
              </text:list-header>
            </text:list>
          </draw:text-box>
        </draw:frame>
        <presentation:notes draw:style-name="dp2">
          <draw:page-thumbnail draw:style-name="gr1" draw:layer="layout" svg:width="13.723cm" svg:height="10.293cm" svg:x="2.522cm" svg:y="2.059cm" draw:page-number="1" presentation:class="page"/>
          <draw:frame presentation:style-name="pr3" draw:layer="layout" svg:width="12.975cm" svg:height="10.546cm" svg:x="2.904cm" svg:y="13.059cm" presentation:class="notes" presentation:placeholder="true">
            <draw:text-box/>
          </draw:frame>
        </presentation:notes>
      </draw:page>
      <draw:page draw:name="page2" draw:style-name="dp1" draw:master-page-name="lyt-darkblue" presentation:presentation-page-layout-name="AL2T1" presentation:use-footer-name="ftr1" presentation:use-date-time-name="dtd1">
        <office:forms form:automatic-focus="false" form:apply-design-mode="false"/>
        <draw:frame presentation:style-name="pr4" draw:text-style-name="P5" draw:layer="layout" svg:width="21.59cm" svg:height="3.176cm" svg:x="1.905cm" svg:y="1.692cm" presentation:class="title" presentation:user-transformed="true">
          <draw:text-box>
            <text:list text:style-name="L1">
              <text:list-header>
                <text:p text:style-name="P1"><text:span text:style-name="T3">Sommaire</text:span></text:p>
              </text:list-header>
            </text:list>
          </draw:text-box>
        </draw:frame>
        <draw:frame presentation:style-name="pr5" draw:text-style-name="P4" draw:layer="layout" svg:width="21.59cm" svg:height="11.43cm" svg:x="1.905cm" svg:y="5.503cm" presentation:class="outline" presentation:user-transformed="true">
          <draw:text-box>
            <text:list text:style-name="L3">
              <text:list-header>
                <text:p text:style-name="P6">1- Présentation des variables</text:p>
              </text:list-header>
            </text:list>
            <text:list text:style-name="L4">
              <text:list-header>
                <text:p text:style-name="P6"><text:span text:style-name="T4">2- Déclaration des variables</text:span></text:p>
                <text:p text:style-name="P6"><text:span text:style-name="T4">3- Affectation des variables</text:span></text:p>
              </text:list-header>
            </text:list>
          </draw:text-box>
        </draw:frame>
        <presentation:notes draw:style-name="dp3">
          <draw:page-thumbnail draw:style-name="gr1" draw:layer="layout" svg:width="12.25cm" svg:height="9.5cm" svg:x="3.259cm" svg:y="2.636cm" draw:page-number="2" presentation:class="page"/>
          <draw:frame presentation:style-name="pr6" draw:layer="layout" svg:width="12.975cm" svg:height="10.546cm" svg:x="2.904cm" svg:y="13.059cm" presentation:class="notes" presentation:placeholder="true">
            <draw:text-box/>
          </draw:frame>
        </presentation:notes>
      </draw:page>
      <draw:page draw:name="page3" draw:style-name="dp1" draw:master-page-name="lyt-darkblue" presentation:presentation-page-layout-name="AL2T1" presentation:use-footer-name="ftr1" presentation:use-date-time-name="dtd1">
        <office:forms form:automatic-focus="false" form:apply-design-mode="false"/>
        <draw:frame presentation:style-name="pr7" draw:text-style-name="P4" draw:layer="layout" svg:width="21.59cm" svg:height="1.324cm" svg:x="1.905cm" svg:y="-0.001cm" presentation:class="title" presentation:user-transformed="true">
          <draw:text-box>
            <text:list text:style-name="L1">
              <text:list-header>
                <text:p text:style-name="P1"><text:span text:style-name="T5">1- Présentation des variables</text:span></text:p>
              </text:list-header>
            </text:list>
          </draw:text-box>
        </draw:frame>
        <draw:frame presentation:style-name="pr8" draw:text-style-name="P4" draw:layer="layout" svg:width="24.977cm" svg:height="12.912cm" svg:x="0.523cm" svg:y="1.5cm" presentation:class="outline" presentation:user-transformed="true">
          <draw:text-box>
            <text:list text:style-name="L3">
              <text:list-header>
                <text:p text:style-name="P7"><text:span text:style-name="T2">Les programmes ont pour but de traiter différentes données afin de produire des résultats. </text:span></text:p>
              </text:list-header>
            </text:list>
            <text:list text:style-name="L5">
              <text:list-item>
                <text:p text:style-name="P3"><text:span text:style-name="T2">Les résultats peuvent eux-mêmes être des données pour d'autres programmes.</text:span></text:p>
              </text:list-item>
            </text:list>
            <text:list text:style-name="L3">
              <text:list-item>
                <text:p text:style-name="P7"><text:span text:style-name="T2">Les données d'un programme doivent être récupérées en mémoire centrale, à partir du clavier ou d'un fichier par exemple, pour pouvoir être traitées par le processeur qui exécute le programme. Ainsi, toutes les données d'un programme sont mémorisées en mémoire centrale, dans des sortes de cases que l'on appelle variables.</text:span></text:p>
                <text:p text:style-name="P7"><text:span text:style-name="T6">Une variable peut être représentée par une case mémoire, qui contient la valeur d'une donnée.</text:span></text:p>
                <text:p text:style-name="P7"><text:span text:style-name="T6">Chaque variable possède un </text:span><text:span text:style-name="T7">nom unique appelé identificateur</text:span><text:span text:style-name="T6"> par lequel on peut accéder à son contenu.</text:span></text:p>
                <text:p text:style-name="P7"><text:span text:style-name="T2"/></text:p>
                <text:p text:style-name="P8"><text:span text:style-name="T2">Exemple : en mémoire </text:span><text:span text:style-name="T2"><text:tab/></text:span></text:p>
                <text:list>
                  <text:list-item>
                    <text:p text:style-name="P9"><text:span text:style-name="T2">une variable prix de valeur 15.3</text:span></text:p>
                  </text:list-item>
                  <text:list-item>
                    <text:p text:style-name="P9"><text:span text:style-name="T2">une variable quantité de valeur 4</text:span></text:p>
                  </text:list-item>
                </text:list>
              </text:list-item>
            </text:list>
            <text:list text:style-name="L5">
              <text:list-header>
                <text:p text:style-name="P3"><text:span text:style-name="T2"/></text:p>
              </text:list-header>
            </text:list>
            <text:list text:style-name="L3">
              <text:list-header>
                <text:p text:style-name="P7"><text:span text:style-name="T2"/></text:p>
              </text:list-header>
            </text:list>
          </draw:text-box>
        </draw:frame>
        <draw:custom-shape draw:style-name="gr2" draw:text-style-name="P4" xml:id="id2" draw:id="id2" draw:layer="layout" svg:width="2.002cm" svg:height="1.108cm" svg:x="7.5cm" svg:y="13.5cm">
          <text:list text:style-name="L6">
            <text:list-header>
              <text:p text:style-name="P10"><text:span text:style-name="T8">15.3</text:span></text:p>
            </text:list-header>
          </text:list>
          <draw:enhanced-geometry svg:viewBox="0 0 21600 21600" draw:type="mso-spt202" draw:enhanced-path="M 0 0 L 21600 0 21600 21600 0 21600 0 0 Z N"/>
        </draw:custom-shape>
        <draw:custom-shape draw:style-name="gr2" draw:text-style-name="P4" xml:id="id4" draw:id="id4" draw:layer="layout" svg:width="1.402cm" svg:height="1.108cm" svg:x="17cm" svg:y="13.392cm">
          <text:list text:style-name="L6">
            <text:list-header>
              <text:p text:style-name="P10"><text:span text:style-name="T8">4</text:span></text:p>
            </text:list-header>
          </text:list>
          <draw:enhanced-geometry svg:viewBox="0 0 21600 21600" draw:type="mso-spt202" draw:enhanced-path="M 0 0 L 21600 0 21600 21600 0 21600 0 0 Z N"/>
        </draw:custom-shape>
        <draw:custom-shape draw:style-name="gr3" draw:text-style-name="P4" xml:id="id1" draw:id="id1" draw:layer="layout" svg:width="3.4cm" svg:height="1.108cm" svg:x="5.6cm" svg:y="13.5cm">
          <text:list text:style-name="L6">
            <text:list-header>
              <text:p text:style-name="P11"><text:span text:style-name="T8">prix</text:span></text:p>
            </text:list-header>
          </text:list>
          <draw:enhanced-geometry svg:viewBox="0 0 21600 21600" draw:type="mso-spt202" draw:enhanced-path="M 0 0 L 21600 0 21600 21600 0 21600 0 0 Z N"/>
        </draw:custom-shape>
        <draw:custom-shape draw:style-name="gr4" draw:text-style-name="P12" xml:id="id3" draw:id="id3" draw:layer="layout" svg:width="3.4cm" svg:height="1.108cm" svg:x="13.5cm" svg:y="13.5cm">
          <text:list text:style-name="L6">
            <text:list-header>
              <text:p text:style-name="P11"><text:span text:style-name="T8">quantité</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smil:additive="base"/>
                  <anim:animate smil:dur="0.5s" smil:fill="hold" smil:targetElement="id1" smil:attributeName="y" smil:values="1+height/2;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smil:additive="base"/>
                  <anim:animate smil:dur="0.5s" smil:fill="hold" smil:targetElement="id2" smil:attributeName="y" smil:values="1+height/2;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smil:additive="base"/>
                  <anim:animate smil:dur="0.5s" smil:fill="hold" smil:targetElement="id3" smil:attributeName="y" smil:values="1+height/2;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smil:additive="base"/>
                  <anim:animate smil:dur="0.5s" smil:fill="hold" smil:targetElement="id4" smil:attributeName="y" smil:values="1+height/2;y" smil:keyTimes="0;1" smil:additive="base"/>
                </anim:par>
              </anim:par>
            </anim:par>
          </anim:seq>
        </anim:par>
        <presentation:notes draw:style-name="dp3">
          <draw:page-thumbnail draw:style-name="gr1" draw:layer="layout" svg:width="12.25cm" svg:height="9.5cm" svg:x="3.259cm" svg:y="2.636cm" draw:page-number="3" presentation:class="page"/>
          <draw:frame presentation:style-name="pr6" draw:layer="layout" svg:width="12.975cm" svg:height="10.546cm" svg:x="2.904cm" svg:y="13.059cm" presentation:class="notes" presentation:placeholder="true">
            <draw:text-box/>
          </draw:frame>
        </presentation:notes>
      </draw:page>
      <draw:page draw:name="page4" draw:style-name="dp1" draw:master-page-name="lyt-darkblue" presentation:presentation-page-layout-name="AL2T1" presentation:use-footer-name="ftr1" presentation:use-date-time-name="dtd1">
        <office:forms form:automatic-focus="false" form:apply-design-mode="false"/>
        <draw:frame presentation:style-name="pr9" draw:text-style-name="P4" draw:layer="layout" svg:width="21.59cm" svg:height="1.302cm" svg:x="1.698cm" svg:y="-0.001cm" presentation:class="title" presentation:user-transformed="true">
          <draw:text-box>
            <text:list text:style-name="L1">
              <text:list-header>
                <text:p text:style-name="P1"><text:span text:style-name="T5">1- Présentation des variables</text:span></text:p>
              </text:list-header>
            </text:list>
          </draw:text-box>
        </draw:frame>
        <draw:frame presentation:style-name="pr10" draw:text-style-name="P4" draw:layer="layout" svg:width="22.6cm" svg:height="13.546cm" svg:x="1.499cm" svg:y="3.387cm" presentation:class="outline" presentation:user-transformed="true">
          <draw:text-box>
            <text:list text:style-name="L3">
              <text:list-header>
                <text:p xml:id="id5" text:id="id5" text:style-name="P13"><text:span text:style-name="T6">Attention : </text:span><text:span text:style-name="T7">ne pas confondre la variable et son contenu</text:span></text:p>
                <text:p xml:id="id6" text:id="id6" text:style-name="P13"><text:span text:style-name="T2">Une </text:span><text:span text:style-name="T7">variable est un contenant</text:span><text:span text:style-name="T2">, c'est à dire une sorte de boîte,</text:span></text:p>
                <text:p xml:id="id7" text:id="id7" text:style-name="P13"><text:span text:style-name="T2">alors que le </text:span><text:span text:style-name="T7">contenu d'une variable est une valeur numérique</text:span><text:span text:style-name="T2">, alphanumérique ou booléenne, ou de tout autre type.</text:span></text:p>
                <text:p text:style-name="P13"><text:span text:style-name="T2"/></text:p>
                <text:p xml:id="id8" text:id="id8" text:style-name="P13"><text:span text:style-name="T2">Deux variables peuvent avoir la même valeur, </text:span><text:span text:style-name="T6">mais une variable ne peut pas avoir plusieurs valeurs en même temps.</text:span></text:p>
                <text:p text:style-name="P13"><text:span text:style-name="T2"/></text:p>
                <text:p xml:id="id9" text:id="id9" text:style-name="P13"><text:span text:style-name="T2">La </text:span><text:span text:style-name="T7">valeur d'une variable peut varier au cours du programme</text:span><text:span text:style-name="T2">. </text:span></text:p>
                <text:p xml:id="id10" text:id="id10" text:style-name="P13"><text:span text:style-name="T2">L'ancienne valeur est tout simplement écrasée et remplacée par la nouvelle.</text:span></text:p>
              </text:list-header>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5" anim:sub-item="text" smil:attributeName="visibility" smil:to="visible"/>
                  <anim:animate smil:dur="0.5s" smil:fill="hold" smil:targetElement="id5" anim:sub-item="text" smil:attributeName="x" smil:values="0-width/2;x" smil:keyTimes="0;1" smil:additive="base"/>
                  <anim:animate smil:dur="0.5s" smil:fill="hold" smil:targetElement="id5"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6" anim:sub-item="text" smil:attributeName="visibility" smil:to="visible"/>
                  <anim:animate smil:dur="0.5s" smil:fill="hold" smil:targetElement="id6" anim:sub-item="text" smil:attributeName="x" smil:values="0-width/2;x" smil:keyTimes="0;1" smil:additive="base"/>
                  <anim:animate smil:dur="0.5s" smil:fill="hold" smil:targetElement="id6"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7" anim:sub-item="text" smil:attributeName="visibility" smil:to="visible"/>
                  <anim:animate smil:dur="0.5s" smil:fill="hold" smil:targetElement="id7" anim:sub-item="text" smil:attributeName="x" smil:values="0-width/2;x" smil:keyTimes="0;1" smil:additive="base"/>
                  <anim:animate smil:dur="0.5s" smil:fill="hold" smil:targetElement="id7"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8" anim:sub-item="text" smil:attributeName="visibility" smil:to="visible"/>
                  <anim:animate smil:dur="0.5s" smil:fill="hold" smil:targetElement="id8" anim:sub-item="text" smil:attributeName="x" smil:values="0-width/2;x" smil:keyTimes="0;1" smil:additive="base"/>
                  <anim:animate smil:dur="0.5s" smil:fill="hold" smil:targetElement="id8"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9" anim:sub-item="text" smil:attributeName="visibility" smil:to="visible"/>
                  <anim:animate smil:dur="0.5s" smil:fill="hold" smil:targetElement="id9" anim:sub-item="text" smil:attributeName="x" smil:values="0-width/2;x" smil:keyTimes="0;1" smil:additive="base"/>
                  <anim:animate smil:dur="0.5s" smil:fill="hold" smil:targetElement="id9" anim:sub-item="text" smil:attributeName="y" smil:values="y;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left">
                  <anim:set smil:begin="0s" smil:dur="0.001s" smil:fill="hold" smil:targetElement="id10" anim:sub-item="text" smil:attributeName="visibility" smil:to="visible"/>
                  <anim:animate smil:dur="0.5s" smil:fill="hold" smil:targetElement="id10" anim:sub-item="text" smil:attributeName="x" smil:values="0-width/2;x" smil:keyTimes="0;1" smil:additive="base"/>
                  <anim:animate smil:dur="0.5s" smil:fill="hold" smil:targetElement="id10" anim:sub-item="text" smil:attributeName="y" smil:values="y;y" smil:keyTimes="0;1" smil:additive="base"/>
                </anim:par>
              </anim:par>
            </anim:par>
          </anim:seq>
        </anim:par>
        <presentation:notes draw:style-name="dp3">
          <draw:page-thumbnail draw:style-name="gr1" draw:layer="layout" svg:width="12.25cm" svg:height="9.5cm" svg:x="3.259cm" svg:y="2.636cm" draw:page-number="4" presentation:class="page"/>
          <draw:frame presentation:style-name="pr6" draw:layer="layout" svg:width="12.975cm" svg:height="10.546cm" svg:x="2.904cm" svg:y="13.059cm" presentation:class="notes" presentation:placeholder="true">
            <draw:text-box/>
          </draw:frame>
        </presentation:notes>
      </draw:page>
      <draw:page draw:name="page5" draw:style-name="dp1" draw:master-page-name="lyt-darkblue" presentation:presentation-page-layout-name="AL2T1" presentation:use-footer-name="ftr1" presentation:use-date-time-name="dtd1">
        <office:forms form:automatic-focus="false" form:apply-design-mode="false"/>
        <draw:frame presentation:style-name="pr11" draw:text-style-name="P4" draw:layer="layout" svg:width="21.59cm" svg:height="1.103cm" svg:x="1.698cm" svg:y="0cm" presentation:class="title" presentation:user-transformed="true">
          <draw:text-box>
            <text:list text:style-name="L1">
              <text:list-header>
                <text:p text:style-name="P1"><text:span text:style-name="T5">1- Présentation des variables</text:span></text:p>
              </text:list-header>
            </text:list>
          </draw:text-box>
        </draw:frame>
        <draw:frame presentation:style-name="pr12" draw:text-style-name="P4" draw:layer="layout" svg:width="22cm" svg:height="13.335cm" svg:x="1.301cm" svg:y="3.324cm" presentation:class="outline" presentation:user-transformed="true">
          <draw:text-box>
            <text:list text:style-name="L3">
              <text:list-header>
                <text:p xml:id="id11" text:id="id11" text:style-name="P7"><text:span text:style-name="T9">Les </text:span><text:span text:style-name="T10">variables dont la valeur ne change</text:span><text:span text:style-name="T9"> pas au cours de l'exécution du programme sont appelées variables constantes ou plus simplement </text:span><text:span text:style-name="T11">constantes</text:span><text:span text:style-name="T9">.</text:span></text:p>
                <text:p text:style-name="P7"><text:span text:style-name="T9"/></text:p>
                <text:p xml:id="id12" text:id="id12" text:style-name="P7"><text:span text:style-name="T9">Exemples de constantes couramment définies : </text:span></text:p>
                <text:p text:style-name="P7"><text:span text:style-name="T9"><text:s text:c="5"/></text:span></text:p>
                <text:p xml:id="id13" text:id="id13" text:style-name="P8"><text:span text:style-name="T9"><text:tab/></text:span><text:span text:style-name="T12">TauxTVA</text:span></text:p>
              </text:list-header>
            </text:list>
            <text:list text:style-name="L7">
              <text:list-header>
                <text:p text:style-name="P7"><text:span text:style-name="T12"/></text:p>
                <text:p xml:id="id15" text:id="id15" text:style-name="P8"><text:span text:style-name="T12"><text:tab/></text:span><text:span text:style-name="T12">PI</text:span></text:p>
              </text:list-header>
            </text:list>
          </draw:text-box>
        </draw:frame>
        <draw:custom-shape draw:style-name="gr5" draw:text-style-name="P4" xml:id="id14" draw:id="id14" draw:layer="layout" svg:width="1.878cm" svg:height="1.108cm" svg:x="6.046cm" svg:y="9.124cm">
          <text:list text:style-name="L6">
            <text:list-header>
              <text:p text:style-name="P1"><text:span text:style-name="T8">19.6</text:span></text:p>
            </text:list-header>
          </text:list>
          <draw:enhanced-geometry svg:viewBox="0 0 21600 21600" draw:type="mso-spt202" draw:enhanced-path="M 0 0 L 21600 0 21600 21600 0 21600 0 0 Z N"/>
        </draw:custom-shape>
        <draw:custom-shape draw:style-name="gr5" draw:text-style-name="P4" xml:id="id16" draw:id="id16" draw:layer="layout" svg:width="1.878cm" svg:height="1.108cm" svg:x="4.049cm" svg:y="11.126cm">
          <text:list text:style-name="L6">
            <text:list-header>
              <text:p text:style-name="P1"><text:span text:style-name="T8">3.14</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smil:additive="base"/>
                  <anim:animate smil:dur="0.5s" smil:fill="hold" smil:targetElement="id11"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smil:additive="base"/>
                  <anim:animate smil:dur="0.5s" smil:fill="hold" smil:targetElement="id12"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smil:additive="base"/>
                  <anim:animate smil:dur="0.5s" smil:fill="hold" smil:targetElement="id13"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smil:additive="base"/>
                  <anim:animate smil:dur="0.5s" smil:fill="hold" smil:targetElement="id14"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smil:additive="base"/>
                  <anim:animate smil:dur="0.5s" smil:fill="hold" smil:targetElement="id15"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smil:additive="base"/>
                  <anim:animate smil:dur="0.5s" smil:fill="hold" smil:targetElement="id16" smil:attributeName="y" smil:values="1+height/2;y" smil:keyTimes="0;1" smil:additive="base"/>
                </anim:par>
              </anim:par>
            </anim:par>
          </anim:seq>
        </anim:par>
        <presentation:notes draw:style-name="dp3">
          <draw:page-thumbnail draw:style-name="gr1" draw:layer="layout" svg:width="12.25cm" svg:height="9.5cm" svg:x="3.259cm" svg:y="2.636cm" draw:page-number="5" presentation:class="page"/>
          <draw:frame presentation:style-name="pr6" draw:layer="layout" svg:width="12.975cm" svg:height="10.546cm" svg:x="2.904cm" svg:y="13.059cm" presentation:class="notes" presentation:placeholder="true">
            <draw:text-box/>
          </draw:frame>
        </presentation:notes>
      </draw:page>
      <draw:page draw:name="page6" draw:style-name="dp1" draw:master-page-name="lyt-darkblue" presentation:presentation-page-layout-name="AL2T1" presentation:use-footer-name="ftr1" presentation:use-date-time-name="dtd1">
        <office:forms form:automatic-focus="false" form:apply-design-mode="false"/>
        <draw:frame presentation:style-name="pr4" draw:text-style-name="P5" draw:layer="layout" svg:width="21.59cm" svg:height="3.176cm" svg:x="1.905cm" svg:y="1.692cm" presentation:class="title" presentation:user-transformed="true">
          <draw:text-box>
            <text:list text:style-name="L1">
              <text:list-header>
                <text:p text:style-name="P1"><text:span text:style-name="T3">Sommaire</text:span></text:p>
              </text:list-header>
            </text:list>
          </draw:text-box>
        </draw:frame>
        <draw:frame presentation:style-name="pr5" draw:text-style-name="P4" draw:layer="layout" svg:width="21.59cm" svg:height="11.43cm" svg:x="1.905cm" svg:y="5.503cm" presentation:class="outline" presentation:user-transformed="true">
          <draw:text-box>
            <text:list text:style-name="L4">
              <text:list-header>
                <text:p text:style-name="P6"><text:span text:style-name="T4">1- Présentation des variables</text:span></text:p>
              </text:list-header>
            </text:list>
            <text:list text:style-name="L3">
              <text:list-header>
                <text:p text:style-name="P6">2- Déclaration des variables</text:p>
              </text:list-header>
            </text:list>
            <text:list text:style-name="L4">
              <text:list-header>
                <text:p text:style-name="P6"><text:span text:style-name="T4">3- Affectation des variables</text:span></text:p>
              </text:list-header>
            </text:list>
          </draw:text-box>
        </draw:frame>
        <presentation:notes draw:style-name="dp3">
          <draw:page-thumbnail draw:style-name="gr1" draw:layer="layout" svg:width="12.25cm" svg:height="9.5cm" svg:x="3.259cm" svg:y="2.636cm" draw:page-number="6" presentation:class="page"/>
          <draw:frame presentation:style-name="pr6" draw:layer="layout" svg:width="12.975cm" svg:height="10.546cm" svg:x="2.904cm" svg:y="13.059cm" presentation:class="notes" presentation:placeholder="true">
            <draw:text-box/>
          </draw:frame>
        </presentation:notes>
      </draw:page>
      <draw:page draw:name="page7" draw:style-name="dp1" draw:master-page-name="lyt-darkblue" presentation:presentation-page-layout-name="AL2T1" presentation:use-footer-name="ftr1" presentation:use-date-time-name="dtd1">
        <office:forms form:automatic-focus="false" form:apply-design-mode="false"/>
        <draw:frame presentation:style-name="pr9" draw:text-style-name="P4" draw:layer="layout" svg:width="21.59cm" svg:height="1.302cm" svg:x="1.698cm" svg:y="-0.001cm" presentation:class="title" presentation:user-transformed="true">
          <draw:text-box>
            <text:list text:style-name="L1">
              <text:list-header>
                <text:p text:style-name="P1"><text:span text:style-name="T5">2- Déclaration des variables</text:span></text:p>
              </text:list-header>
            </text:list>
          </draw:text-box>
        </draw:frame>
        <draw:frame presentation:style-name="pr12" draw:text-style-name="P4" draw:layer="layout" svg:width="25.4cm" svg:height="13.335cm" svg:x="0cm" svg:y="1.525cm" presentation:class="outline" presentation:user-transformed="true">
          <draw:text-box>
            <text:list text:style-name="L5">
              <text:list-header>
                <text:p text:style-name="P14"><text:span text:style-name="T13"/></text:p>
                <text:p text:style-name="P14"><text:span text:style-name="T13"/></text:p>
              </text:list-header>
            </text:list>
          </draw:text-box>
        </draw:frame>
        <draw:custom-shape draw:style-name="gr3" draw:text-style-name="P15" draw:layer="layout" svg:width="23.199cm" svg:height="14.66cm" svg:x="1.301cm" svg:y="1.923cm">
          <text:list text:style-name="L8">
            <text:list-header>
              <text:p text:style-name="P1"><text:span text:style-name="T14">Pour qu'un programme puisse utiliser une variable, il faut au préalable que cette</text:span></text:p>
            </text:list-header>
          </text:list>
          <text:list text:style-name="L6">
            <text:list-header>
              <text:p text:style-name="P1"><text:span text:style-name="T11">variable ait été déclarée</text:span><text:span text:style-name="T14">, c'est-à-dire que le programme lui ait </text:span><text:span text:style-name="T15">réservé une place en mémoire</text:span><text:span text:style-name="T14"> et ait attribué l'identificateur à cette place.</text:span></text:p>
            </text:list-header>
          </text:list>
          <text:list text:style-name="L8">
            <text:list-header>
              <text:p text:style-name="P1"><text:span text:style-name="T14"/></text:p>
              <text:p xml:id="id17" text:id="id17" text:style-name="P1"><text:span text:style-name="T14">Toutes les variables n'ont pas besoin de la même place en mémoire. Un</text:span></text:p>
              <text:p xml:id="id18" text:id="id18" text:style-name="P1"><text:span text:style-name="T14">grand nombre prend plus de place qu'un caractère. Selon le type de l'objet, il faudra lui réserver plus ou moins de place</text:span></text:p>
              <text:p xml:id="id19" text:id="id19" text:style-name="P1"><text:span text:style-name="T14">=&gt; il faut </text:span><text:span text:style-name="T11">déclarer le type des variables et pas seulement leur nom</text:span><text:span text:style-name="T14">. </text:span></text:p>
              <text:p text:style-name="P1"><text:span text:style-name="T14"/></text:p>
              <text:p xml:id="id20" text:id="id20" text:style-name="P1"><text:span text:style-name="T14">=&gt; <text:s/>la déclaration d'une variable indique 2 éléments:</text:span></text:p>
              <text:p xml:id="id21" text:id="id21" text:style-name="P1"><text:span text:style-name="T14"><text:s text:c="5"/></text:span><text:span text:style-name="T14">- son </text:span><text:span text:style-name="T15">identificateur </text:span><text:span text:style-name="T14">(son nom)</text:span></text:p>
              <text:p xml:id="id22" text:id="id22" text:style-name="P1"><text:span text:style-name="T14"><text:s text:c="5"/></text:span><text:span text:style-name="T14">- son </text:span><text:span text:style-name="T15">type</text:span></text:p>
              <text:p text:style-name="P1"><text:span text:style-name="T14"/></text:p>
              <text:p xml:id="id23" text:id="id23" text:style-name="P1"><text:span text:style-name="T14">Exemples de déclaration de variables :</text:span></text:p>
              <text:p xml:id="id24" text:id="id24" text:style-name="P1"><text:span text:style-name="T14"><text:s text:c="7"/></text:span><text:span text:style-name="T12">prix : réel</text:span></text:p>
            </text:list-header>
          </text:list>
          <text:list text:style-name="L6">
            <text:list-header>
              <text:p xml:id="id25" text:id="id25" text:style-name="P1"><text:span text:style-name="T12"><text:s text:c="7"/></text:span><text:span text:style-name="T12">quant : entier</text:span></text:p>
            </text:list-header>
          </text:list>
          <draw:enhanced-geometry svg:viewBox="0 0 21600 21600" draw:mirror-horizontal="false" draw:mirror-vertical="false"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smil:additive="base"/>
                  <anim:animate smil:dur="0.5s" smil:fill="hold" smil:targetElement="id1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smil:additive="base"/>
                  <anim:animate smil:dur="0.5s" smil:fill="hold" smil:targetElement="id1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smil:additive="base"/>
                  <anim:animate smil:dur="0.5s" smil:fill="hold" smil:targetElement="id19"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smil:additive="base"/>
                  <anim:animate smil:dur="0.5s" smil:fill="hold" smil:targetElement="id20"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smil:additive="base"/>
                  <anim:animate smil:dur="0.5s" smil:fill="hold" smil:targetElement="id21"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smil:additive="base"/>
                  <anim:animate smil:dur="0.5s" smil:fill="hold" smil:targetElement="id22"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smil:additive="base"/>
                  <anim:animate smil:dur="0.5s" smil:fill="hold" smil:targetElement="id23"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smil:additive="base"/>
                  <anim:animate smil:dur="0.5s" smil:fill="hold" smil:targetElement="id2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25" anim:sub-item="text" smil:attributeName="visibility" smil:to="visible"/>
                  <anim:animate smil:dur="0.5s" smil:fill="hold" smil:targetElement="id25" anim:sub-item="text" smil:attributeName="x" smil:values="x;x" smil:keyTimes="0;1" smil:additive="base"/>
                  <anim:animate smil:dur="0.5s" smil:fill="hold" smil:targetElement="id25" anim:sub-item="text" smil:attributeName="y" smil:values="1+height/2;y" smil:keyTimes="0;1" smil:additive="base"/>
                </anim:par>
              </anim:par>
            </anim:par>
          </anim:seq>
        </anim:par>
        <presentation:notes draw:style-name="dp3">
          <draw:page-thumbnail draw:style-name="gr1" draw:layer="layout" svg:width="12.25cm" svg:height="9.5cm" svg:x="3.259cm" svg:y="2.636cm" draw:page-number="7" presentation:class="page"/>
          <draw:frame presentation:style-name="pr6" draw:layer="layout" svg:width="12.975cm" svg:height="10.546cm" svg:x="2.904cm" svg:y="13.059cm" presentation:class="notes" presentation:placeholder="true">
            <draw:text-box/>
          </draw:frame>
        </presentation:notes>
      </draw:page>
      <draw:page draw:name="page8" draw:style-name="dp1" draw:master-page-name="lyt-darkblue" presentation:presentation-page-layout-name="AL2T1" presentation:use-footer-name="ftr1" presentation:use-date-time-name="dtd1">
        <office:forms form:automatic-focus="false" form:apply-design-mode="false"/>
        <draw:frame presentation:style-name="pr9" draw:text-style-name="P4" draw:layer="layout" svg:width="21.59cm" svg:height="1.302cm" svg:x="1.698cm" svg:y="-0.001cm" presentation:class="title" presentation:user-transformed="true">
          <draw:text-box>
            <text:list text:style-name="L1">
              <text:list-header>
                <text:p text:style-name="P1"><text:span text:style-name="T2">2- Déclaration des variables</text:span></text:p>
              </text:list-header>
            </text:list>
          </draw:text-box>
        </draw:frame>
        <draw:frame presentation:style-name="pr12" draw:text-style-name="P4" draw:layer="layout" svg:width="25.4cm" svg:height="13.335cm" svg:x="0cm" svg:y="1.525cm" presentation:class="outline" presentation:user-transformed="true">
          <draw:text-box>
            <text:list text:style-name="L5">
              <text:list-header>
                <text:p text:style-name="P14"><text:span text:style-name="T13"/></text:p>
                <text:p text:style-name="P14"><text:span text:style-name="T13"/></text:p>
              </text:list-header>
            </text:list>
          </draw:text-box>
        </draw:frame>
        <draw:custom-shape draw:style-name="gr3" draw:text-style-name="P4" draw:layer="layout" svg:width="21.004cm" svg:height="13.813cm" svg:x="2.099cm" svg:y="2.125cm">
          <text:list text:style-name="L9">
            <text:list-header>
              <text:p text:style-name="P1"><text:span text:style-name="T14"/></text:p>
            </text:list-header>
          </text:list>
          <text:list text:style-name="L8">
            <text:list-header>
              <text:p xml:id="id26" text:id="id26" text:style-name="P1"><text:span text:style-name="T14">Un </text:span><text:span text:style-name="T11">identificateur</text:span><text:span text:style-name="T14"> peut être composé de lettres et de chiffres mais il ne peut pas commencer par un chiffre et ne peut comporter d'espaces.</text:span></text:p>
              <text:p text:style-name="P1"><text:span text:style-name="T14"/></text:p>
              <text:p xml:id="id27" text:id="id27" text:style-name="P1"><text:span text:style-name="T14">L'identificateur des variables doit être </text:span><text:span text:style-name="T11">suffisamment signifiant</text:span><text:span text:style-name="T14"> pour qu'on reconnaisse leur fonction aisément. </text:span></text:p>
              <text:p text:style-name="P1"><text:span text:style-name="T14"/></text:p>
              <text:p text:style-name="P1"><text:span text:style-name="T14"/></text:p>
              <text:p xml:id="id28" text:id="id28" text:style-name="P1"><text:span text:style-name="T14">Exemple : </text:span></text:p>
              <text:p xml:id="id29" text:id="id29" text:style-name="P16"><text:span text:style-name="T14"><text:tab/></text:span><text:span text:style-name="T14">Pour des variables représentant un prix et une quantité, </text:span></text:p>
              <text:p xml:id="id30" text:id="id30" text:style-name="P16"><text:span text:style-name="T14"><text:tab/></text:span><text:span text:style-name="T14"><text:tab/></text:span><text:span text:style-name="T14">évitez </text:span><text:span text:style-name="T16">a </text:span><text:span text:style-name="T14">et </text:span><text:span text:style-name="T16">b </text:span></text:p>
              <text:p xml:id="id31" text:id="id31" text:style-name="P16"><text:span text:style-name="T16"><text:tab/></text:span><text:span text:style-name="T14">mais préférez des identificateurs explicites tels que :</text:span></text:p>
              <text:p xml:id="id32" text:id="id32" text:style-name="P16"><text:span text:style-name="T14"><text:tab/></text:span><text:span text:style-name="T14"><text:tab/></text:span><text:span text:style-name="T16">prix </text:span><text:span text:style-name="T14">et </text:span><text:span text:style-name="T16">quant</text:span><text:span text:style-name="T14">.</text:span></text:p>
              <text:p text:style-name="P1"><text:span text:style-name="T14"/></text:p>
              <text:p text:style-name="P1"><text:span text:style-name="T14"/></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smil:additive="base"/>
                  <anim:animate smil:dur="0.5s" smil:fill="hold" smil:targetElement="id26"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smil:additive="base"/>
                  <anim:animate smil:dur="0.5s" smil:fill="hold" smil:targetElement="id27"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smil:additive="base"/>
                  <anim:animate smil:dur="0.5s" smil:fill="hold" smil:targetElement="id2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smil:additive="base"/>
                  <anim:animate smil:dur="0.5s" smil:fill="hold" smil:targetElement="id29"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smil:additive="base"/>
                  <anim:animate smil:dur="0.5s" smil:fill="hold" smil:targetElement="id30"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smil:additive="base"/>
                  <anim:animate smil:dur="0.5s" smil:fill="hold" smil:targetElement="id31"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smil:additive="base"/>
                  <anim:animate smil:dur="0.5s" smil:fill="hold" smil:targetElement="id32" anim:sub-item="text" smil:attributeName="y" smil:values="1+height/2;y" smil:keyTimes="0;1" smil:additive="base"/>
                </anim:par>
              </anim:par>
            </anim:par>
          </anim:seq>
        </anim:par>
        <presentation:notes draw:style-name="dp3">
          <draw:page-thumbnail draw:style-name="gr1" draw:layer="layout" svg:width="12.25cm" svg:height="9.5cm" svg:x="3.259cm" svg:y="2.636cm" draw:page-number="8" presentation:class="page"/>
          <draw:frame presentation:style-name="pr6" draw:layer="layout" svg:width="12.975cm" svg:height="10.546cm" svg:x="2.904cm" svg:y="13.059cm" presentation:class="notes" presentation:placeholder="true">
            <draw:text-box/>
          </draw:frame>
        </presentation:notes>
      </draw:page>
      <draw:page draw:name="page9" draw:style-name="dp1" draw:master-page-name="lyt-darkblue" presentation:presentation-page-layout-name="AL2T1" presentation:use-footer-name="ftr1" presentation:use-date-time-name="dtd1">
        <office:forms form:automatic-focus="false" form:apply-design-mode="false"/>
        <draw:frame presentation:style-name="pr9" draw:text-style-name="P4" draw:layer="layout" svg:width="21.59cm" svg:height="1.302cm" svg:x="1.698cm" svg:y="-0.001cm" presentation:class="title" presentation:user-transformed="true">
          <draw:text-box>
            <text:list text:style-name="L1">
              <text:list-header>
                <text:p text:style-name="P1"><text:span text:style-name="T2">2- Déclaration des variables</text:span></text:p>
              </text:list-header>
            </text:list>
          </draw:text-box>
        </draw:frame>
        <draw:frame presentation:style-name="pr12" draw:text-style-name="P4" draw:layer="layout" svg:width="25.4cm" svg:height="13.335cm" svg:x="0cm" svg:y="1.525cm" presentation:class="outline" presentation:user-transformed="true">
          <draw:text-box>
            <text:list text:style-name="L5">
              <text:list-header>
                <text:p text:style-name="P14"><text:span text:style-name="T13"/></text:p>
                <text:p text:style-name="P14"><text:span text:style-name="T13"/></text:p>
              </text:list-header>
            </text:list>
          </draw:text-box>
        </draw:frame>
        <draw:custom-shape draw:style-name="gr3" draw:text-style-name="P15" draw:layer="layout" svg:width="23.2cm" svg:height="15.336cm" svg:x="1cm" svg:y="1.429cm">
          <text:list text:style-name="L8">
            <text:list-header>
              <text:p text:style-name="P1"><text:span text:style-name="T14">En algorithmique, on distingue </text:span><text:span text:style-name="T12">5 </text:span><text:span text:style-name="T11">types principaux</text:span><text:span text:style-name="T15"> </text:span><text:span text:style-name="T14">:</text:span></text:p>
            </text:list-header>
          </text:list>
          <text:list text:style-name="L9">
            <text:list-header>
              <text:p text:style-name="P1"><text:span text:style-name="T14"/></text:p>
            </text:list-header>
          </text:list>
          <text:list text:style-name="L10">
            <text:list-item>
              <text:p xml:id="id33" text:id="id33" text:style-name="P17"><text:span text:style-name="T14"><text:s text:c="2"/></text:span><text:span text:style-name="T14">les </text:span><text:span text:style-name="T11">caractères</text:span><text:span text:style-name="T15"> <text:s text:c="2"/></text:span><text:span text:style-name="T14">(lettres, chiffres, ponctuation, code des opérations, espace, retour chariot,… )</text:span><text:span text:style-name="T14"><text:tab/></text:span><text:span text:style-name="T14"><text:tab/></text:span><text:span text:style-name="T12">Exemples <text:s/>: ‘a’, ‘C’, ‘-’,...</text:span></text:p>
              <text:p text:style-name="P1"><text:span text:style-name="T14"/></text:p>
            </text:list-item>
            <text:list-item>
              <text:p xml:id="id34" text:id="id34" text:style-name="P1"><text:span text:style-name="T14"><text:s text:c="2"/></text:span><text:span text:style-name="T14">les </text:span><text:span text:style-name="T11">chaînes </text:span><text:span text:style-name="T12">de caractères</text:span><text:span text:style-name="T14"> (ensemble de caractères)</text:span></text:p>
            </text:list-item>
          </text:list>
          <text:list text:style-name="L11">
            <text:list-item>
              <text:list>
                <text:list-header>
                  <text:p xml:id="id35" text:id="id35" text:style-name="P18"><text:span text:style-name="T17">Exemples <text:s/>: "bonjour!", <text:s text:c="2"/></text:span><text:span text:style-name="T18">"</text:span><text:span text:style-name="T17">nom et prenom?</text:span><text:span text:style-name="T18">"</text:span><text:span text:style-name="T17">, …</text:span></text:p>
                </text:list-header>
              </text:list>
            </text:list-item>
          </text:list>
          <text:list text:style-name="L12">
            <text:list-item>
              <text:list>
                <text:list-header>
                  <text:p text:style-name="P19"><text:span text:style-name="T19"/></text:p>
                </text:list-header>
              </text:list>
            </text:list-item>
          </text:list>
          <text:list text:style-name="L10">
            <text:list-item>
              <text:p xml:id="id36" text:id="id36" text:style-name="P1"><text:span text:style-name="T14"><text:s/></text:span><text:span text:style-name="T14">les </text:span><text:span text:style-name="T15">entiers </text:span><text:span text:style-name="T14">(les nombres sans virgule)</text:span></text:p>
            </text:list-item>
          </text:list>
          <text:list text:style-name="L6">
            <text:list-header>
              <text:p xml:id="id37" text:id="id37" text:style-name="P1"><text:span text:style-name="T20"><text:s text:c="5"/></text:span><text:span text:style-name="T12">Exemples <text:s/>: 10, -1, 1567, …</text:span></text:p>
            </text:list-header>
          </text:list>
          <text:list text:style-name="L8">
            <text:list-header>
              <text:p text:style-name="P1"><text:span text:style-name="T14"/></text:p>
            </text:list-header>
          </text:list>
          <text:list text:style-name="L10">
            <text:list-item>
              <text:p xml:id="id38" text:id="id38" text:style-name="P1"><text:span text:style-name="T14"><text:s/></text:span><text:span text:style-name="T14">les </text:span><text:span text:style-name="T15">réels </text:span><text:span text:style-name="T14">(les nombres avec virgule et sans virgule)</text:span></text:p>
            </text:list-item>
          </text:list>
          <text:list text:style-name="L6">
            <text:list-header>
              <text:p xml:id="id39" text:id="id39" text:style-name="P1"><text:span text:style-name="T12"><text:s text:c="7"/></text:span><text:span text:style-name="T12">Exemples <text:s/>: 203.7 , -4521.9 , 7.09, <text:s/>7.9, …</text:span></text:p>
            </text:list-header>
          </text:list>
          <text:list text:style-name="L8">
            <text:list-header>
              <text:p text:style-name="P1"><text:span text:style-name="T14"/></text:p>
            </text:list-header>
            <text:list-item>
              <text:p xml:id="id40" text:id="id40" text:style-name="P1"><text:span text:style-name="T14"><text:s/></text:span><text:span text:style-name="T14">les </text:span><text:span text:style-name="T15">booléens </text:span><text:span text:style-name="T14">(qui n'ont que deux valeurs possibles: soit VRAI, soit FAUX , ou 1 et 0)</text:span></text:p>
              <text:p text:style-name="P16"><text:span text:style-name="T14"><text:tab/></text:span></text:p>
            </text:list-item>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smil:additive="base"/>
                  <anim:animate smil:dur="0.5s" smil:fill="hold" smil:targetElement="id33"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smil:additive="base"/>
                  <anim:animate smil:dur="0.5s" smil:fill="hold" smil:targetElement="id3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35" anim:sub-item="text" smil:attributeName="visibility" smil:to="visible"/>
                  <anim:animate smil:dur="0.5s" smil:fill="hold" smil:targetElement="id35" anim:sub-item="text" smil:attributeName="x" smil:values="x;x" smil:keyTimes="0;1" smil:additive="base"/>
                  <anim:animate smil:dur="0.5s" smil:fill="hold" smil:targetElement="id35"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6" anim:sub-item="text" smil:attributeName="visibility" smil:to="visible"/>
                  <anim:animate smil:dur="0.5s" smil:fill="hold" smil:targetElement="id36" anim:sub-item="text" smil:attributeName="x" smil:values="x;x" smil:keyTimes="0;1" smil:additive="base"/>
                  <anim:animate smil:dur="0.5s" smil:fill="hold" smil:targetElement="id36"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smil:additive="base"/>
                  <anim:animate smil:dur="0.5s" smil:fill="hold" smil:targetElement="id37"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smil:additive="base"/>
                  <anim:animate smil:dur="0.5s" smil:fill="hold" smil:targetElement="id3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39" anim:sub-item="text" smil:attributeName="visibility" smil:to="visible"/>
                  <anim:animate smil:dur="0.5s" smil:fill="hold" smil:targetElement="id39" anim:sub-item="text" smil:attributeName="x" smil:values="x;x" smil:keyTimes="0;1" smil:additive="base"/>
                  <anim:animate smil:dur="0.5s" smil:fill="hold" smil:targetElement="id39"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smil:additive="base"/>
                  <anim:animate smil:dur="0.5s" smil:fill="hold" smil:targetElement="id40" anim:sub-item="text" smil:attributeName="y" smil:values="1+height/2;y" smil:keyTimes="0;1" smil:additive="base"/>
                </anim:par>
              </anim:par>
            </anim:par>
          </anim:seq>
        </anim:par>
        <presentation:notes draw:style-name="dp3">
          <draw:page-thumbnail draw:style-name="gr1" draw:layer="layout" svg:width="12.25cm" svg:height="9.5cm" svg:x="3.259cm" svg:y="2.636cm" draw:page-number="9" presentation:class="page"/>
          <draw:frame presentation:style-name="pr6" draw:layer="layout" svg:width="12.975cm" svg:height="10.546cm" svg:x="2.904cm" svg:y="13.059cm" presentation:class="notes" presentation:placeholder="true">
            <draw:text-box/>
          </draw:frame>
        </presentation:notes>
      </draw:page>
      <draw:page draw:name="page10" draw:style-name="dp1" draw:master-page-name="lyt-darkblue" presentation:presentation-page-layout-name="AL2T1" presentation:use-footer-name="ftr1" presentation:use-date-time-name="dtd1">
        <office:forms form:automatic-focus="false" form:apply-design-mode="false"/>
        <draw:frame presentation:style-name="pr7" draw:text-style-name="P5" draw:layer="layout" svg:width="21.59cm" svg:height="1.324cm" svg:x="1.5cm" svg:y="1.176cm" presentation:class="title" presentation:user-transformed="true">
          <draw:text-box>
            <text:list text:style-name="L1">
              <text:list-header>
                <text:p text:style-name="P1"><text:span text:style-name="T21">Synthèse</text:span></text:p>
              </text:list-header>
            </text:list>
          </draw:text-box>
        </draw:frame>
        <draw:frame presentation:style-name="pr5" draw:text-style-name="P4" draw:layer="layout" svg:width="21.59cm" svg:height="11.43cm" svg:x="1.698cm" svg:y="3.523cm" presentation:class="outline" presentation:user-transformed="true">
          <draw:text-box>
            <text:list text:style-name="L3">
              <text:list-header>
                <text:p text:style-name="P7"><text:span text:style-name="T2"/></text:p>
              </text:list-header>
            </text:list>
            <text:list text:style-name="L5">
              <text:list-header>
                <text:p text:style-name="P3"><text:span text:style-name="T2"/></text:p>
              </text:list-header>
            </text:list>
          </draw:text-box>
        </draw:frame>
        <draw:custom-shape draw:style-name="gr6" draw:text-style-name="P4" xml:id="id41" draw:id="id41" draw:layer="layout" svg:width="6.2cm" svg:height="3.4cm" svg:x="9.3cm" svg:y="4.926cm">
          <text:list text:style-name="L8">
            <text:list-header>
              <text:p text:style-name="P20"><text:span text:style-name="T22">Varia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42" draw:id="id42" draw:layer="layout" svg:width="5.6cm" svg:height="3.003cm" svg:x="0.697cm" svg:y="5.124cm">
          <text:list text:style-name="L8">
            <text:list-header>
              <text:p text:style-name="P20"><text:span text:style-name="T22">Identificateur</text:span></text:p>
            </text:list-header>
          </text:list>
          <draw:enhanced-geometry svg:viewBox="0 0 21600 21600" draw:type="rectangle" draw:enhanced-path="M 0 0 L 21600 0 21600 21600 0 21600 0 0 Z N"/>
        </draw:custom-shape>
        <draw:custom-shape draw:style-name="gr6" draw:text-style-name="P4" xml:id="id45" draw:id="id45" draw:layer="layout" svg:width="5.601cm" svg:height="3.003cm" svg:x="19.301cm" svg:y="5.124cm">
          <text:list text:style-name="L8">
            <text:list-header>
              <text:p text:style-name="P20"><text:span text:style-name="T22">Type</text:span></text:p>
            </text:list-header>
          </text:list>
          <draw:enhanced-geometry svg:viewBox="0 0 21600 21600" draw:type="rectangle" draw:enhanced-path="M 0 0 L 21600 0 21600 21600 0 21600 0 0 Z N"/>
        </draw:custom-shape>
        <draw:custom-shape draw:style-name="gr6" draw:text-style-name="P4" xml:id="id48" draw:id="id48" draw:layer="layout" svg:width="5.6cm" svg:height="3.003cm" svg:x="9.499cm" svg:y="11.924cm">
          <text:list text:style-name="L8">
            <text:list-header>
              <text:p text:style-name="P20"><text:span text:style-name="T22">Valeur</text:span></text:p>
            </text:list-header>
          </text:list>
          <draw:enhanced-geometry svg:viewBox="0 0 21600 21600" draw:type="rectangle" draw:enhanced-path="M 0 0 L 21600 0 21600 21600 0 21600 0 0 Z N"/>
        </draw:custom-shape>
        <draw:polyline draw:style-name="gr7" draw:text-style-name="P21" xml:id="id44" draw:id="id44" draw:layer="layout" svg:width="2.998cm" svg:height="0cm" svg:x="6.301cm" svg:y="6.526cm" svg:viewBox="0 0 2999 0" draw:points="0,0 2999,0">
          <text:p/>
        </draw:polyline>
        <draw:polyline draw:style-name="gr7" draw:text-style-name="P21" xml:id="id47" draw:id="id47" draw:layer="layout" svg:width="3.8cm" svg:height="0cm" svg:x="15.499cm" svg:y="6.324cm" svg:viewBox="0 0 3801 0" draw:points="3801,0 0,0">
          <text:p/>
        </draw:polyline>
        <draw:polyline draw:style-name="gr7" draw:text-style-name="P21" xml:id="id49" draw:id="id49" draw:layer="layout" svg:width="0cm" svg:height="3.597cm" svg:x="12.502cm" svg:y="8.326cm" svg:viewBox="0 0 0 3598" draw:points="0,3598 0,0">
          <text:p/>
        </draw:polyline>
        <draw:custom-shape draw:style-name="gr3" draw:text-style-name="P4" xml:id="id43" draw:id="id43" draw:layer="layout" svg:width="6.2cm" svg:height="3.309cm" svg:x="0cm" svg:y="8.524cm">
          <text:list text:style-name="L6">
            <text:list-header>
              <text:p text:style-name="P22"><text:span text:style-name="T23">Commence par une lettre et ne comporte pas d’espace</text:span></text:p>
            </text:list-header>
          </text:list>
          <draw:enhanced-geometry svg:viewBox="0 0 21600 21600" draw:type="mso-spt202" draw:enhanced-path="M 0 0 L 21600 0 21600 21600 0 21600 0 0 Z N"/>
        </draw:custom-shape>
        <draw:custom-shape draw:style-name="gr3" draw:text-style-name="P4" draw:layer="layout" svg:width="6.2cm" svg:height="4.071cm" svg:x="18.702cm" svg:y="8.524cm">
          <text:list text:style-name="L6">
            <text:list-header>
              <text:p xml:id="id46" text:id="id46" text:style-name="P22"><text:span text:style-name="T23">Détermine le domaine de valeur de la variable ( et le nombre de cases mémoire utilisées)</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smil:additive="base"/>
                  <anim:animate smil:dur="0.5s" smil:fill="hold" smil:targetElement="id41"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smil:additive="base"/>
                  <anim:animate smil:dur="0.5s" smil:fill="hold" smil:targetElement="id42"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smil:additive="base"/>
                  <anim:animate smil:dur="0.5s" smil:fill="hold" smil:targetElement="id43"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smil:additive="base"/>
                  <anim:animate smil:dur="0.5s" smil:fill="hold" smil:targetElement="id44"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smil:additive="base"/>
                  <anim:animate smil:dur="0.5s" smil:fill="hold" smil:targetElement="id45"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6" anim:sub-item="text" smil:attributeName="visibility" smil:to="visible"/>
                  <anim:animate smil:dur="0.5s" smil:fill="hold" smil:targetElement="id46" anim:sub-item="text" smil:attributeName="x" smil:values="x;x" smil:keyTimes="0;1" smil:additive="base"/>
                  <anim:animate smil:dur="0.5s" smil:fill="hold" smil:targetElement="id46"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smil:additive="base"/>
                  <anim:animate smil:dur="0.5s" smil:fill="hold" smil:targetElement="id47"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smil:additive="base"/>
                  <anim:animate smil:dur="0.5s" smil:fill="hold" smil:targetElement="id48"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smil:additive="base"/>
                  <anim:animate smil:dur="0.5s" smil:fill="hold" smil:targetElement="id49" smil:attributeName="y" smil:values="1+height/2;y" smil:keyTimes="0;1" smil:additive="base"/>
                </anim:par>
              </anim:par>
            </anim:par>
          </anim:seq>
        </anim:par>
        <presentation:notes draw:style-name="dp3">
          <draw:page-thumbnail draw:style-name="gr1" draw:layer="layout" svg:width="12.25cm" svg:height="9.5cm" svg:x="3.259cm" svg:y="2.636cm" draw:page-number="10" presentation:class="page"/>
          <draw:frame presentation:style-name="pr6" draw:layer="layout" svg:width="12.975cm" svg:height="10.546cm" svg:x="2.904cm" svg:y="13.059cm" presentation:class="notes" presentation:placeholder="true">
            <draw:text-box/>
          </draw:frame>
        </presentation:notes>
      </draw:page>
      <draw:page draw:name="page11" draw:style-name="dp1" draw:master-page-name="lyt-darkblue" presentation:presentation-page-layout-name="AL2T1" presentation:use-footer-name="ftr1" presentation:use-date-time-name="dtd1">
        <office:forms form:automatic-focus="false" form:apply-design-mode="false"/>
        <draw:frame presentation:style-name="pr13" draw:text-style-name="P4" draw:layer="layout" svg:width="21.59cm" svg:height="1.527cm" svg:x="1.901cm" svg:y="0cm" presentation:class="title" presentation:user-transformed="true">
          <draw:text-box>
            <text:list text:style-name="L1">
              <text:list-header>
                <text:p text:style-name="P1"><text:span text:style-name="T2">Opérations possibles sur les variables</text:span></text:p>
              </text:list-header>
            </text:list>
          </draw:text-box>
        </draw:frame>
        <draw:frame presentation:style-name="pr14" draw:text-style-name="P4" draw:layer="layout" svg:width="25.802cm" svg:height="1.5cm" svg:x="0cm" svg:y="1.5cm" presentation:class="outline" presentation:user-transformed="true">
          <draw:text-box>
            <text:list text:style-name="L3">
              <text:list-header>
                <text:p text:style-name="P23"><text:span text:style-name="T5">Selon le type des variables, les </text:span><text:span text:style-name="T24">opérations possibles seront différentes</text:span><text:span text:style-name="T5">.</text:span></text:p>
              </text:list-header>
            </text:list>
          </draw:text-box>
        </draw:frame>
        <draw:frame draw:style-name="standard" draw:layer="layout" svg:width="15.962cm" svg:height="13.434cm" svg:x="4.043cm" svg:y="2.7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24"><text:span text:style-name="T25">Type</text:span></text:p>
              </table:table-cell>
              <table:table-cell>
                <text:p><text:span text:style-name="T25">opération</text:span></text:p>
              </table:table-cell>
              <table:table-cell>
                <text:p><text:span text:style-name="T25">symboles</text:span></text:p>
              </table:table-cell>
            </table:table-row>
            <table:table-row table:style-name="ro2" table:default-cell-style-name="ce1">
              <table:table-cell>
                <text:p><text:span text:style-name="T25">Réel </text:span></text:p>
                <text:p><text:span text:style-name="T25">-1.4 ; 12.5</text:span></text:p>
              </table:table-cell>
              <table:table-cell>
                <text:p><text:span text:style-name="T25">Arithmétique élémentaire</text:span></text:p>
              </table:table-cell>
              <table:table-cell>
                <text:p><text:span text:style-name="T25">+, -, *, /</text:span></text:p>
              </table:table-cell>
            </table:table-row>
            <table:table-row table:style-name="ro3" table:default-cell-style-name="ce1">
              <table:table-cell>
                <text:p><text:span text:style-name="T25">Entier</text:span></text:p>
                <text:p><text:span text:style-name="T25">-1 ; 44</text:span></text:p>
              </table:table-cell>
              <table:table-cell>
                <text:p><text:span text:style-name="T25">exposant</text:span></text:p>
                <text:p><text:span text:style-name="T25">division entière</text:span></text:p>
                <text:p><text:span text:style-name="T25">modulo</text:span></text:p>
              </table:table-cell>
              <table:table-cell>
                <text:p><text:span text:style-name="T25">^</text:span></text:p>
                <text:p><text:span text:style-name="T25">DIV</text:span></text:p>
                <text:p><text:span text:style-name="T25">MOD</text:span></text:p>
              </table:table-cell>
            </table:table-row>
            <table:table-row table:style-name="ro2" table:default-cell-style-name="ce1">
              <table:table-cell/>
              <table:table-cell>
                <text:p><text:span text:style-name="T25">comparaisons</text:span></text:p>
              </table:table-cell>
              <table:table-cell>
                <text:p><text:span text:style-name="T25">&lt;, &gt;, &lt;=, &gt;=, =, &lt;&gt;</text:span></text:p>
              </table:table-cell>
            </table:table-row>
            <table:table-row table:style-name="ro4" table:default-cell-style-name="ce2">
              <table:table-cell/>
              <table:table-cell/>
              <table:table-cell/>
            </table:table-row>
            <table:table-row table:style-name="ro4" table:default-cell-style-name="ce3">
              <table:table-cell/>
              <table:table-cell/>
              <table:table-cell/>
            </table:table-row>
            <table:table-row table:style-name="ro2" table:default-cell-style-name="ce1">
              <table:table-cell>
                <text:p><text:span text:style-name="T25">Booléen</text:span></text:p>
                <text:p><text:span text:style-name="T25">vrai;faux</text:span></text:p>
              </table:table-cell>
              <table:table-cell>
                <text:p><text:span text:style-name="T25">Et logique</text:span></text:p>
              </table:table-cell>
              <table:table-cell>
                <text:p><text:span text:style-name="T25">ET</text:span></text:p>
              </table:table-cell>
            </table:table-row>
            <table:table-row table:style-name="ro4" table:default-cell-style-name="ce1">
              <table:table-cell/>
              <table:table-cell>
                <text:p><text:span text:style-name="T25">Ou logique</text:span></text:p>
              </table:table-cell>
              <table:table-cell>
                <text:p><text:span text:style-name="T25">OU</text:span></text:p>
              </table:table-cell>
            </table:table-row>
            <table:table-row table:style-name="ro4" table:default-cell-style-name="ce1">
              <table:table-cell/>
              <table:table-cell>
                <text:p><text:span text:style-name="T25">Non logique</text:span></text:p>
              </table:table-cell>
              <table:table-cell>
                <text:p><text:span text:style-name="T25">NON</text:span></text:p>
              </table:table-cell>
            </table:table-row>
            <table:table-row table:style-name="ro5" table:default-cell-style-name="ce1">
              <table:table-cell/>
              <table:table-cell>
                <text:p><text:span text:style-name="T25">comparaisons</text:span></text:p>
              </table:table-cell>
              <table:table-cell>
                <text:p><text:span text:style-name="T25">&lt;, &gt;, &lt;=, &gt;=, =, &lt;&gt;</text:span></text:p>
              </table:table-cell>
            </table:table-row>
          </table:table>
          <draw:image xlink:href="Pictures/TablePreview1.svm" xlink:type="simple" xlink:show="embed" xlink:actuate="onLoad"/>
        </draw:frame>
        <presentation:notes draw:style-name="dp2">
          <draw:page-thumbnail draw:style-name="gr1" draw:layer="layout" svg:width="13.723cm" svg:height="10.293cm" svg:x="2.522cm" svg:y="2.059cm" draw:page-number="11" presentation:class="page"/>
          <draw:frame presentation:style-name="pr15" draw:text-style-name="P4" draw:layer="layout" svg:width="13.767cm" svg:height="21.145cm" svg:x="2.499cm" svg:y="13.039cm" presentation:class="notes" presentation:user-transformed="true">
            <draw:text-box>
              <text:list text:style-name="L13">
                <text:list-header>
                  <text:p text:style-name="P25"><text:span text:style-name="T26">Pour les entiers, la division est notée </text:span><text:span text:style-name="T27">Div</text:span><text:span text:style-name="T26">. Elle est nommée division entière et</text:span></text:p>
                  <text:p text:style-name="P25"><text:span text:style-name="T26">diffère un peu de la division que l'on trouve sur les calculettes. Elle ne donne que le</text:span></text:p>
                  <text:p text:style-name="P25"><text:span text:style-name="T26">chiffre avant la virgule du résultat (elle renvoie un entier).</text:span></text:p>
                  <text:p text:style-name="P25"><text:span text:style-name="T26"/></text:p>
                  <text:p text:style-name="P25"><text:span text:style-name="T26">&amp; Les entiers supportent une opération supplémentaire appelée </text:span><text:span text:style-name="T27">modulo</text:span><text:span text:style-name="T26">, notée</text:span></text:p>
                  <text:p text:style-name="P25"><text:span text:style-name="T27">mod </text:span><text:span text:style-name="T26">et qui renvoie le reste de la division entière.</text:span></text:p>
                  <text:p text:style-name="P25"><text:span text:style-name="T26">Exemple:</text:span></text:p>
                  <text:p text:style-name="P25"><text:span text:style-name="T26">7 / 2 donne 3.5</text:span></text:p>
                  <text:p text:style-name="P25"><text:span text:style-name="T26">7 Div 2 donne 3</text:span></text:p>
                  <text:p text:style-name="P25"><text:span text:style-name="T26">7 Mod 2 donne 1</text:span></text:p>
                  <text:p text:style-name="P25"><text:span text:style-name="T26">'</text:span></text:p>
                </text:list-header>
              </text:list>
            </draw:text-box>
          </draw:frame>
        </presentation:notes>
      </draw:page>
      <draw:page draw:name="page12" draw:style-name="dp1" draw:master-page-name="lyt-darkblue" presentation:presentation-page-layout-name="AL2T1" presentation:use-footer-name="ftr1" presentation:use-date-time-name="dtd1">
        <office:forms form:automatic-focus="false" form:apply-design-mode="false"/>
        <draw:frame presentation:style-name="pr13" draw:text-style-name="P4" draw:layer="layout" svg:width="21.59cm" svg:height="1.527cm" svg:x="1.901cm" svg:y="0cm" presentation:class="title" presentation:user-transformed="true">
          <draw:text-box>
            <text:list text:style-name="L1">
              <text:list-header>
                <text:p text:style-name="P1"><text:span text:style-name="T2">Opérations possibles sur les variables</text:span></text:p>
              </text:list-header>
            </text:list>
          </draw:text-box>
        </draw:frame>
        <draw:frame presentation:style-name="pr14" draw:text-style-name="P4" draw:layer="layout" svg:width="24.302cm" svg:height="13.088cm" svg:x="1.098cm" svg:y="1.526cm" presentation:class="outline" presentation:user-transformed="true">
          <draw:text-box>
            <text:list text:style-name="L3">
              <text:list-header>
                <text:p text:style-name="P26"><text:span text:style-name="T28"/></text:p>
                <text:p text:style-name="P27"><text:span text:style-name="T28"/></text:p>
                <text:p text:style-name="P26"><text:span text:style-name="T28"/></text:p>
              </text:list-header>
            </text:list>
          </draw:text-box>
        </draw:frame>
        <draw:frame draw:style-name="standard" draw:layer="layout" svg:width="16.649cm" svg:height="7.137cm" svg:x="4.145cm" svg:y="4.639cm">
          <table:table table:template-name="default" table:use-first-row-styles="true" table:use-banding-rows-styles="true">
            <table:table-column table:style-name="co4"/>
            <table:table-column table:style-name="co5"/>
            <table:table-column table:style-name="co6"/>
            <table:table-row table:style-name="ro6" table:default-cell-style-name="ce1">
              <table:table-cell>
                <text:p text:style-name="P24"><text:span text:style-name="T25">Type</text:span></text:p>
              </table:table-cell>
              <table:table-cell>
                <text:p><text:span text:style-name="T25">opération</text:span></text:p>
              </table:table-cell>
              <table:table-cell>
                <text:p><text:span text:style-name="T25">symboles</text:span></text:p>
              </table:table-cell>
            </table:table-row>
            <table:table-row table:style-name="ro7" table:default-cell-style-name="ce1">
              <table:table-cell>
                <text:p><text:span text:style-name="T25">Caractère</text:span></text:p>
                <text:p><text:span text:style-name="T25">"C" ; "#" ; "-"</text:span></text:p>
              </table:table-cell>
              <table:table-cell>
                <text:p><text:span text:style-name="T25">Concaténation</text:span></text:p>
              </table:table-cell>
              <table:table-cell>
                <text:p><text:span text:style-name="T25">&amp;</text:span></text:p>
              </table:table-cell>
            </table:table-row>
            <table:table-row table:style-name="ro8" table:default-cell-style-name="ce4">
              <table:table-cell table:style-name="ce1">
                <text:p><text:span text:style-name="T25">Chaîne</text:span></text:p>
                <text:p><text:span text:style-name="T25">"Bonjour" ; "vv@ici"</text:span></text:p>
              </table:table-cell>
              <table:table-cell>
                <text:p text:style-name="P28"><text:span text:style-name="T29">comparaisons</text:span></text:p>
              </table:table-cell>
              <table:table-cell>
                <text:p text:style-name="P28"><text:span text:style-name="T29">&lt;, &gt;, &lt;=, &gt;=, =, &lt;&gt;</text:span></text:p>
              </table:table-cell>
            </table:table-row>
          </table:table>
          <draw:image xlink:href="Pictures/TablePreview2.svm" xlink:type="simple" xlink:show="embed" xlink:actuate="onLoad"/>
        </draw:frame>
        <presentation:notes draw:style-name="dp2">
          <draw:page-thumbnail draw:style-name="gr1" draw:layer="layout" svg:width="13.723cm" svg:height="10.293cm" svg:x="2.522cm" svg:y="2.059cm" draw:page-number="12" presentation:class="page"/>
          <draw:frame presentation:style-name="pr16" draw:text-style-name="P4" draw:layer="layout" svg:width="13.767cm" svg:height="24.035cm" svg:x="2.499cm" svg:y="13.039cm" presentation:class="notes" presentation:user-transformed="true">
            <draw:text-box>
              <text:list text:style-name="L13">
                <text:list-header>
                  <text:p text:style-name="P25">Les caractères sont comparés selon l’ordre du code ASCII. C’est ainsi qu’on</text:p>
                  <text:p text:style-name="P25">peut comparer tous les caractères entre eux. Par exemple la lettre Z (majuscule), de code</text:p>
                  <text:p text:style-name="P25">ASCII 90 est inférieure à la lettre a (minuscule) de code ASCII 97. L’ordre ASCII des</text:p>
                  <text:p text:style-name="P25">lettres de la même casse suit l’ordre alphabétique, de sorte que A&lt;B&lt;C&lt;D&lt;…</text:p>
                  <text:p text:style-name="P25"/>
                  <text:p text:style-name="P25">L’opérateur &amp; sert à concaténer des chaînes de caractère, ce qui signifie</text:p>
                  <text:p text:style-name="P25">transformer plusieurs chaînes en une seule en les ajoutant les unes à la suite des autres.</text:p>
                  <text:p text:style-name="P25">Ex : « Bonjour » &amp; « à tous » donne « Bonjour à tous »</text:p>
                  <text:p text:style-name="P25"/>
                  <text:p text:style-name="P25"/>
                </text:list-header>
              </text:list>
            </draw:text-box>
          </draw:frame>
        </presentation:notes>
      </draw:page>
      <draw:page draw:name="page13" draw:style-name="dp1" draw:master-page-name="lyt-darkblue" presentation:presentation-page-layout-name="AL2T1" presentation:use-footer-name="ftr1" presentation:use-date-time-name="dtd1">
        <draw:frame presentation:style-name="pr13" draw:text-style-name="P4" draw:layer="layout" svg:width="21.59cm" svg:height="1.527cm" svg:x="1.901cm" svg:y="0cm" presentation:class="title" presentation:user-transformed="true">
          <draw:text-box>
            <text:list text:style-name="L1">
              <text:list-header>
                <text:p text:style-name="P1"><text:span text:style-name="T2">Syntaxe générale d’un algorithme</text:span></text:p>
              </text:list-header>
            </text:list>
          </draw:text-box>
        </draw:frame>
        <draw:custom-shape draw:style-name="gr8" draw:text-style-name="P15" draw:layer="layout" svg:width="16.5cm" svg:height="11.559cm" svg:x="4.5cm" svg:y="2.441cm">
          <text:list text:style-name="L14">
            <text:list-header>
              <text:p text:style-name="P1"><text:span text:style-name="T30">PROGRAMME </text:span><text:span text:style-name="T31">monPremierProgramme</text:span></text:p>
              <text:p text:style-name="P1"><text:span text:style-name="T31">/* les constantes: obligatoire de </text:span></text:p>
              <text:p text:style-name="P1"><text:span text:style-name="T31">leur affecter une valeur dès leur déclaration */</text:span></text:p>
              <text:p text:style-name="P1"><text:span text:style-name="T30">CONST </text:span></text:p>
              <text:p text:style-name="P1"><text:span text:style-name="T30"><text:s text:c="4"/></text:span><text:span text:style-name="T31">taux &lt;- <text:s/>10 </text:span><text:span text:style-name="T30">: entier </text:span></text:p>
              <text:p text:style-name="P1"><text:span text:style-name="T31"><text:s text:c="4"/></text:span><text:span text:style-name="T31">phrase &lt;- "bonjour!" </text:span><text:span text:style-name="T30">: chaîne</text:span></text:p>
              <text:p text:style-name="P1"><text:span text:style-name="T31">// Les variables au sens strict</text:span></text:p>
              <text:p text:style-name="P1"><text:span text:style-name="T30">VAR </text:span></text:p>
              <text:p text:style-name="P1"><text:span text:style-name="T30"><text:s text:c="4"/></text:span><text:span text:style-name="T31">var1, var2, res </text:span><text:span text:style-name="T30">: réels</text:span></text:p>
              <text:p text:style-name="P1"><text:span text:style-name="T31"><text:s text:c="4"/></text:span><text:span text:style-name="T31">mot </text:span><text:span text:style-name="T30">: chaîne</text:span></text:p>
              <text:p text:style-name="P1"><text:span text:style-name="T30">DEBUT</text:span></text:p>
              <text:p text:style-name="P1"><text:span text:style-name="T30"/></text:p>
              <text:p text:style-name="P1"><text:span text:style-name="T31">/* instructions*/</text:span></text:p>
              <text:p text:style-name="P1"><text:span text:style-name="T30"/></text:p>
              <text:p text:style-name="P1"><text:span text:style-name="T30">FIN</text:span></text:p>
              <text:p text:style-name="P22"><text:span text:style-name="T32"/></text:p>
            </text:list-header>
          </text:list>
          <draw:enhanced-geometry svg:viewBox="0 0 21600 21600" draw:type="mso-spt202" draw:enhanced-path="M 0 0 L 21600 0 21600 21600 0 21600 0 0 Z N"/>
        </draw:custom-shape>
        <draw:custom-shape draw:style-name="gr9" draw:text-style-name="P4" draw:layer="layout" svg:width="0.802cm" svg:height="4.277cm" svg:x="15cm" svg:y="4.72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803cm" svg:height="3.598cm" svg:x="15cm" svg:y="9.4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 draw:text-style-name="P4" draw:layer="layout" svg:width="4.401cm" svg:height="1.108cm" svg:x="16cm" svg:y="6cm">
          <text:list text:style-name="L15">
            <text:list-header>
              <text:p text:style-name="P3"><text:span text:style-name="T33">déclarations</text:span></text:p>
            </text:list-header>
          </text:list>
          <draw:enhanced-geometry svg:viewBox="0 0 21600 21600" draw:type="mso-spt202" draw:enhanced-path="M 0 0 L 21600 0 21600 21600 0 21600 0 0 Z N"/>
        </draw:custom-shape>
        <draw:custom-shape draw:style-name="gr3" draw:text-style-name="P4" draw:layer="layout" svg:width="4.401cm" svg:height="1.955cm" svg:x="16cm" svg:y="10cm">
          <text:list text:style-name="L15">
            <text:list-header>
              <text:p text:style-name="P3"><text:span text:style-name="T33">Corps du programme</text:span></text:p>
            </text:list-header>
          </text:list>
          <draw:enhanced-geometry svg:viewBox="0 0 21600 21600" draw:type="mso-spt202" draw:enhanced-path="M 0 0 L 21600 0 21600 21600 0 21600 0 0 Z N"/>
        </draw:custom-shape>
        <presentation:notes draw:style-name="dp2">
          <draw:page-thumbnail draw:style-name="gr1" draw:layer="layout" svg:width="13.723cm" svg:height="10.293cm" svg:x="2.522cm" svg:y="2.059cm" draw:page-number="13" presentation:class="page"/>
          <draw:frame presentation:style-name="pr3" draw:layer="layout" svg:width="12.975cm" svg:height="10.546cm" svg:x="2.904cm" svg:y="13.059cm" presentation:class="notes" presentation:placeholder="true">
            <draw:text-box/>
          </draw:frame>
        </presentation:notes>
      </draw:page>
      <draw:page draw:name="page14" draw:style-name="dp1" draw:master-page-name="lyt-darkblue" presentation:presentation-page-layout-name="AL2T1" presentation:use-footer-name="ftr1" presentation:use-date-time-name="dtd1">
        <draw:frame presentation:style-name="pr4" draw:text-style-name="P4" draw:layer="layout" svg:width="21.59cm" svg:height="3.176cm" svg:x="1.905cm" svg:y="1.692cm" presentation:class="title" presentation:user-transformed="true">
          <draw:text-box>
            <text:list text:style-name="L1">
              <text:list-header>
                <text:p text:style-name="P1">Sommaire</text:p>
              </text:list-header>
            </text:list>
          </draw:text-box>
        </draw:frame>
        <draw:frame presentation:style-name="pr5" draw:text-style-name="P4" draw:layer="layout" svg:width="21.59cm" svg:height="11.43cm" svg:x="1.905cm" svg:y="5.503cm" presentation:class="outline" presentation:user-transformed="true">
          <draw:text-box>
            <text:list text:style-name="L4">
              <text:list-header>
                <text:p text:style-name="P6"><text:span text:style-name="T4">1- Présentation des variables</text:span></text:p>
                <text:p text:style-name="P6"><text:span text:style-name="T4">2- Déclaration des variables</text:span></text:p>
              </text:list-header>
            </text:list>
            <text:list text:style-name="L3">
              <text:list-header>
                <text:p text:style-name="P6">3- Affectation des variables</text:p>
              </text:list-header>
            </text:list>
          </draw:text-box>
        </draw:frame>
        <presentation:notes draw:style-name="dp3">
          <draw:page-thumbnail draw:style-name="gr1" draw:layer="layout" svg:width="12.25cm" svg:height="9.5cm" svg:x="3.259cm" svg:y="2.636cm" draw:page-number="14" presentation:class="page"/>
          <draw:frame presentation:style-name="pr6" draw:layer="layout" svg:width="12.975cm" svg:height="10.546cm" svg:x="2.904cm" svg:y="13.059cm" presentation:class="notes" presentation:placeholder="true">
            <draw:text-box/>
          </draw:frame>
        </presentation:notes>
      </draw:page>
      <draw:page draw:name="page15" draw:style-name="dp1" draw:master-page-name="lyt-darkblue" presentation:presentation-page-layout-name="AL2T1" presentation:use-footer-name="ftr1" presentation:use-date-time-name="dtd1">
        <draw:frame presentation:style-name="pr17" draw:text-style-name="P4" draw:layer="layout" svg:width="21.59cm" svg:height="1.108cm" svg:x="1.698cm" svg:y="-0.003cm" presentation:class="title" presentation:user-transformed="true">
          <draw:text-box>
            <text:list text:style-name="L1">
              <text:list-header>
                <text:p text:style-name="P1"><text:span text:style-name="T2">3- L’affectation de variables</text:span></text:p>
              </text:list-header>
            </text:list>
          </draw:text-box>
        </draw:frame>
        <draw:frame presentation:style-name="pr18" draw:text-style-name="P31" draw:layer="layout" svg:width="23.803cm" svg:height="15.376cm" svg:x="0.696cm" svg:y="1.124cm" presentation:class="outline" presentation:user-transformed="true">
          <draw:text-box>
            <text:list text:style-name="L3">
              <text:list-header>
                <text:p text:style-name="P29"><text:span text:style-name="T9">On ne peut faire qu’une seule chose avec une variable, c’est </text:span><text:span text:style-name="T10">l’affecter,</text:span><text:span text:style-name="T9"> c’est-à-dire </text:span><text:span text:style-name="T10">lui attribuer une valeur</text:span><text:span text:style-name="T9">. </text:span></text:p>
                <text:p text:style-name="P29"><text:span text:style-name="T10"/></text:p>
                <text:p xml:id="id50" text:id="id50" text:style-name="P29"><text:span text:style-name="T10">En pseudo-code, l'instruction d'affectation se note avec le signe ←</text:span></text:p>
                <text:p xml:id="id51" text:id="id51" text:style-name="P29"><text:span text:style-name="T9">On évite d’utiliser le symbole =</text:span></text:p>
                <text:p text:style-name="P29"><text:span text:style-name="T10"/></text:p>
              </text:list-header>
            </text:list>
            <text:list text:style-name="L7">
              <text:list-header>
                <text:p xml:id="id52" text:id="id52" text:style-name="P29"><text:span text:style-name="T11">maVar ← 24</text:span><text:span text:style-name="T10"> <text:s text:c="6"/>// Attribue la valeur 24 à la variable maVar</text:span></text:p>
              </text:list-header>
            </text:list>
            <text:list text:style-name="L3">
              <text:list-header>
                <text:p xml:id="id53" text:id="id53" text:style-name="P29"><text:span text:style-name="T10"><text:s text:c="6"/></text:span><text:span text:style-name="T9">Remarques : </text:span></text:p>
                <text:p xml:id="id54" text:id="id54" text:style-name="P29"><text:span text:style-name="T9">Si maVar a été défini dans un type non numérique, cette instruction provoquera une erreur. </text:span></text:p>
                <text:p text:style-name="P29"><text:span text:style-name="T9"/></text:p>
                <text:p xml:id="id55" text:id="id55" text:style-name="P29"><text:span text:style-name="T9">On peut </text:span><text:span text:style-name="T10">attribuer à une variable la valeur d’une autre variable, telle quelle ou modifiée</text:span><text:span text:style-name="T9">. </text:span></text:p>
                <text:p xml:id="id56" text:id="id56" text:style-name="P29"><text:span text:style-name="T9"/></text:p>
              </text:list-header>
            </text:list>
            <text:list text:style-name="L7">
              <text:list-header>
                <text:p xml:id="id57" text:id="id57" text:style-name="P29"><text:span text:style-name="T11">maVar ← 24</text:span></text:p>
                <text:p xml:id="id58" text:id="id58" text:style-name="P30"><text:span text:style-name="T11">res ← maVar</text:span><text:span text:style-name="T11"><text:tab/></text:span><text:span text:style-name="T11">=&gt; </text:span><text:span text:style-name="T9">la valeur de res est maintenant celle de maVar. </text:span></text:p>
              </text:list-header>
            </text:list>
            <text:list text:style-name="L3">
              <text:list-header>
                <text:p xml:id="id59" text:id="id59" text:style-name="P29"><text:span text:style-name="T9">Cette instruction n’a en rien modifié la valeur de maVar : une instruction d’affectation ne modifie que ce qui est situé à gauche de la flèch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50" anim:sub-item="text" smil:attributeName="visibility" smil:to="visible"/>
                  <anim:animate smil:dur="0.5s" smil:fill="hold" smil:targetElement="id50" anim:sub-item="text" smil:attributeName="x" smil:values="x;x" smil:keyTimes="0;1" smil:additive="base"/>
                  <anim:animate smil:dur="0.5s" smil:fill="hold" smil:targetElement="id50"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smil:additive="base"/>
                  <anim:animate smil:dur="0.5s" smil:fill="hold" smil:targetElement="id51"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2" anim:sub-item="text" smil:attributeName="visibility" smil:to="visible"/>
                  <anim:animate smil:dur="0.5s" smil:fill="hold" smil:targetElement="id52" anim:sub-item="text" smil:attributeName="x" smil:values="x;x" smil:keyTimes="0;1" smil:additive="base"/>
                  <anim:animate smil:dur="0.5s" smil:fill="hold" smil:targetElement="id52"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3" anim:sub-item="text" smil:attributeName="visibility" smil:to="visible"/>
                  <anim:animate smil:dur="0.5s" smil:fill="hold" smil:targetElement="id53" anim:sub-item="text" smil:attributeName="x" smil:values="x;x" smil:keyTimes="0;1" smil:additive="base"/>
                  <anim:animate smil:dur="0.5s" smil:fill="hold" smil:targetElement="id53"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4" anim:sub-item="text" smil:attributeName="visibility" smil:to="visible"/>
                  <anim:animate smil:dur="0.5s" smil:fill="hold" smil:targetElement="id54" anim:sub-item="text" smil:attributeName="x" smil:values="x;x" smil:keyTimes="0;1" smil:additive="base"/>
                  <anim:animate smil:dur="0.5s" smil:fill="hold" smil:targetElement="id54"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5" anim:sub-item="text" smil:attributeName="visibility" smil:to="visible"/>
                  <anim:animate smil:dur="0.5s" smil:fill="hold" smil:targetElement="id55" anim:sub-item="text" smil:attributeName="x" smil:values="x;x" smil:keyTimes="0;1" smil:additive="base"/>
                  <anim:animate smil:dur="0.5s" smil:fill="hold" smil:targetElement="id55"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smil:additive="base"/>
                  <anim:animate smil:dur="0.5s" smil:fill="hold" smil:targetElement="id56"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7" anim:sub-item="text" smil:attributeName="visibility" smil:to="visible"/>
                  <anim:animate smil:dur="0.5s" smil:fill="hold" smil:targetElement="id57" anim:sub-item="text" smil:attributeName="x" smil:values="x;x" smil:keyTimes="0;1" smil:additive="base"/>
                  <anim:animate smil:dur="0.5s" smil:fill="hold" smil:targetElement="id5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58" anim:sub-item="text" smil:attributeName="visibility" smil:to="visible"/>
                  <anim:animate smil:dur="0.5s" smil:fill="hold" smil:targetElement="id58" anim:sub-item="text" smil:attributeName="x" smil:values="x;x" smil:keyTimes="0;1" smil:additive="base"/>
                  <anim:animate smil:dur="0.5s" smil:fill="hold" smil:targetElement="id58"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59" anim:sub-item="text" smil:attributeName="visibility" smil:to="visible"/>
                  <anim:animate smil:dur="0.5s" smil:fill="hold" smil:targetElement="id59" anim:sub-item="text" smil:attributeName="x" smil:values="x;x" smil:keyTimes="0;1" smil:additive="base"/>
                  <anim:animate smil:dur="0.5s" smil:fill="hold" smil:targetElement="id59" anim:sub-item="text" smil:attributeName="y" smil:values="1+height/2;y" smil:keyTimes="0;1" smil:additive="base"/>
                </anim:par>
              </anim:par>
            </anim:par>
          </anim:seq>
        </anim:par>
        <presentation:notes draw:style-name="dp3">
          <draw:page-thumbnail draw:style-name="gr1" draw:layer="layout" svg:width="12.25cm" svg:height="9.5cm" svg:x="3.259cm" svg:y="2.636cm" draw:page-number="15" presentation:class="page"/>
          <draw:frame presentation:style-name="pr6" draw:layer="layout" svg:width="12.975cm" svg:height="10.546cm" svg:x="2.904cm" svg:y="13.059cm" presentation:class="notes" presentation:placeholder="true">
            <draw:text-box/>
          </draw:frame>
        </presentation:notes>
      </draw:page>
      <draw:page draw:name="page16" draw:style-name="dp1" draw:master-page-name="lyt-darkblue" presentation:presentation-page-layout-name="AL2T1" presentation:use-footer-name="ftr1" presentation:use-date-time-name="dtd1">
        <draw:frame presentation:style-name="pr13" draw:text-style-name="P4" draw:layer="layout" svg:width="21.59cm" svg:height="1.527cm" svg:x="1.901cm" svg:y="0cm" presentation:class="title" presentation:user-transformed="true">
          <draw:text-box>
            <text:list text:style-name="L1">
              <text:list-header>
                <text:p text:style-name="P1"><text:span text:style-name="T2">3- L’affectation de variables</text:span></text:p>
              </text:list-header>
            </text:list>
          </draw:text-box>
        </draw:frame>
        <draw:frame presentation:style-name="pr5" draw:text-style-name="P4" draw:layer="layout" svg:width="23.803cm" svg:height="11.43cm" svg:x="0.899cm" svg:y="1.923cm" presentation:class="outline" presentation:user-transformed="true">
          <draw:text-box>
            <text:list text:style-name="L3">
              <text:list-header>
                <text:p text:style-name="P29"><text:span text:style-name="T2">L’affectation consiste tout simplement à placer une valeur dans une variable </text:span></text:p>
                <text:p text:style-name="P30"><text:span text:style-name="T2"><text:tab/></text:span><text:span text:style-name="T2"><text:tab/></text:span><text:span text:style-name="T2">(ce qui revient à changer le contenu de cette variable)</text:span></text:p>
                <text:p text:style-name="P29"><text:span text:style-name="T2"/></text:p>
                <text:p xml:id="id60" text:id="id60" text:style-name="P29"><text:span text:style-name="T2">La nouvelle valeur est évaluée à partir d'une expression, qui peut être :</text:span></text:p>
                <text:p xml:id="id61" text:id="id61" text:style-name="P29"><text:span text:style-name="T2">- soit une autre variable ou constante,</text:span></text:p>
                <text:p xml:id="id62" text:id="id62" text:style-name="P29"><text:span text:style-name="T2">- soit une valeur littérale,</text:span></text:p>
                <text:p xml:id="id63" text:id="id63" text:style-name="P29"><text:span text:style-name="T2">- soit une combinaison de variables, de valeurs littérales et d'opérateurs.</text:span></text:p>
                <text:p text:style-name="P29"><text:span text:style-name="T2"/></text:p>
                <text:p text:style-name="P29"><text:span text:style-name="T2"/></text:p>
                <text:p xml:id="id64" text:id="id64" text:style-name="P29"><text:span text:style-name="T2">Exemples :</text:span></text:p>
              </text:list-header>
            </text:list>
            <text:list text:style-name="L7">
              <text:list-header>
                <text:p xml:id="id65" text:id="id65" text:style-name="P30"><text:span text:style-name="T8"><text:tab/></text:span><text:span text:style-name="T8">x </text:span><text:span text:style-name="T34">←</text:span><text:span text:style-name="T8"> 5</text:span></text:p>
              </text:list-header>
              <text:list-item>
                <text:p xml:id="id66" text:id="id66" text:style-name="P30"><text:span text:style-name="T8"><text:s text:c="5"/></text:span><text:span text:style-name="T8">y </text:span><text:span text:style-name="T34">←</text:span><text:span text:style-name="T7"> </text:span><text:span text:style-name="T35">2</text:span></text:p>
                <text:p xml:id="id67" text:id="id67" text:style-name="P30"><text:span text:style-name="T8"><text:tab/></text:span><text:span text:style-name="T8">x </text:span><text:span text:style-name="T34">←</text:span><text:span text:style-name="T8"> y</text:span></text:p>
                <text:p text:style-name="P30"><text:span text:style-name="T8"><text:tab/></text:span><text:span text:style-name="T8">x </text:span><text:span text:style-name="T34">←</text:span><text:span text:style-name="T8"> 5 + 8</text:span></text:p>
                <text:p text:style-name="P30"><text:span text:style-name="T8"><text:tab/></text:span><text:span text:style-name="T8">x </text:span><text:span text:style-name="T34">←</text:span><text:span text:style-name="T8"> 5 + 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0" anim:sub-item="text" smil:attributeName="visibility" smil:to="visible"/>
                  <anim:animate smil:dur="0.5s" smil:fill="hold" smil:targetElement="id60" anim:sub-item="text" smil:attributeName="x" smil:values="x;x" smil:keyTimes="0;1" smil:additive="base"/>
                  <anim:animate smil:dur="0.5s" smil:fill="hold" smil:targetElement="id60"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1" anim:sub-item="text" smil:attributeName="visibility" smil:to="visible"/>
                  <anim:animate smil:dur="0.5s" smil:fill="hold" smil:targetElement="id61" anim:sub-item="text" smil:attributeName="x" smil:values="x;x" smil:keyTimes="0;1" smil:additive="base"/>
                  <anim:animate smil:dur="0.5s" smil:fill="hold" smil:targetElement="id61"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2" anim:sub-item="text" smil:attributeName="visibility" smil:to="visible"/>
                  <anim:animate smil:dur="0.5s" smil:fill="hold" smil:targetElement="id62" anim:sub-item="text" smil:attributeName="x" smil:values="x;x" smil:keyTimes="0;1" smil:additive="base"/>
                  <anim:animate smil:dur="0.5s" smil:fill="hold" smil:targetElement="id62"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3" anim:sub-item="text" smil:attributeName="visibility" smil:to="visible"/>
                  <anim:animate smil:dur="0.5s" smil:fill="hold" smil:targetElement="id63" anim:sub-item="text" smil:attributeName="x" smil:values="x;x" smil:keyTimes="0;1" smil:additive="base"/>
                  <anim:animate smil:dur="0.5s" smil:fill="hold" smil:targetElement="id63"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4" anim:sub-item="text" smil:attributeName="visibility" smil:to="visible"/>
                  <anim:animate smil:dur="0.5s" smil:fill="hold" smil:targetElement="id64" anim:sub-item="text" smil:attributeName="x" smil:values="x;x" smil:keyTimes="0;1" smil:additive="base"/>
                  <anim:animate smil:dur="0.5s" smil:fill="hold" smil:targetElement="id6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65" anim:sub-item="text" smil:attributeName="visibility" smil:to="visible"/>
                  <anim:animate smil:dur="0.5s" smil:fill="hold" smil:targetElement="id65" anim:sub-item="text" smil:attributeName="x" smil:values="x;x" smil:keyTimes="0;1" smil:additive="base"/>
                  <anim:animate smil:dur="0.5s" smil:fill="hold" smil:targetElement="id65"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66" anim:sub-item="text" smil:attributeName="visibility" smil:to="visible"/>
                  <anim:animate smil:dur="0.5s" smil:fill="hold" smil:targetElement="id66" anim:sub-item="text" smil:attributeName="x" smil:values="x;x" smil:keyTimes="0;1" smil:additive="base"/>
                  <anim:animate smil:dur="0.5s" smil:fill="hold" smil:targetElement="id66"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67" anim:sub-item="text" smil:attributeName="visibility" smil:to="visible"/>
                  <anim:animate smil:dur="0.5s" smil:fill="hold" smil:targetElement="id67" anim:sub-item="text" smil:attributeName="x" smil:values="x;x" smil:keyTimes="0;1" smil:additive="base"/>
                  <anim:animate smil:dur="0.5s" smil:fill="hold" smil:targetElement="id67" anim:sub-item="text" smil:attributeName="y" smil:values="1+height/2;y" smil:keyTimes="0;1" smil:additive="base"/>
                </anim:par>
              </anim:par>
            </anim:par>
          </anim:seq>
        </anim:par>
        <presentation:notes draw:style-name="dp3">
          <draw:page-thumbnail draw:style-name="gr1" draw:layer="layout" svg:width="12.25cm" svg:height="9.5cm" svg:x="3.259cm" svg:y="2.636cm" draw:page-number="16" presentation:class="page"/>
          <draw:frame presentation:style-name="pr6" draw:layer="layout" svg:width="12.975cm" svg:height="10.546cm" svg:x="2.904cm" svg:y="13.059cm" presentation:class="notes" presentation:placeholder="true">
            <draw:text-box/>
          </draw:frame>
        </presentation:notes>
      </draw:page>
      <draw:page draw:name="page17" draw:style-name="dp1" draw:master-page-name="lyt-darkblue" presentation:presentation-page-layout-name="AL2T1" presentation:use-footer-name="ftr1" presentation:use-date-time-name="dtd1">
        <draw:frame presentation:style-name="pr13" draw:text-style-name="P4" draw:layer="layout" svg:width="21.59cm" svg:height="1.527cm" svg:x="1.901cm" svg:y="0cm" presentation:class="title" presentation:user-transformed="true">
          <draw:text-box>
            <text:list text:style-name="L1">
              <text:list-header>
                <text:p text:style-name="P1"><text:span text:style-name="T2">3- L’affectation de variables</text:span></text:p>
              </text:list-header>
            </text:list>
          </draw:text-box>
        </draw:frame>
        <draw:frame presentation:style-name="pr5" draw:text-style-name="P4" draw:layer="layout" svg:width="23.803cm" svg:height="9.577cm" svg:x="0.899cm" svg:y="1.923cm" presentation:class="outline" presentation:user-transformed="true">
          <draw:text-box>
            <text:list text:style-name="L7">
              <text:list-header>
                <text:p xml:id="id68" text:id="id68" text:style-name="P30"><text:span text:style-name="T2">Les instructions d’affectation sont formées de deux parties :</text:span></text:p>
              </text:list-header>
            </text:list>
            <text:list text:style-name="L5">
              <text:list-item>
                <text:p xml:id="id69" text:id="id69" text:style-name="P32"><text:span text:style-name="T2">A gauche du symbole </text:span><text:span text:style-name="T36">←</text:span><text:span text:style-name="T2"> : le nom d’une variable destinée à recevoir une valeur.</text:span></text:p>
              </text:list-item>
              <text:list-item>
                <text:p xml:id="id70" text:id="id70" text:style-name="P32"><text:span text:style-name="T2">A droite : l’expression qui va donner la valeur qu’on veut affecter à la variable en question.</text:span></text:p>
              </text:list-item>
            </text:list>
            <text:list text:style-name="L3">
              <text:list-header>
                <text:p text:style-name="P29"><text:span text:style-name="T2"/></text:p>
                <text:p xml:id="id71" text:id="id71" text:style-name="P29"><text:span text:style-name="T2">Remarque : l’expression située à droite de la flèche doit être du même type que la variable située à gauche. </text:span></text:p>
                <text:p text:style-name="P29"><text:span text:style-name="T2"/></text:p>
                <text:p xml:id="id72" text:id="id72" text:style-name="P29"><text:span text:style-name="T2">Exemple :</text:span></text:p>
              </text:list-header>
            </text:list>
          </draw:text-box>
        </draw:frame>
        <draw:custom-shape draw:style-name="gr11" draw:text-style-name="P4" xml:id="id73" draw:id="id73" draw:layer="layout" svg:width="19.5cm" svg:height="8.643cm" svg:x="5cm" svg:y="8.857cm">
          <text:list text:style-name="L6">
            <text:list-header>
              <text:p text:style-name="P1"><text:span text:style-name="T37">VAR </text:span></text:p>
              <text:p text:style-name="P1"><text:span text:style-name="T37"><text:s text:c="2"/></text:span><text:span text:style-name="T37">a, b : entiers</text:span></text:p>
              <text:p text:style-name="P1"><text:span text:style-name="T37"><text:s text:c="2"/></text:span><text:span text:style-name="T37">carac : caractère</text:span></text:p>
              <text:p text:style-name="P1"><text:span text:style-name="T37">DEBUT </text:span></text:p>
              <text:p text:style-name="P1"><text:span text:style-name="T37"><text:s text:c="2"/></text:span><text:span text:style-name="T37">a </text:span><text:span text:style-name="T38">←</text:span><text:span text:style-name="T37"> 5</text:span></text:p>
              <text:p text:style-name="P1"><text:span text:style-name="T37"><text:s text:c="2"/></text:span><text:span text:style-name="T37">b </text:span><text:span text:style-name="T38">←</text:span><text:span text:style-name="T37"> a – 1</text:span></text:p>
              <text:p text:style-name="P1"><text:span text:style-name="T37"><text:s text:c="2"/></text:span><text:span text:style-name="T37">// carac </text:span><text:span text:style-name="T38">←</text:span><text:span text:style-name="T37"> 5 // affectation impossible : carac n’est pas un entier</text:span></text:p>
              <text:p text:style-name="P1"><text:span text:style-name="T37"><text:s text:c="2"/></text:span><text:span text:style-name="T37">carac </text:span><text:span text:style-name="T38">←</text:span><text:span text:style-name="T37"> ‘5’ <text:s/>//affectation possible <text:s/>‘5 ‘ est considéré comme un caractère</text:span></text:p>
              <text:p text:style-name="P1"><text:span text:style-name="T37"><text:s text:c="2"/></text:span><text:span text:style-name="T37">carac </text:span><text:span text:style-name="T38">←</text:span><text:span text:style-name="T37"> ‘A’</text:span></text:p>
              <text:p text:style-name="P1"><text:span text:style-name="T37">FIN</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8" anim:sub-item="text" smil:attributeName="visibility" smil:to="visible"/>
                  <anim:animate smil:dur="0.5s" smil:fill="hold" smil:targetElement="id68" anim:sub-item="text" smil:attributeName="x" smil:values="x;x" smil:keyTimes="0;1" smil:additive="base"/>
                  <anim:animate smil:dur="0.5s" smil:fill="hold" smil:targetElement="id68"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69" anim:sub-item="text" smil:attributeName="visibility" smil:to="visible"/>
                  <anim:animate smil:dur="0.5s" smil:fill="hold" smil:targetElement="id69" anim:sub-item="text" smil:attributeName="x" smil:values="x;x" smil:keyTimes="0;1" smil:additive="base"/>
                  <anim:animate smil:dur="0.5s" smil:fill="hold" smil:targetElement="id69"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0" anim:sub-item="text" smil:attributeName="visibility" smil:to="visible"/>
                  <anim:animate smil:dur="0.5s" smil:fill="hold" smil:targetElement="id70" anim:sub-item="text" smil:attributeName="x" smil:values="x;x" smil:keyTimes="0;1" smil:additive="base"/>
                  <anim:animate smil:dur="0.5s" smil:fill="hold" smil:targetElement="id70"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1" anim:sub-item="text" smil:attributeName="visibility" smil:to="visible"/>
                  <anim:animate smil:dur="0.5s" smil:fill="hold" smil:targetElement="id71" anim:sub-item="text" smil:attributeName="x" smil:values="x;x" smil:keyTimes="0;1" smil:additive="base"/>
                  <anim:animate smil:dur="0.5s" smil:fill="hold" smil:targetElement="id71"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2" anim:sub-item="text" smil:attributeName="visibility" smil:to="visible"/>
                  <anim:animate smil:dur="0.5s" smil:fill="hold" smil:targetElement="id72" anim:sub-item="text" smil:attributeName="x" smil:values="x;x" smil:keyTimes="0;1" smil:additive="base"/>
                  <anim:animate smil:dur="0.5s" smil:fill="hold" smil:targetElement="id72" anim:sub-item="text" smil:attributeName="y" smil:values="1+height/2;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smil:additive="base"/>
                  <anim:animate smil:dur="0.5s" smil:fill="hold" smil:targetElement="id73" smil:attributeName="y" smil:values="1+height/2;y" smil:keyTimes="0;1" smil:additive="base"/>
                </anim:par>
              </anim:par>
            </anim:par>
          </anim:seq>
        </anim:par>
        <presentation:notes draw:style-name="dp3">
          <draw:page-thumbnail draw:style-name="gr1" draw:layer="layout" svg:width="12.25cm" svg:height="9.5cm" svg:x="3.259cm" svg:y="2.636cm" draw:page-number="17" presentation:class="page"/>
          <draw:frame presentation:style-name="pr6" draw:layer="layout" svg:width="12.975cm" svg:height="10.546cm" svg:x="2.904cm" svg:y="13.059cm" presentation:class="notes" presentation:placeholder="true">
            <draw:text-box/>
          </draw:frame>
        </presentation:notes>
      </draw:page>
      <draw:page draw:name="page18" draw:style-name="dp1" draw:master-page-name="lyt-darkblue" presentation:presentation-page-layout-name="AL2T1" presentation:use-footer-name="ftr1" presentation:use-date-time-name="dtd1">
        <draw:frame presentation:style-name="pr17" draw:text-style-name="P4" draw:layer="layout" svg:width="21.59cm" svg:height="1.108cm" svg:x="1.698cm" svg:y="-0.003cm" presentation:class="title" presentation:user-transformed="true">
          <draw:text-box>
            <text:list text:style-name="L1">
              <text:list-header>
                <text:p text:style-name="P1"><text:span text:style-name="T2">3- L’affectation de variables</text:span></text:p>
              </text:list-header>
            </text:list>
          </draw:text-box>
        </draw:frame>
        <draw:frame presentation:style-name="pr19" draw:text-style-name="P4" draw:layer="layout" svg:width="23.803cm" svg:height="12.488cm" svg:x="0.696cm" svg:y="1.323cm" presentation:class="outline" presentation:user-transformed="true">
          <draw:text-box>
            <text:list text:style-name="L3">
              <text:list-header>
                <text:p text:style-name="P29"><text:span text:style-name="T9">L’instruction d’affectation agit en 2 temps :</text:span></text:p>
                <text:p text:style-name="P29"><text:span text:style-name="T9"/></text:p>
                <text:p xml:id="id74" text:id="id74" text:style-name="P29"><text:span text:style-name="T9">1- <text:s/>Elle </text:span><text:span text:style-name="T12">détermine la </text:span><text:span text:style-name="T11">valeur de l’expression à droite</text:span><text:span text:style-name="T9"> du </text:span><text:span text:style-name="T10">←</text:span><text:span text:style-name="T9"> (la plupart du temps, il n'y a même pas de calculs à faire)</text:span></text:p>
                <text:p text:style-name="P29"><text:span text:style-name="T9"/></text:p>
                <text:p xml:id="id75" text:id="id75" text:style-name="P30"><text:span text:style-name="T9">2- </text:span><text:span text:style-name="T9"><text:tab/></text:span><text:span text:style-name="T9">Elle </text:span><text:span text:style-name="T11">range la résultat</text:span><text:span text:style-name="T9"> dans la variable située à gauche.</text:span></text:p>
                <text:p text:style-name="P29"><text:span text:style-name="T9"/></text:p>
              </text:list-header>
            </text:list>
            <text:list text:style-name="L7">
              <text:list-header>
                <text:p text:style-name="P29"><text:span text:style-name="T11"/></text:p>
                <text:p xml:id="id76" text:id="id76" text:style-name="P29"><text:span text:style-name="T39">Exemples : </text:span></text:p>
                <text:p text:style-name="P29"><text:span text:style-name="T12"/></text:p>
                <text:p xml:id="id77" text:id="id77" text:style-name="P29"><text:span text:style-name="T12">maVar ← 12</text:span></text:p>
                <text:p xml:id="id78" text:id="id78" text:style-name="P29"><text:span text:style-name="T12">res ← maVar + 4</text:span></text:p>
              </text:list-header>
            </text:list>
            <text:list text:style-name="L3">
              <text:list-header>
                <text:p xml:id="id79" text:id="id79" text:style-name="P29"><text:span text:style-name="T9">res vaut maintenant 16. De même que précédemment, maVar vaut toujours 12.</text:span></text:p>
                <text:p text:style-name="P29"><text:span text:style-name="T9"/></text:p>
              </text:list-header>
            </text:list>
            <text:list text:style-name="L7">
              <text:list-header>
                <text:p xml:id="id80" text:id="id80" text:style-name="P29"><text:span text:style-name="T12">res ← 6</text:span></text:p>
                <text:p xml:id="id81" text:id="id81" text:style-name="P29"><text:span text:style-name="T12">res ← res + 1</text:span></text:p>
              </text:list-header>
            </text:list>
            <text:list text:style-name="L3">
              <text:list-header>
                <text:p xml:id="id82" text:id="id82" text:style-name="P29"><text:span text:style-name="T9">res vaut maintenant 7. </text:span></text:p>
                <text:p xml:id="id83" text:id="id83" text:style-name="P29"><text:span text:style-name="T9">La valeur de res est modifiée : res est la variable située à gauche de la flèche de la 2</text:span><text:span text:style-name="T40">nde</text:span><text:span text:style-name="T9"> instruction.</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4" anim:sub-item="text" smil:attributeName="visibility" smil:to="visible"/>
                  <anim:animate smil:dur="0.5s" smil:fill="hold" smil:targetElement="id74" anim:sub-item="text" smil:attributeName="x" smil:values="x;x" smil:keyTimes="0;1" smil:additive="base"/>
                  <anim:animate smil:dur="0.5s" smil:fill="hold" smil:targetElement="id74"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5" anim:sub-item="text" smil:attributeName="visibility" smil:to="visible"/>
                  <anim:animate smil:dur="0.5s" smil:fill="hold" smil:targetElement="id75" anim:sub-item="text" smil:attributeName="x" smil:values="x;x" smil:keyTimes="0;1" smil:additive="base"/>
                  <anim:animate smil:dur="0.5s" smil:fill="hold" smil:targetElement="id75"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6" anim:sub-item="text" smil:attributeName="visibility" smil:to="visible"/>
                  <anim:animate smil:dur="0.5s" smil:fill="hold" smil:targetElement="id76" anim:sub-item="text" smil:attributeName="x" smil:values="x;x" smil:keyTimes="0;1" smil:additive="base"/>
                  <anim:animate smil:dur="0.5s" smil:fill="hold" smil:targetElement="id76"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77" anim:sub-item="text" smil:attributeName="visibility" smil:to="visible"/>
                  <anim:animate smil:dur="0.5s" smil:fill="hold" smil:targetElement="id77" anim:sub-item="text" smil:attributeName="x" smil:values="x;x" smil:keyTimes="0;1" smil:additive="base"/>
                  <anim:animate smil:dur="0.5s" smil:fill="hold" smil:targetElement="id7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78" anim:sub-item="text" smil:attributeName="visibility" smil:to="visible"/>
                  <anim:animate smil:dur="0.5s" smil:fill="hold" smil:targetElement="id78" anim:sub-item="text" smil:attributeName="x" smil:values="x;x" smil:keyTimes="0;1" smil:additive="base"/>
                  <anim:animate smil:dur="0.5s" smil:fill="hold" smil:targetElement="id7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79" anim:sub-item="text" smil:attributeName="visibility" smil:to="visible"/>
                  <anim:animate smil:dur="0.5s" smil:fill="hold" smil:targetElement="id79" anim:sub-item="text" smil:attributeName="x" smil:values="x;x" smil:keyTimes="0;1" smil:additive="base"/>
                  <anim:animate smil:dur="0.5s" smil:fill="hold" smil:targetElement="id79"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0" anim:sub-item="text" smil:attributeName="visibility" smil:to="visible"/>
                  <anim:animate smil:dur="0.5s" smil:fill="hold" smil:targetElement="id80" anim:sub-item="text" smil:attributeName="x" smil:values="x;x" smil:keyTimes="0;1" smil:additive="base"/>
                  <anim:animate smil:dur="0.5s" smil:fill="hold" smil:targetElement="id80"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81" anim:sub-item="text" smil:attributeName="visibility" smil:to="visible"/>
                  <anim:animate smil:dur="0.5s" smil:fill="hold" smil:targetElement="id81" anim:sub-item="text" smil:attributeName="x" smil:values="x;x" smil:keyTimes="0;1" smil:additive="base"/>
                  <anim:animate smil:dur="0.5s" smil:fill="hold" smil:targetElement="id81"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2" anim:sub-item="text" smil:attributeName="visibility" smil:to="visible"/>
                  <anim:animate smil:dur="0.5s" smil:fill="hold" smil:targetElement="id82" anim:sub-item="text" smil:attributeName="x" smil:values="x;x" smil:keyTimes="0;1" smil:additive="base"/>
                  <anim:animate smil:dur="0.5s" smil:fill="hold" smil:targetElement="id82"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3" anim:sub-item="text" smil:attributeName="visibility" smil:to="visible"/>
                  <anim:animate smil:dur="0.5s" smil:fill="hold" smil:targetElement="id83" anim:sub-item="text" smil:attributeName="x" smil:values="x;x" smil:keyTimes="0;1" smil:additive="base"/>
                  <anim:animate smil:dur="0.5s" smil:fill="hold" smil:targetElement="id83" anim:sub-item="text" smil:attributeName="y" smil:values="1+height/2;y" smil:keyTimes="0;1" smil:additive="base"/>
                </anim:par>
              </anim:par>
            </anim:par>
          </anim:seq>
        </anim:par>
        <presentation:notes draw:style-name="dp3">
          <draw:page-thumbnail draw:style-name="gr1" draw:layer="layout" svg:width="12.25cm" svg:height="9.5cm" svg:x="3.259cm" svg:y="2.636cm" draw:page-number="18" presentation:class="page"/>
          <draw:frame presentation:style-name="pr6" draw:layer="layout" svg:width="12.975cm" svg:height="10.546cm" svg:x="2.904cm" svg:y="13.059cm" presentation:class="notes" presentation:placeholder="true">
            <draw:text-box/>
          </draw:frame>
        </presentation:notes>
      </draw:page>
      <draw:page draw:name="page19" draw:style-name="dp1" draw:master-page-name="lyt-darkblue" presentation:presentation-page-layout-name="AL2T1" presentation:use-footer-name="ftr1" presentation:use-date-time-name="dtd1">
        <draw:frame presentation:style-name="pr7" draw:text-style-name="P4" draw:layer="layout" svg:width="21.59cm" svg:height="1.324cm" svg:x="1.499cm" svg:y="-0.001cm" presentation:class="title" presentation:user-transformed="true">
          <draw:text-box>
            <text:list text:style-name="L1">
              <text:list-header>
                <text:p text:style-name="P1"><text:span text:style-name="T2">3- L’affectation de variables</text:span></text:p>
              </text:list-header>
            </text:list>
          </draw:text-box>
        </draw:frame>
        <draw:frame presentation:style-name="pr5" draw:text-style-name="P4" draw:layer="layout" svg:width="21.401cm" svg:height="11.43cm" svg:x="1.498cm" svg:y="2.324cm" presentation:class="outline" presentation:user-transformed="true">
          <draw:text-box>
            <text:list text:style-name="L3">
              <text:list-header>
                <text:p text:style-name="P29"><text:span text:style-name="T6">Ordre des instructions</text:span></text:p>
                <text:p text:style-name="P29"><text:span text:style-name="T2">L’ordre dans lequel les instructions sont écrites joue un rôle essentiel dans le résultat final. </text:span></text:p>
                <text:p text:style-name="P29"><text:span text:style-name="T2"/></text:p>
                <text:p xml:id="id84" text:id="id84" text:style-name="P29"><text:span text:style-name="T2">Exemple 1</text:span><text:span text:style-name="T2"><text:line-break/></text:span><text:span text:style-name="T6">VAR :</text:span></text:p>
                <text:p xml:id="id85" text:id="id85" text:style-name="P29"><text:span text:style-name="T2"><text:s text:c="10"/></text:span><text:span text:style-name="T2">A : </text:span><text:span text:style-name="T6">entier</text:span><text:span text:style-name="T6"><text:line-break/></text:span><text:span text:style-name="T6">DEBUT</text:span><text:span text:style-name="T6"><text:line-break/></text:span><text:span text:style-name="T2"> <text:s text:c="2"/>A ← 34</text:span><text:span text:style-name="T2"><text:line-break/></text:span><text:span text:style-name="T2"> <text:s text:c="2"/>A ← 12</text:span><text:span text:style-name="T2"><text:line-break/></text:span><text:span text:style-name="T6">FIN</text:span></text:p>
                <text:p xml:id="id87" text:id="id87" text:style-name="P29"><text:span text:style-name="T2">Exemple 2</text:span><text:span text:style-name="T2"><text:line-break/></text:span><text:span text:style-name="T6">VAR</text:span></text:p>
                <text:p xml:id="id88" text:id="id88" text:style-name="P30"><text:span text:style-name="T2"><text:s/></text:span><text:span text:style-name="T2"><text:tab/></text:span><text:span text:style-name="T2"><text:tab/></text:span><text:span text:style-name="T2">A : </text:span><text:span text:style-name="T6">entier</text:span></text:p>
                <text:p xml:id="id89" text:id="id89" text:style-name="P30"><text:span text:style-name="T6"><text:tab/></text:span><text:span text:style-name="T6">DEBUT</text:span><text:span text:style-name="T2"> </text:span></text:p>
                <text:p xml:id="id90" text:id="id90" text:style-name="P30"><text:span text:style-name="T2"><text:tab/></text:span><text:span text:style-name="T2"><text:tab/></text:span><text:span text:style-name="T2">A ← 12</text:span><text:span text:style-name="T2"><text:line-break/></text:span><text:span text:style-name="T2"> <text:s text:c="2"/></text:span><text:span text:style-name="T2"><text:tab/></text:span><text:span text:style-name="T2">A ← 34</text:span><text:span text:style-name="T2"><text:line-break/></text:span><text:span text:style-name="T6">FIN</text:span></text:p>
              </text:list-header>
            </text:list>
          </draw:text-box>
        </draw:frame>
        <draw:custom-shape draw:style-name="gr12" draw:text-style-name="P4" xml:id="id86" draw:id="id86" draw:layer="layout" svg:width="8.4cm" svg:height="1.108cm" svg:x="10.901cm" svg:y="6.725cm">
          <text:list text:style-name="L6">
            <text:list-header>
              <text:p text:style-name="P33"><text:span text:style-name="T41">Valeur finale de A : 12</text:span></text:p>
            </text:list-header>
          </text:list>
          <draw:enhanced-geometry svg:viewBox="0 0 21600 21600" draw:type="mso-spt202" draw:enhanced-path="M 0 0 L 21600 0 21600 21600 0 21600 0 0 Z N"/>
        </draw:custom-shape>
        <draw:custom-shape draw:style-name="gr12" draw:text-style-name="P4" xml:id="id91" draw:id="id91" draw:layer="layout" svg:width="8.4cm" svg:height="1.108cm" svg:x="10.901cm" svg:y="14.124cm">
          <text:list text:style-name="L6">
            <text:list-header>
              <text:p text:style-name="P33"><text:span text:style-name="T41">Valeur finale de A : 34</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4" anim:sub-item="text" smil:attributeName="visibility" smil:to="visible"/>
                  <anim:animate smil:dur="0.5s" smil:fill="hold" smil:targetElement="id84" anim:sub-item="text" smil:attributeName="x" smil:values="x;x" smil:keyTimes="0;1" smil:additive="base"/>
                  <anim:animate smil:dur="0.5s" smil:fill="hold" smil:targetElement="id8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85" anim:sub-item="text" smil:attributeName="visibility" smil:to="visible"/>
                  <anim:animate smil:dur="0.5s" smil:fill="hold" smil:targetElement="id85" anim:sub-item="text" smil:attributeName="x" smil:values="x;x" smil:keyTimes="0;1" smil:additive="base"/>
                  <anim:animate smil:dur="0.5s" smil:fill="hold" smil:targetElement="id85"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smil:additive="base"/>
                  <anim:animate smil:dur="0.5s" smil:fill="hold" smil:targetElement="id86"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87" anim:sub-item="text" smil:attributeName="visibility" smil:to="visible"/>
                  <anim:animate smil:dur="0.5s" smil:fill="hold" smil:targetElement="id87" anim:sub-item="text" smil:attributeName="x" smil:values="x;x" smil:keyTimes="0;1" smil:additive="base"/>
                  <anim:animate smil:dur="0.5s" smil:fill="hold" smil:targetElement="id8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88" anim:sub-item="text" smil:attributeName="visibility" smil:to="visible"/>
                  <anim:animate smil:dur="0.5s" smil:fill="hold" smil:targetElement="id88" anim:sub-item="text" smil:attributeName="x" smil:values="x;x" smil:keyTimes="0;1" smil:additive="base"/>
                  <anim:animate smil:dur="0.5s" smil:fill="hold" smil:targetElement="id8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89" anim:sub-item="text" smil:attributeName="visibility" smil:to="visible"/>
                  <anim:animate smil:dur="0.5s" smil:fill="hold" smil:targetElement="id89" anim:sub-item="text" smil:attributeName="x" smil:values="x;x" smil:keyTimes="0;1" smil:additive="base"/>
                  <anim:animate smil:dur="0.5s" smil:fill="hold" smil:targetElement="id89"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90" anim:sub-item="text" smil:attributeName="visibility" smil:to="visible"/>
                  <anim:animate smil:dur="0.5s" smil:fill="hold" smil:targetElement="id90" anim:sub-item="text" smil:attributeName="x" smil:values="x;x" smil:keyTimes="0;1" smil:additive="base"/>
                  <anim:animate smil:dur="0.5s" smil:fill="hold" smil:targetElement="id90"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smil:additive="base"/>
                  <anim:animate smil:dur="0.5s" smil:fill="hold" smil:targetElement="id91" smil:attributeName="y" smil:values="1+height/2;y" smil:keyTimes="0;1" smil:additive="base"/>
                </anim:par>
              </anim:par>
            </anim:par>
          </anim:seq>
        </anim:par>
        <presentation:notes draw:style-name="dp2">
          <draw:page-thumbnail draw:style-name="gr1" draw:layer="layout" svg:width="13.723cm" svg:height="10.293cm" svg:x="2.522cm" svg:y="2.059cm" draw:page-number="19" presentation:class="page"/>
          <draw:frame presentation:style-name="pr20" draw:text-style-name="P4" draw:layer="layout" svg:width="13.767cm" svg:height="12.348cm" svg:x="2.499cm" svg:y="13.039cm" presentation:class="notes" presentation:user-transformed="true">
            <draw:text-box>
              <text:list text:style-name="L13">
                <text:list-header>
                  <text:p text:style-name="P34"><text:span text:style-name="T5">Enfin, il est également clair que si l’on met de côté leur vertu pédagogique, les deux algorithmes ci-dessus sont parfaitement idiots : Il n’y a aucun intérêt à affecter une variable pour l’affecter différemment juste après. En l’occurrence, on aurait tout aussi bien atteint le même résultat en écrivant simplement :</text:span></text:p>
                  <text:p text:style-name="P34"><text:span text:style-name="T5">Exemple 1</text:span><text:span text:style-name="T5"><text:line-break/></text:span><text:span text:style-name="T42">Variable</text:span><text:span text:style-name="T5"> A </text:span><text:span text:style-name="T42">en Numérique</text:span><text:span text:style-name="T42"><text:line-break/></text:span><text:span text:style-name="T42">Début</text:span><text:span text:style-name="T42"><text:line-break/></text:span><text:span text:style-name="T5">A ← 12</text:span><text:span text:style-name="T5"><text:line-break/></text:span><text:span text:style-name="T42">Fin</text:span><text:span text:style-name="T42"><text:line-break/></text:span><text:span text:style-name="T42"><text:line-break/></text:span><text:span text:style-name="T5">Exemple 2</text:span><text:span text:style-name="T5"><text:line-break/></text:span><text:span text:style-name="T42">Variable</text:span><text:span text:style-name="T5"> A </text:span><text:span text:style-name="T42">en Numérique</text:span><text:span text:style-name="T42"><text:line-break/></text:span><text:span text:style-name="T42">Début</text:span><text:span text:style-name="T42"><text:line-break/></text:span><text:span text:style-name="T5">A ← 34</text:span><text:span text:style-name="T5"><text:line-break/></text:span><text:span text:style-name="T42">Fin</text:span></text:p>
                  <text:p text:style-name="P34"><text:span text:style-name="T42"/></text:p>
                </text:list-header>
              </text:list>
            </draw:text-box>
          </draw:frame>
        </presentation:notes>
      </draw:page>
      <draw:page draw:name="page20" draw:style-name="dp1" draw:master-page-name="lyt-darkblue" presentation:presentation-page-layout-name="AL2T1" presentation:use-footer-name="ftr1" presentation:use-date-time-name="dtd1">
        <draw:frame presentation:style-name="pr21" draw:text-style-name="P4" draw:layer="layout" svg:width="21.59cm" svg:height="1.924cm" svg:x="1.901cm" svg:y="-0.001cm" presentation:class="title" presentation:user-transformed="true">
          <draw:text-box>
            <text:list text:style-name="L1">
              <text:list-header>
                <text:p text:style-name="P1"><text:span text:style-name="T2">Exercice 1</text:span></text:p>
              </text:list-header>
            </text:list>
          </draw:text-box>
        </draw:frame>
        <draw:frame presentation:style-name="pr22" draw:text-style-name="P4" draw:layer="layout" svg:width="21.59cm" svg:height="14.208cm" svg:x="1.905cm" svg:y="2.725cm" presentation:class="outline" presentation:user-transformed="true">
          <draw:text-box>
            <text:list text:style-name="L3">
              <text:list-header>
                <text:p text:style-name="P7"><text:span text:style-name="T6">Quelles seront les valeurs des variables a et b après exécution des instructions suivantes ?</text:span></text:p>
                <text:p text:style-name="P7"><text:span text:style-name="T43"/></text:p>
                <text:p text:style-name="P7"><text:span text:style-name="T43">VAR</text:span><text:span text:style-name="T2"> </text:span></text:p>
                <text:p text:style-name="P8"><text:span text:style-name="T2"><text:tab/></text:span><text:span text:style-name="T2"><text:tab/></text:span><text:span text:style-name="T2">a, b : Entiers</text:span></text:p>
                <text:p text:style-name="P7"><text:span text:style-name="T43">DEBUT</text:span></text:p>
                <text:p text:style-name="P8"><text:span text:style-name="T2"><text:tab/></text:span><text:span text:style-name="T2">a ← -1</text:span><text:span text:style-name="T2"><text:line-break/></text:span><text:span text:style-name="T2">b ← a + 3</text:span><text:span text:style-name="T2"><text:line-break/></text:span><text:span text:style-name="T2">a ← 4</text:span></text:p>
                <text:p text:style-name="P7"><text:span text:style-name="T43">FIN</text:span></text:p>
              </text:list-header>
            </text:list>
          </draw:text-box>
        </draw:frame>
        <draw:custom-shape draw:style-name="gr12" draw:text-style-name="P4" xml:id="id92" draw:id="id92" draw:layer="layout" svg:width="9cm" svg:height="3.248cm" svg:x="10.5cm" svg:y="10.927cm">
          <text:list text:style-name="L6">
            <text:list-header>
              <text:p text:style-name="P35"><text:span text:style-name="T44">Valeur de a : <text:s/>4 </text:span></text:p>
              <text:p text:style-name="P35"><text:span text:style-name="T44">Valeur de b : <text:s/>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smil:additive="base"/>
                  <anim:animate smil:dur="0.5s" smil:fill="hold" smil:targetElement="id92" smil:attributeName="y" smil:values="1+height/2;y" smil:keyTimes="0;1" smil:additive="base"/>
                </anim:par>
              </anim:par>
            </anim:par>
          </anim:seq>
        </anim:par>
        <presentation:notes draw:style-name="dp3">
          <draw:page-thumbnail draw:style-name="gr1" draw:layer="layout" svg:width="12.25cm" svg:height="9.5cm" svg:x="3.259cm" svg:y="2.636cm" draw:page-number="20" presentation:class="page"/>
          <draw:frame presentation:style-name="pr6" draw:layer="layout" svg:width="12.975cm" svg:height="10.546cm" svg:x="2.904cm" svg:y="13.059cm" presentation:class="notes" presentation:placeholder="true">
            <draw:text-box/>
          </draw:frame>
        </presentation:notes>
      </draw:page>
      <draw:page draw:name="page21" draw:style-name="dp1" draw:master-page-name="lyt-darkblue" presentation:presentation-page-layout-name="AL2T1" presentation:use-footer-name="ftr1" presentation:use-date-time-name="dtd1">
        <draw:frame presentation:style-name="pr21" draw:text-style-name="P4" draw:layer="layout" svg:width="21.59cm" svg:height="1.924cm" svg:x="1.901cm" svg:y="-0.001cm" presentation:class="title" presentation:user-transformed="true">
          <draw:text-box>
            <text:list text:style-name="L1">
              <text:list-header>
                <text:p text:style-name="P1"><text:span text:style-name="T2">Exercice 2</text:span></text:p>
              </text:list-header>
            </text:list>
          </draw:text-box>
        </draw:frame>
        <draw:frame presentation:style-name="pr22" draw:text-style-name="P4" draw:layer="layout" svg:width="21.59cm" svg:height="14.208cm" svg:x="1.905cm" svg:y="2.725cm" presentation:class="outline" presentation:user-transformed="true">
          <draw:text-box>
            <text:list text:style-name="L3">
              <text:list-header>
                <text:p text:style-name="P36"><text:span text:style-name="T6">Quelles seront les valeurs des variables a, b et c après exécution des instructions suivantes ?</text:span></text:p>
                <text:p text:style-name="P36"><text:span text:style-name="T6"/></text:p>
                <text:p text:style-name="P36"><text:span text:style-name="T6"/></text:p>
                <text:p text:style-name="P36"><text:span text:style-name="T43">VAR </text:span></text:p>
                <text:p text:style-name="P37"><text:span text:style-name="T2"><text:tab/></text:span><text:span text:style-name="T2">a, b, c : Entiers</text:span></text:p>
                <text:p text:style-name="P36"><text:span text:style-name="T43">DEBUT</text:span></text:p>
                <text:p text:style-name="P37"><text:span text:style-name="T2"><text:tab/></text:span><text:span text:style-name="T2">a ← 1</text:span><text:span text:style-name="T2"><text:line-break/></text:span><text:span text:style-name="T2">b ← 2</text:span><text:span text:style-name="T2"><text:line-break/></text:span><text:span text:style-name="T2">c ← a + 2 * b</text:span><text:span text:style-name="T2"><text:line-break/></text:span><text:span text:style-name="T2">a ← 4</text:span><text:span text:style-name="T2"><text:line-break/></text:span><text:span text:style-name="T2">c ← b – a</text:span></text:p>
                <text:p text:style-name="P36"><text:span text:style-name="T43">FIN</text:span></text:p>
              </text:list-header>
            </text:list>
          </draw:text-box>
        </draw:frame>
        <draw:custom-shape draw:style-name="gr12" draw:text-style-name="P4" xml:id="id93" draw:id="id93" draw:layer="layout" svg:width="9cm" svg:height="5.05cm" svg:x="12.299cm" svg:y="10.323cm">
          <text:list text:style-name="L6">
            <text:list-header>
              <text:p text:style-name="P35"><text:span text:style-name="T44">Valeur de a : <text:s/>4 </text:span></text:p>
              <text:p text:style-name="P35"><text:span text:style-name="T44">Valeur de b : <text:s/>2</text:span></text:p>
              <text:p text:style-name="P35"><text:span text:style-name="T44">Valeur de c : <text:s/>-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smil:additive="base"/>
                  <anim:animate smil:dur="0.5s" smil:fill="hold" smil:targetElement="id93" smil:attributeName="y" smil:values="1+height/2;y" smil:keyTimes="0;1" smil:additive="base"/>
                </anim:par>
              </anim:par>
            </anim:par>
          </anim:seq>
        </anim:par>
        <presentation:notes draw:style-name="dp3">
          <draw:page-thumbnail draw:style-name="gr1" draw:layer="layout" svg:width="12.25cm" svg:height="9.5cm" svg:x="3.259cm" svg:y="2.636cm" draw:page-number="21" presentation:class="page"/>
          <draw:frame presentation:style-name="pr6" draw:layer="layout" svg:width="12.975cm" svg:height="10.546cm" svg:x="2.904cm" svg:y="13.059cm" presentation:class="notes" presentation:placeholder="true">
            <draw:text-box/>
          </draw:frame>
        </presentation:notes>
      </draw:page>
      <draw:page draw:name="page22" draw:style-name="dp1" draw:master-page-name="lyt-darkblue" presentation:presentation-page-layout-name="AL2T1" presentation:use-footer-name="ftr1" presentation:use-date-time-name="dtd1">
        <draw:frame presentation:style-name="pr21" draw:text-style-name="P4" draw:layer="layout" svg:width="21.59cm" svg:height="1.924cm" svg:x="1.901cm" svg:y="-0.001cm" presentation:class="title" presentation:user-transformed="true">
          <draw:text-box>
            <text:list text:style-name="L1">
              <text:list-header>
                <text:p text:style-name="P1"><text:span text:style-name="T2">Exercice 3</text:span></text:p>
              </text:list-header>
            </text:list>
          </draw:text-box>
        </draw:frame>
        <draw:frame presentation:style-name="pr22" draw:text-style-name="P4" draw:layer="layout" svg:width="21.59cm" svg:height="14.208cm" svg:x="1.905cm" svg:y="2.725cm" presentation:class="outline" presentation:user-transformed="true">
          <draw:text-box>
            <text:list text:style-name="L3">
              <text:list-header>
                <text:p text:style-name="P7"><text:span text:style-name="T6">Quelles seront les valeurs des variables a et b après exécution des instructions suivantes ?</text:span></text:p>
                <text:p text:style-name="P7"><text:span text:style-name="T43"/></text:p>
                <text:p text:style-name="P7"><text:span text:style-name="T43"/></text:p>
                <text:p text:style-name="P7"><text:span text:style-name="T43">VAR</text:span></text:p>
                <text:p text:style-name="P8"><text:span text:style-name="T6"><text:tab/></text:span><text:span text:style-name="T2">a, b : Entiers</text:span></text:p>
                <text:p text:style-name="P7"><text:span text:style-name="T6">DEBUT</text:span></text:p>
                <text:p text:style-name="P8"><text:span text:style-name="T6"><text:tab/></text:span><text:span text:style-name="T2">a ← 12</text:span><text:span text:style-name="T2"><text:line-break/></text:span><text:span text:style-name="T2">b ← a - 2</text:span><text:span text:style-name="T2"><text:line-break/></text:span><text:span text:style-name="T2">a ← 2 * a + 3</text:span><text:span text:style-name="T2"><text:line-break/></text:span><text:span text:style-name="T2">b ← a – 4</text:span></text:p>
                <text:p text:style-name="P7"><text:span text:style-name="T6">FIN</text:span></text:p>
              </text:list-header>
            </text:list>
          </draw:text-box>
        </draw:frame>
        <draw:custom-shape draw:style-name="gr12" draw:text-style-name="P4" xml:id="id94" draw:id="id94" draw:layer="layout" svg:width="9cm" svg:height="3.248cm" svg:x="12.7cm" svg:y="9.926cm">
          <text:list text:style-name="L6">
            <text:list-header>
              <text:p text:style-name="P35"><text:span text:style-name="T44">Valeur de a : <text:s/>27 </text:span></text:p>
              <text:p text:style-name="P35"><text:span text:style-name="T44">Valeur de b : <text:s/>2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smil:additive="base"/>
                  <anim:animate smil:dur="0.5s" smil:fill="hold" smil:targetElement="id94" smil:attributeName="y" smil:values="1+height/2;y" smil:keyTimes="0;1" smil:additive="base"/>
                </anim:par>
              </anim:par>
            </anim:par>
          </anim:seq>
        </anim:par>
        <presentation:notes draw:style-name="dp3">
          <draw:page-thumbnail draw:style-name="gr1" draw:layer="layout" svg:width="12.25cm" svg:height="9.5cm" svg:x="3.259cm" svg:y="2.636cm" draw:page-number="22" presentation:class="page"/>
          <draw:frame presentation:style-name="pr6" draw:layer="layout" svg:width="12.975cm" svg:height="10.546cm" svg:x="2.904cm" svg:y="13.059cm" presentation:class="notes" presentation:placeholder="true">
            <draw:text-box/>
          </draw:frame>
        </presentation:notes>
      </draw:page>
      <draw:page draw:name="page23" draw:style-name="dp1" draw:master-page-name="lyt-darkblue" presentation:presentation-page-layout-name="AL2T1" presentation:use-footer-name="ftr1" presentation:use-date-time-name="dtd1">
        <draw:frame presentation:style-name="pr11" draw:text-style-name="P4" draw:layer="layout" svg:width="21.59cm" svg:height="1.103cm" svg:x="1.698cm" svg:y="0cm" presentation:class="title" presentation:user-transformed="true">
          <draw:text-box>
            <text:list text:style-name="L1">
              <text:list-header>
                <text:p text:style-name="P1"><text:span text:style-name="T5">3- L’affectation de variables</text:span></text:p>
              </text:list-header>
            </text:list>
          </draw:text-box>
        </draw:frame>
        <draw:frame presentation:style-name="pr12" draw:text-style-name="P4" draw:layer="layout" svg:width="23.707cm" svg:height="14.721cm" svg:x="1.057cm" svg:y="2cm" presentation:class="outline" presentation:user-transformed="true">
          <draw:text-box>
            <text:list text:style-name="L5">
              <text:list-item>
                <text:p text:style-name="P32"><text:span text:style-name="T9">Affectation de variables de type caractères ou chaînes de caractères</text:span></text:p>
                <text:p text:style-name="P32"><text:span text:style-name="T9"/></text:p>
              </text:list-item>
            </text:list>
            <text:list text:style-name="L3">
              <text:list-header>
                <text:p xml:id="id95" text:id="id95" text:style-name="P29"><text:span text:style-name="T9">Les valeurs numériques s’écrivent de façon naturelle, sans avoir à les accompagner de symboles supplémentaires.</text:span></text:p>
              </text:list-header>
              <text:list-item>
                <text:p xml:id="id96" text:id="id96" text:style-name="P29"><text:span text:style-name="T9"><text:s/></text:span></text:p>
                <text:p xml:id="id97" text:id="id97" text:style-name="P29"><text:span text:style-name="T9">Il n’en est pas de même avec les caractères et les chaînes: il faut les entourer de guillemets ou d'apostrophes. Sinon, en effet, le programme pourrait confondre le caractère ou la chaîne avec le nom d’une variable. </text:span></text:p>
                <text:p xml:id="id98" text:id="id98" text:style-name="P29"><text:span text:style-name="T9">Les </text:span><text:span text:style-name="T11">chaînes sont entourées de guillemets</text:span><text:span text:style-name="T9"> </text:span></text:p>
                <text:p xml:id="id99" text:id="id99" text:style-name="P29"><text:span text:style-name="T9">et les </text:span><text:span text:style-name="T11">caractères de simples apostrophes</text:span><text:span text:style-name="T9">.</text:span></text:p>
                <text:p xml:id="id100" text:id="id100" text:style-name="P29"><text:span text:style-name="T9">Exemples :</text:span></text:p>
              </text:list-item>
            </text:list>
            <text:list text:style-name="L7">
              <text:list-header>
                <text:p xml:id="id101" text:id="id101" text:style-name="P29"><text:span text:style-name="T12">VAR</text:span></text:p>
                <text:p xml:id="id102" text:id="id102" text:style-name="P30"><text:span text:style-name="T12"><text:tab/></text:span><text:span text:style-name="T12">reponse : caractère</text:span></text:p>
                <text:p xml:id="id103" text:id="id103" text:style-name="P30"><text:span text:style-name="T12"><text:tab/></text:span><text:span text:style-name="T12">mot : chaine</text:span></text:p>
                <text:p xml:id="id104" text:id="id104" text:style-name="P29"><text:span text:style-name="T12">DEBUT</text:span></text:p>
                <text:p xml:id="id105" text:id="id105" text:style-name="P29"><text:span text:style-name="T12"><text:s text:c="5"/></text:span><text:span text:style-name="T12">réponse ← 'o'</text:span></text:p>
                <text:p xml:id="id106" text:id="id106" text:style-name="P29"><text:span text:style-name="T12"><text:s text:c="5"/></text:span><text:span text:style-name="T12">mot ← "bonjour"</text:span></text:p>
                <text:p xml:id="id107" text:id="id107" text:style-name="P29"><text:span text:style-name="T12">FIN</text:span></text:p>
                <text:p text:style-name="P29"><text:span text:style-name="T12"/></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5" anim:sub-item="text" smil:attributeName="visibility" smil:to="visible"/>
                  <anim:animate smil:dur="0.5s" smil:fill="hold" smil:targetElement="id95" anim:sub-item="text" smil:attributeName="x" smil:values="x;x" smil:keyTimes="0;1" smil:additive="base"/>
                  <anim:animate smil:dur="0.5s" smil:fill="hold" smil:targetElement="id95"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6" anim:sub-item="text" smil:attributeName="visibility" smil:to="visible"/>
                  <anim:animate smil:dur="0.5s" smil:fill="hold" smil:targetElement="id96" anim:sub-item="text" smil:attributeName="x" smil:values="x;x" smil:keyTimes="0;1" smil:additive="base"/>
                  <anim:animate smil:dur="0.5s" smil:fill="hold" smil:targetElement="id96"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7" anim:sub-item="text" smil:attributeName="visibility" smil:to="visible"/>
                  <anim:animate smil:dur="0.5s" smil:fill="hold" smil:targetElement="id97" anim:sub-item="text" smil:attributeName="x" smil:values="x;x" smil:keyTimes="0;1" smil:additive="base"/>
                  <anim:animate smil:dur="0.5s" smil:fill="hold" smil:targetElement="id97"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8" anim:sub-item="text" smil:attributeName="visibility" smil:to="visible"/>
                  <anim:animate smil:dur="0.5s" smil:fill="hold" smil:targetElement="id98" anim:sub-item="text" smil:attributeName="x" smil:values="x;x" smil:keyTimes="0;1" smil:additive="base"/>
                  <anim:animate smil:dur="0.5s" smil:fill="hold" smil:targetElement="id98"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9" anim:sub-item="text" smil:attributeName="visibility" smil:to="visible"/>
                  <anim:animate smil:dur="0.5s" smil:fill="hold" smil:targetElement="id99" anim:sub-item="text" smil:attributeName="x" smil:values="x;x" smil:keyTimes="0;1" smil:additive="base"/>
                  <anim:animate smil:dur="0.5s" smil:fill="hold" smil:targetElement="id99"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0" anim:sub-item="text" smil:attributeName="visibility" smil:to="visible"/>
                  <anim:animate smil:dur="0.5s" smil:fill="hold" smil:targetElement="id100" anim:sub-item="text" smil:attributeName="x" smil:values="x;x" smil:keyTimes="0;1" smil:additive="base"/>
                  <anim:animate smil:dur="0.5s" smil:fill="hold" smil:targetElement="id100"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1" anim:sub-item="text" smil:attributeName="visibility" smil:to="visible"/>
                  <anim:animate smil:dur="0.5s" smil:fill="hold" smil:targetElement="id101" anim:sub-item="text" smil:attributeName="x" smil:values="x;x" smil:keyTimes="0;1" smil:additive="base"/>
                  <anim:animate smil:dur="0.5s" smil:fill="hold" smil:targetElement="id101"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2" anim:sub-item="text" smil:attributeName="visibility" smil:to="visible"/>
                  <anim:animate smil:dur="0.5s" smil:fill="hold" smil:targetElement="id102" anim:sub-item="text" smil:attributeName="x" smil:values="x;x" smil:keyTimes="0;1" smil:additive="base"/>
                  <anim:animate smil:dur="0.5s" smil:fill="hold" smil:targetElement="id102"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3" anim:sub-item="text" smil:attributeName="visibility" smil:to="visible"/>
                  <anim:animate smil:dur="0.5s" smil:fill="hold" smil:targetElement="id103" anim:sub-item="text" smil:attributeName="x" smil:values="x;x" smil:keyTimes="0;1" smil:additive="base"/>
                  <anim:animate smil:dur="0.5s" smil:fill="hold" smil:targetElement="id103"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4" anim:sub-item="text" smil:attributeName="visibility" smil:to="visible"/>
                  <anim:animate smil:dur="0.5s" smil:fill="hold" smil:targetElement="id104" anim:sub-item="text" smil:attributeName="x" smil:values="x;x" smil:keyTimes="0;1" smil:additive="base"/>
                  <anim:animate smil:dur="0.5s" smil:fill="hold" smil:targetElement="id10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5" anim:sub-item="text" smil:attributeName="visibility" smil:to="visible"/>
                  <anim:animate smil:dur="0.5s" smil:fill="hold" smil:targetElement="id105" anim:sub-item="text" smil:attributeName="x" smil:values="x;x" smil:keyTimes="0;1" smil:additive="base"/>
                  <anim:animate smil:dur="0.5s" smil:fill="hold" smil:targetElement="id105"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06" anim:sub-item="text" smil:attributeName="visibility" smil:to="visible"/>
                  <anim:animate smil:dur="0.5s" smil:fill="hold" smil:targetElement="id106" anim:sub-item="text" smil:attributeName="x" smil:values="x;x" smil:keyTimes="0;1" smil:additive="base"/>
                  <anim:animate smil:dur="0.5s" smil:fill="hold" smil:targetElement="id106" anim:sub-item="text" smil:attributeName="y" smil:values="1+height/2;y" smil:keyTimes="0;1" smil:additive="bas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3">
          <draw:page-thumbnail draw:style-name="gr1" draw:layer="layout" svg:width="12.25cm" svg:height="9.5cm" svg:x="3.259cm" svg:y="2.636cm" draw:page-number="23" presentation:class="page"/>
          <draw:frame presentation:style-name="pr6" draw:layer="layout" svg:width="12.975cm" svg:height="10.546cm" svg:x="2.904cm" svg:y="13.059cm" presentation:class="notes" presentation:placeholder="true">
            <draw:text-box/>
          </draw:frame>
        </presentation:notes>
      </draw:page>
      <draw:page draw:name="page24" draw:style-name="dp1" draw:master-page-name="lyt-darkblue" presentation:presentation-page-layout-name="AL2T1" presentation:use-footer-name="ftr1" presentation:use-date-time-name="dtd1">
        <draw:frame presentation:style-name="pr23" draw:text-style-name="P31" draw:layer="layout" svg:width="23.706cm" svg:height="18.55cm" svg:x="0.9cm" svg:y="0.5cm" presentation:class="outline" presentation:user-transformed="true">
          <draw:text-box>
            <text:list text:style-name="L3">
              <text:list-header>
                <text:p text:style-name="P29"><text:span text:style-name="T9">Exemple pour comprendre l’intérêt des guillemets pour les chaînes de caractères :</text:span></text:p>
                <text:p text:style-name="P29"><text:span text:style-name="T9"><text:line-break/></text:span><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xml:id="id108" text:id="id108" text:style-name="P29"><text:span text:style-name="T9"><text:s/></text:span></text:p>
                <text:p xml:id="id109" text:id="id109" text:style-name="P29"><text:span text:style-name="T9">Dans l‘algorithme n°1, ce que l'on affecte à la variable Fifi, c'est la suite de caractères  R – i – r - i. Et à la fin de l’algorithme, le contenu de la variable Fifi est donc « Riri ».</text:span></text:p>
                <text:p xml:id="id110" text:id="id110" text:style-name="P29"><text:span text:style-name="T9">Dans l‘algorithme n°2, en revanche, Riri étant dépourvu de guillemets, n'est pas considéré comme une suite de caractères, mais comme un nom de variable. Le sens de la ligne devient donc : « affecte à la variable Fifi le contenu de la variable Riri ». A la fin de l’algorithme n°2, la valeur de la variable Fifi est donc « Loulou ».  Ici, l’oubli des guillemets conduit certes à un résultat,  mais à un résultat différent.</text:span></text:p>
              </text:list-header>
            </text:list>
          </draw:text-box>
        </draw:frame>
        <draw:custom-shape draw:style-name="gr12" draw:text-style-name="P4" draw:layer="layout" svg:width="10.8cm" svg:height="6.19cm" svg:x="1.5cm" svg:y="2.5cm">
          <text:list text:style-name="L6">
            <text:list-header>
              <text:p text:style-name="P1"><text:span text:style-name="T11">Programme n°1</text:span><text:span text:style-name="T11"><text:line-break/></text:span><text:span text:style-name="T12">VAR </text:span></text:p>
              <text:p text:style-name="P1"><text:span text:style-name="T12"><text:s text:c="3"/></text:span><text:span text:style-name="T12">Riri, Fifi : chaines</text:span></text:p>
              <text:p text:style-name="P1"><text:span text:style-name="T12">DEBUT</text:span><text:span text:style-name="T12"><text:line-break/></text:span><text:span text:style-name="T12"> <text:s text:c="2"/>Riri ← "Loulou"</text:span><text:span text:style-name="T12"><text:line-break/></text:span><text:span text:style-name="T12"> <text:s text:c="2"/>Fifi ← "Riri"</text:span><text:span text:style-name="T12"><text:line-break/></text:span><text:span text:style-name="T12">FIN</text:span></text:p>
            </text:list-header>
          </text:list>
          <draw:enhanced-geometry svg:viewBox="0 0 21600 21600" draw:type="mso-spt202" draw:enhanced-path="M 0 0 L 21600 0 21600 21600 0 21600 0 0 Z N"/>
        </draw:custom-shape>
        <draw:custom-shape draw:style-name="gr12" draw:text-style-name="P4" draw:layer="layout" svg:width="10.002cm" svg:height="6.19cm" svg:x="13.5cm" svg:y="2.5cm">
          <text:list text:style-name="L6">
            <text:list-header>
              <text:p text:style-name="P1"><text:span text:style-name="T11">Programme n°2</text:span><text:span text:style-name="T11"><text:line-break/></text:span><text:span text:style-name="T12">VAR </text:span></text:p>
              <text:p text:style-name="P1"><text:span text:style-name="T12"><text:s text:c="2"/></text:span><text:span text:style-name="T12">Riri, Fifi : chaines</text:span></text:p>
              <text:p text:style-name="P1"><text:span text:style-name="T12">DEBUT</text:span><text:span text:style-name="T12"><text:line-break/></text:span><text:span text:style-name="T12"> <text:s text:c="2"/>Riri ← "Loulou"</text:span><text:span text:style-name="T12"><text:line-break/></text:span><text:span text:style-name="T12"> <text:s text:c="2"/>Fifi ← Riri</text:span><text:span text:style-name="T12"><text:line-break/></text:span><text:span text:style-name="T12">FIN</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08" anim:sub-item="text" smil:attributeName="visibility" smil:to="visible"/>
                  <anim:animate smil:dur="0.5s" smil:fill="hold" smil:targetElement="id108" anim:sub-item="text" smil:attributeName="x" smil:values="x;x" smil:keyTimes="0;1" smil:additive="base"/>
                  <anim:animate smil:dur="0.5s" smil:fill="hold" smil:targetElement="id108"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9" anim:sub-item="text" smil:attributeName="visibility" smil:to="visible"/>
                  <anim:animate smil:dur="0.5s" smil:fill="hold" smil:targetElement="id109" anim:sub-item="text" smil:attributeName="x" smil:values="x;x" smil:keyTimes="0;1" smil:additive="base"/>
                  <anim:animate smil:dur="0.5s" smil:fill="hold" smil:targetElement="id109"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10" anim:sub-item="text" smil:attributeName="visibility" smil:to="visible"/>
                  <anim:animate smil:dur="0.5s" smil:fill="hold" smil:targetElement="id110" anim:sub-item="text" smil:attributeName="x" smil:values="x;x" smil:keyTimes="0;1" smil:additive="base"/>
                  <anim:animate smil:dur="0.5s" smil:fill="hold" smil:targetElement="id110" anim:sub-item="text" smil:attributeName="y" smil:values="1+height/2;y" smil:keyTimes="0;1" smil:additive="base"/>
                </anim:par>
              </anim:par>
            </anim:par>
          </anim:seq>
        </anim:par>
        <presentation:notes draw:style-name="dp3">
          <draw:page-thumbnail draw:style-name="gr1" draw:layer="layout" svg:width="12.25cm" svg:height="9.5cm" svg:x="3.259cm" svg:y="2.636cm" draw:page-number="24" presentation:class="page"/>
          <draw:frame presentation:style-name="pr6" draw:layer="layout" svg:width="12.975cm" svg:height="10.546cm" svg:x="2.904cm" svg:y="13.059cm" presentation:class="notes" presentation:placeholder="true">
            <draw:text-box/>
          </draw:frame>
        </presentation:notes>
      </draw:page>
      <draw:page draw:name="page25" draw:style-name="dp1" draw:master-page-name="lyt-darkblue" presentation:presentation-page-layout-name="AL2T1" presentation:use-footer-name="ftr1" presentation:use-date-time-name="dtd1">
        <draw:frame presentation:style-name="pr21" draw:text-style-name="P4" draw:layer="layout" svg:width="21.59cm" svg:height="1.924cm" svg:x="1.901cm" svg:y="-0.001cm" presentation:class="title" presentation:user-transformed="true">
          <draw:text-box>
            <text:list text:style-name="L1">
              <text:list-header>
                <text:p text:style-name="P1"><text:span text:style-name="T2">Exercice 4</text:span></text:p>
              </text:list-header>
            </text:list>
          </draw:text-box>
        </draw:frame>
        <draw:frame presentation:style-name="pr22" draw:text-style-name="P4" draw:layer="layout" svg:width="21.59cm" svg:height="14.208cm" svg:x="1.098cm" svg:y="2.725cm" presentation:class="outline" presentation:user-transformed="true">
          <draw:text-box>
            <text:list text:style-name="L3">
              <text:list-header>
                <text:p text:style-name="P36"><text:span text:style-name="T6">Quelles sont les valeurs de ch1, ch2, ch3 à la fin de l’algorithme suivant ?</text:span></text:p>
                <text:p text:style-name="P36"><text:span text:style-name="T6"/></text:p>
                <text:p text:style-name="P36"><text:span text:style-name="T43">VAR</text:span><text:span text:style-name="T2"> </text:span></text:p>
                <text:p text:style-name="P37"><text:span text:style-name="T2"><text:tab/></text:span><text:span text:style-name="T2">ch1, ch2 , ch3 : Chaînes de caractères</text:span></text:p>
                <text:p text:style-name="P36"><text:span text:style-name="T43">DEBUT</text:span></text:p>
                <text:p text:style-name="P37"><text:span text:style-name="T2"><text:tab/></text:span><text:span text:style-name="T2">ch1 ← "423"</text:span><text:span text:style-name="T2"><text:line-break/></text:span><text:span text:style-name="T2">ch2 ← "12"</text:span><text:span text:style-name="T2"><text:line-break/></text:span><text:span text:style-name="T2">ch3 ← ch1 &amp; "AB" <text:s/>&amp; ch2</text:span></text:p>
                <text:p text:style-name="P36"><text:span text:style-name="T43">FIN</text:span></text:p>
              </text:list-header>
            </text:list>
          </draw:text-box>
        </draw:frame>
        <draw:custom-shape draw:style-name="gr13" draw:text-style-name="P38" xml:id="id111" draw:id="id111" draw:layer="layout" svg:width="11.902cm" svg:height="6.235cm" svg:x="11.699cm" svg:y="10.323cm">
          <text:list text:style-name="L6">
            <text:list-header>
              <text:p text:style-name="P35"><text:span text:style-name="T44">Valeur de ch1 :"423" </text:span></text:p>
              <text:p text:style-name="P35"><text:span text:style-name="T44">Valeur de ch2 : "12" </text:span></text:p>
              <text:p text:style-name="P35"><text:span text:style-name="T44">Valeur de ch3 : "423AB1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11" smil:attributeName="visibility" smil:to="visible"/>
                  <anim:animate smil:dur="0.5s" smil:fill="hold" smil:targetElement="id111" smil:attributeName="x" smil:values="x;x" smil:keyTimes="0;1" smil:additive="base"/>
                  <anim:animate smil:dur="0.5s" smil:fill="hold" smil:targetElement="id111" smil:attributeName="y" smil:values="1+height/2;y" smil:keyTimes="0;1" smil:additive="base"/>
                </anim:par>
              </anim:par>
            </anim:par>
          </anim:seq>
        </anim:par>
        <presentation:notes draw:style-name="dp3">
          <draw:page-thumbnail draw:style-name="gr1" draw:layer="layout" svg:width="12.25cm" svg:height="9.5cm" svg:x="3.259cm" svg:y="2.636cm" draw:page-number="25" presentation:class="page"/>
          <draw:frame presentation:style-name="pr6" draw:layer="layout" svg:width="12.975cm" svg:height="10.546cm" svg:x="2.904cm" svg:y="13.059cm" presentation:class="notes" presentation:placeholder="true">
            <draw:text-box/>
          </draw:frame>
        </presentation:notes>
      </draw:page>
      <draw:page draw:name="page26" draw:style-name="dp1" draw:master-page-name="lyt-darkblue" presentation:presentation-page-layout-name="AL2T1" presentation:use-footer-name="ftr1" presentation:use-date-time-name="dtd1">
        <draw:frame presentation:style-name="pr24" draw:text-style-name="P4" draw:layer="layout" svg:width="21.59cm" svg:height="2.33cm" svg:x="1.693cm" svg:y="0.422cm" presentation:class="title" presentation:user-transformed="true">
          <draw:text-box>
            <text:p/>
          </draw:text-box>
        </draw:frame>
        <draw:frame presentation:style-name="pr12" draw:text-style-name="P4" draw:layer="layout" svg:width="23.707cm" svg:height="13.335cm" svg:x="1.057cm" svg:y="3.386cm" presentation:class="outline" presentation:user-transformed="true">
          <draw:text-box>
            <text:list text:style-name="L5">
              <text:list-item>
                <text:p text:style-name="P32"><text:span text:style-name="T2">Affectation de variables de type booléen</text:span></text:p>
                <text:p text:style-name="P32"><text:span text:style-name="T2"/></text:p>
              </text:list-item>
            </text:list>
            <text:list text:style-name="L3">
              <text:list-header>
                <text:p xml:id="id112" text:id="id112" text:style-name="P29"><text:span text:style-name="T2">Exemples:</text:span></text:p>
              </text:list-header>
            </text:list>
            <text:list text:style-name="L7">
              <text:list-header>
                <text:p xml:id="id113" text:id="id113" text:style-name="P29"><text:span text:style-name="T8">VAR</text:span></text:p>
                <text:p xml:id="id114" text:id="id114" text:style-name="P30"><text:span text:style-name="T8"><text:tab/></text:span><text:span text:style-name="T8">trouve, drapeau : booléen</text:span></text:p>
                <text:p xml:id="id115" text:id="id115" text:style-name="P30"><text:span text:style-name="T8"><text:tab/></text:span></text:p>
                <text:p xml:id="id116" text:id="id116" text:style-name="P29"><text:span text:style-name="T8">DEBUT</text:span></text:p>
                <text:p xml:id="id117" text:id="id117" text:style-name="P29"><text:span text:style-name="T8"><text:s text:c="5"/></text:span><text:span text:style-name="T8">trouve ← VRAI</text:span></text:p>
                <text:p xml:id="id118" text:id="id118" text:style-name="P29"><text:span text:style-name="T8"><text:s text:c="5"/></text:span><text:span text:style-name="T8">drapeau ← FAUX</text:span></text:p>
                <text:p xml:id="id119" text:id="id119" text:style-name="P29"><text:span text:style-name="T8">FIN</text:span></text:p>
                <text:p text:style-name="P29"><text:span text:style-name="T8"/></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12" anim:sub-item="text" smil:attributeName="visibility" smil:to="visible"/>
                  <anim:animate smil:dur="0.5s" smil:fill="hold" smil:targetElement="id112" anim:sub-item="text" smil:attributeName="x" smil:values="x;x" smil:keyTimes="0;1" smil:additive="base"/>
                  <anim:animate smil:dur="0.5s" smil:fill="hold" smil:targetElement="id112"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3" anim:sub-item="text" smil:attributeName="visibility" smil:to="visible"/>
                  <anim:animate smil:dur="0.5s" smil:fill="hold" smil:targetElement="id113" anim:sub-item="text" smil:attributeName="x" smil:values="x;x" smil:keyTimes="0;1" smil:additive="base"/>
                  <anim:animate smil:dur="0.5s" smil:fill="hold" smil:targetElement="id113"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4" anim:sub-item="text" smil:attributeName="visibility" smil:to="visible"/>
                  <anim:animate smil:dur="0.5s" smil:fill="hold" smil:targetElement="id114" anim:sub-item="text" smil:attributeName="x" smil:values="x;x" smil:keyTimes="0;1" smil:additive="base"/>
                  <anim:animate smil:dur="0.5s" smil:fill="hold" smil:targetElement="id114"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5" anim:sub-item="text" smil:attributeName="visibility" smil:to="visible"/>
                  <anim:animate smil:dur="0.5s" smil:fill="hold" smil:targetElement="id115" anim:sub-item="text" smil:attributeName="x" smil:values="x;x" smil:keyTimes="0;1" smil:additive="base"/>
                  <anim:animate smil:dur="0.5s" smil:fill="hold" smil:targetElement="id115"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6" anim:sub-item="text" smil:attributeName="visibility" smil:to="visible"/>
                  <anim:animate smil:dur="0.5s" smil:fill="hold" smil:targetElement="id116" anim:sub-item="text" smil:attributeName="x" smil:values="x;x" smil:keyTimes="0;1" smil:additive="base"/>
                  <anim:animate smil:dur="0.5s" smil:fill="hold" smil:targetElement="id116"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7" anim:sub-item="text" smil:attributeName="visibility" smil:to="visible"/>
                  <anim:animate smil:dur="0.5s" smil:fill="hold" smil:targetElement="id117" anim:sub-item="text" smil:attributeName="x" smil:values="x;x" smil:keyTimes="0;1" smil:additive="base"/>
                  <anim:animate smil:dur="0.5s" smil:fill="hold" smil:targetElement="id11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8" anim:sub-item="text" smil:attributeName="visibility" smil:to="visible"/>
                  <anim:animate smil:dur="0.5s" smil:fill="hold" smil:targetElement="id118" anim:sub-item="text" smil:attributeName="x" smil:values="x;x" smil:keyTimes="0;1" smil:additive="base"/>
                  <anim:animate smil:dur="0.5s" smil:fill="hold" smil:targetElement="id118"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19" anim:sub-item="text" smil:attributeName="visibility" smil:to="visible"/>
                  <anim:animate smil:dur="0.5s" smil:fill="hold" smil:targetElement="id119" anim:sub-item="text" smil:attributeName="x" smil:values="x;x" smil:keyTimes="0;1" smil:additive="base"/>
                  <anim:animate smil:dur="0.5s" smil:fill="hold" smil:targetElement="id119" anim:sub-item="text" smil:attributeName="y" smil:values="1+height/2;y" smil:keyTimes="0;1" smil:additive="base"/>
                </anim:par>
              </anim:par>
            </anim:par>
          </anim:seq>
        </anim:par>
        <presentation:notes draw:style-name="dp3">
          <draw:page-thumbnail draw:style-name="gr1" draw:layer="layout" svg:width="12.25cm" svg:height="9.5cm" svg:x="3.259cm" svg:y="2.636cm" draw:page-number="26" presentation:class="page"/>
          <draw:frame presentation:style-name="pr6" draw:layer="layout" svg:width="12.975cm" svg:height="10.546cm" svg:x="2.904cm" svg:y="13.059cm" presentation:class="notes" presentation:placeholder="true">
            <draw:text-box/>
          </draw:frame>
        </presentation:notes>
      </draw:page>
      <draw:page draw:name="page27" draw:style-name="dp1" draw:master-page-name="lyt-darkblue" presentation:presentation-page-layout-name="AL2T1" presentation:use-footer-name="ftr1" presentation:use-date-time-name="dtd1">
        <draw:frame presentation:style-name="pr13" draw:text-style-name="P4" draw:layer="layout" svg:width="21.59cm" svg:height="1.527cm" svg:x="2.5cm" svg:y="0cm" presentation:class="title" presentation:user-transformed="true">
          <draw:text-box>
            <text:list text:style-name="L1">
              <text:list-header>
                <text:p text:style-name="P1"><text:span text:style-name="T6">L’initialisation des variables</text:span></text:p>
              </text:list-header>
            </text:list>
          </draw:text-box>
        </draw:frame>
        <draw:frame presentation:style-name="pr25" draw:text-style-name="P4" draw:layer="layout" svg:width="12.898cm" svg:height="15.204cm" svg:x="0cm" svg:y="1.296cm" presentation:class="outline" presentation:user-transformed="true">
          <draw:text-box>
            <text:list text:style-name="L3">
              <text:list-header>
                <text:p text:style-name="P29"><text:span text:style-name="T2">Au début d’un programme, les variables n’ont pas encore reçu de valeur ; on dit qu’elles sont </text:span><text:span text:style-name="T7">indéfinies</text:span><text:span text:style-name="T2">.</text:span></text:p>
              </text:list-header>
              <text:list-item>
                <text:p xml:id="id120" text:id="id120" text:style-name="P29"><text:span text:style-name="T2">Toutes </text:span><text:span text:style-name="T7">les variables doivent être initialisées</text:span><text:span text:style-name="T2">, c’est-à-dire recevoir une valeur initiale, avant leur utilisation (à droite d'une affectation ou dans une expression conditionnelle). Sinon, le contenu de la variable n’est pas vide, il n'est pas forcement nul, il est quelconque. </text:span></text:p>
                <text:p xml:id="id121" text:id="id121" text:style-name="P29"><text:span text:style-name="T2">Ainsi, lorsqu’on utilise une variable indéfinie (qui n’a pas encore reçu de valeur), le comportement du programme peu se révéler aléatoire.</text:span></text:p>
                <text:p xml:id="id122" text:id="id122" text:style-name="P29"><text:span text:style-name="T2">=&gt; </text:span><text:span text:style-name="T7">nécessité de toujours initialiser les variables avant d’utiliser leur valeur.</text:span></text:p>
                <text:p text:style-name="P29"><text:span text:style-name="T2">L’initialisation s’effectue généralement au début du programme, juste après les déclarations. Elle prend la forme d'une simple </text:span><text:span text:style-name="T6">affectation ou </text:span><text:span text:style-name="T2">d’une </text:span><text:span text:style-name="T6">saisie au clavier</text:span><text:span text:style-name="T2">.</text:span></text:p>
              </text:list-item>
            </text:list>
          </draw:text-box>
        </draw:frame>
        <draw:custom-shape draw:style-name="gr14" draw:text-style-name="P4" xml:id="id123" draw:id="id123" draw:layer="layout" svg:width="12.202cm" svg:height="12.286cm" svg:x="12.7cm" svg:y="3.726cm">
          <text:list text:style-name="L14">
            <text:list-header>
              <text:p text:style-name="P1"><text:span text:style-name="T45">Programme </text:span><text:span text:style-name="T46">initialisation</text:span></text:p>
              <text:p text:style-name="P1"><text:span text:style-name="T46">/*Déclarations des variables*/</text:span></text:p>
              <text:p text:style-name="P1"><text:span text:style-name="T45">VAR </text:span></text:p>
              <text:p text:style-name="P1"><text:span text:style-name="T45"><text:s text:c="5"/></text:span><text:span text:style-name="T46">i , j : </text:span><text:span text:style-name="T45">entiers</text:span></text:p>
              <text:p text:style-name="P1"><text:span text:style-name="T46"><text:s text:c="5"/></text:span><text:span text:style-name="T46">phrase : </text:span><text:span text:style-name="T45">chaîne</text:span></text:p>
              <text:p text:style-name="P1"><text:span text:style-name="T45">DEBUT</text:span></text:p>
              <text:p text:style-name="P1"><text:span text:style-name="T46"><text:s text:c="2"/></text:span><text:span text:style-name="T46">/*initialisations*/</text:span></text:p>
              <text:p text:style-name="P1"><text:span text:style-name="T46"><text:s text:c="2"/></text:span><text:span text:style-name="T46">i </text:span><text:span text:style-name="T47">←</text:span><text:span text:style-name="T46"> 0</text:span></text:p>
              <text:p text:style-name="P1"><text:span text:style-name="T46"><text:s text:c="2"/></text:span><text:span text:style-name="T46">j </text:span><text:span text:style-name="T47">←</text:span><text:span text:style-name="T48"> </text:span><text:span text:style-name="T46">10</text:span></text:p>
              <text:p text:style-name="P1"><text:span text:style-name="T46"><text:s text:c="2"/></text:span><text:span text:style-name="T46">phrase </text:span><text:span text:style-name="T47">←</text:span><text:span text:style-name="T46"> "hello"</text:span></text:p>
              <text:p text:style-name="P1"><text:span text:style-name="T46"><text:s text:c="2"/></text:span><text:span text:style-name="T46">/*autres instructions */</text:span></text:p>
              <text:p text:style-name="P1"><text:span text:style-name="T46"/></text:p>
              <text:p text:style-name="P1"><text:span text:style-name="T45">FIN</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20" anim:sub-item="text" smil:attributeName="visibility" smil:to="visible"/>
                  <anim:animate smil:dur="0.5s" smil:fill="hold" smil:targetElement="id120" anim:sub-item="text" smil:attributeName="x" smil:values="x;x" smil:keyTimes="0;1" smil:additive="base"/>
                  <anim:animate smil:dur="0.5s" smil:fill="hold" smil:targetElement="id120"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1" anim:sub-item="text" smil:attributeName="visibility" smil:to="visible"/>
                  <anim:animate smil:dur="0.5s" smil:fill="hold" smil:targetElement="id121" anim:sub-item="text" smil:attributeName="x" smil:values="x;x" smil:keyTimes="0;1" smil:additive="base"/>
                  <anim:animate smil:dur="0.5s" smil:fill="hold" smil:targetElement="id121" anim:sub-item="text" smil:attributeName="y" smil:values="1+height/2;y" smil:keyTimes="0;1" smil:additive="bas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2" anim:sub-item="text" smil:attributeName="visibility" smil:to="visible"/>
                  <anim:animate smil:dur="0.5s" smil:fill="hold" smil:targetElement="id122" anim:sub-item="text" smil:attributeName="x" smil:values="x;x" smil:keyTimes="0;1" smil:additive="base"/>
                  <anim:animate smil:dur="0.5s" smil:fill="hold" smil:targetElement="id122" anim:sub-item="text" smil:attributeName="y" smil:values="1+height/2;y" smil:keyTimes="0;1" smil:additive="base"/>
                </anim:par>
              </anim:par>
            </anim:par>
            <anim:par smil:begin="next">
              <anim:par smil:begin="0s">
                <anim:par smil:begin="0s" smil:fill="hold" presentation:node-type="on-click" presentation:group-id="0"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smil:additive="base"/>
                  <anim:animate smil:dur="0.5s" smil:fill="hold" smil:targetElement="id123" smil:attributeName="y" smil:values="1+height/2;y" smil:keyTimes="0;1" smil:additive="base"/>
                </anim:par>
              </anim:par>
            </anim:par>
          </anim:seq>
        </anim:par>
        <presentation:notes draw:style-name="dp3">
          <draw:page-thumbnail draw:style-name="gr1" draw:layer="layout" svg:width="12.25cm" svg:height="9.5cm" svg:x="3.259cm" svg:y="2.636cm" draw:page-number="27" presentation:class="page"/>
          <draw:frame presentation:style-name="pr6" draw:layer="layout" svg:width="12.975cm" svg:height="10.546cm" svg:x="2.904cm" svg:y="13.059cm" presentation:class="notes" presentation:placeholder="true">
            <draw:text-box/>
          </draw:frame>
        </presentation:notes>
      </draw:page>
      <draw:page draw:name="page28" draw:style-name="dp1" draw:master-page-name="lyt-darkblue" presentation:presentation-page-layout-name="AL2T1" presentation:use-footer-name="ftr1" presentation:use-date-time-name="dtd1">
        <draw:frame presentation:style-name="pr26" draw:text-style-name="P4" draw:layer="layout" svg:width="21.59cm" svg:height="1.725cm" svg:x="2.297cm" svg:y="0cm" presentation:class="title" presentation:user-transformed="true">
          <draw:text-box>
            <text:list text:style-name="L1">
              <text:list-header>
                <text:p text:style-name="P1"><text:span text:style-name="T2">3- L’affectation de variables</text:span></text:p>
              </text:list-header>
            </text:list>
          </draw:text-box>
        </draw:frame>
        <draw:frame presentation:style-name="pr27" draw:text-style-name="P4" draw:layer="layout" svg:width="23.001cm" svg:height="14.009cm" svg:x="1.3cm" svg:y="2.923cm" presentation:class="outline" presentation:user-transformed="true">
          <draw:text-box>
            <text:list text:style-name="L3">
              <text:list-header>
                <text:p text:style-name="P29"><text:span text:style-name="T6">Attention : L’affectation est différente de l’égalité mathématique</text:span></text:p>
                <text:p text:style-name="P29"><text:span text:style-name="T2">Quand on dit qu'une variable prend pour valeur une autre variable, ça ne veut pas dire qu'elles seront toujours égales! </text:span></text:p>
                <text:p text:style-name="P29"><text:span text:style-name="T6">=&gt; Au moment de l'instruction, la 1ère variable prend la valeur de la 2nde.</text:span></text:p>
                <text:p text:style-name="P29"><text:span text:style-name="T2"/></text:p>
                <text:p xml:id="id124" text:id="id124" text:style-name="P29"><text:span text:style-name="T49">Principales différences entre l’affectation et l’égalité mathématique:</text:span></text:p>
                <text:p text:style-name="P29"><text:span text:style-name="T49"/></text:p>
              </text:list-header>
            </text:list>
            <text:list text:style-name="L5">
              <text:list-item>
                <text:p xml:id="id125" text:id="id125" text:style-name="P32"><text:span text:style-name="T2">L’instruction </text:span><text:span text:style-name="T7">x </text:span><text:span text:style-name="T50">←</text:span><text:span text:style-name="T7"> y</text:span><text:span text:style-name="T2"> n’a </text:span><text:span text:style-name="T43">pas la même signification</text:span><text:span text:style-name="T2"> que l’instruction </text:span><text:span text:style-name="T7">y </text:span><text:span text:style-name="T50">←</text:span><text:span text:style-name="T7"> x</text:span></text:p>
              </text:list-item>
            </text:list>
            <text:list text:style-name="L3">
              <text:list-header>
                <text:p xml:id="id126" text:id="id126" text:style-name="P29"><text:span text:style-name="T2">contrairement aux mathématiques où x = y est équivalent à y = x. </text:span></text:p>
                <text:p xml:id="id127" text:id="id127" text:style-name="P29"><text:span text:style-name="T2">L'instruction x </text:span><text:span text:style-name="T51">←</text:span><text:span text:style-name="T2"> y signifie que x va prendre la valeur de y. </text:span></text:p>
                <text:p xml:id="id128" text:id="id128" text:style-name="P29"><text:span text:style-name="T2">Au contraire y </text:span><text:span text:style-name="T51">←</text:span><text:span text:style-name="T2"> x signifie que y va prendre la valeur de x.</text:span></text:p>
                <text:p text:style-name="P29"><text:span text:style-name="T2"/></text:p>
              </text:list-header>
            </text:list>
            <text:list text:style-name="L5">
              <text:list-item>
                <text:p xml:id="id129" text:id="id129" text:style-name="P32"><text:span text:style-name="T2">On ne peut affecter de valeur qu’à une variable. Il est impossible d’affecter une valeur à une expression. </text:span></text:p>
              </text:list-item>
            </text:list>
            <text:list text:style-name="L3">
              <text:list-header>
                <text:p xml:id="id130" text:id="id130" text:style-name="P29"><text:span text:style-name="T2">Exemple : <text:s/>l’instruction </text:span><text:span text:style-name="T7">a + 5 </text:span><text:span text:style-name="T50">←</text:span><text:span text:style-name="T7"> b</text:span><text:span text:style-name="T2"> </text:span><text:span text:style-name="T43">n’a pas de sens</text:span><text:span text:style-name="T2">,</text:span></text:p>
                <text:p xml:id="id131" text:id="id131" text:style-name="P29"><text:span text:style-name="T2"><text:s text:c="7"/></text:span><text:span text:style-name="T2">alors que a + 5 = b a une signification en mathématiques.</text:span></text:p>
                <text:p text:style-name="P29"><text:span text:style-name="T2"/></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4" anim:sub-item="text" smil:attributeName="visibility" smil:to="visible"/>
                  <anim:animate smil:dur="0.5s" smil:fill="hold" smil:targetElement="id124" anim:sub-item="text" smil:attributeName="x" smil:values="x;x" smil:keyTimes="0;1" smil:additive="base"/>
                  <anim:animate smil:dur="0.5s" smil:fill="hold" smil:targetElement="id124"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5" anim:sub-item="text" smil:attributeName="visibility" smil:to="visible"/>
                  <anim:animate smil:dur="0.5s" smil:fill="hold" smil:targetElement="id125" anim:sub-item="text" smil:attributeName="x" smil:values="x;x" smil:keyTimes="0;1" smil:additive="base"/>
                  <anim:animate smil:dur="0.5s" smil:fill="hold" smil:targetElement="id125"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26" anim:sub-item="text" smil:attributeName="visibility" smil:to="visible"/>
                  <anim:animate smil:dur="0.5s" smil:fill="hold" smil:targetElement="id126" anim:sub-item="text" smil:attributeName="x" smil:values="x;x" smil:keyTimes="0;1" smil:additive="base"/>
                  <anim:animate smil:dur="0.5s" smil:fill="hold" smil:targetElement="id126"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27" anim:sub-item="text" smil:attributeName="visibility" smil:to="visible"/>
                  <anim:animate smil:dur="0.5s" smil:fill="hold" smil:targetElement="id127" anim:sub-item="text" smil:attributeName="x" smil:values="x;x" smil:keyTimes="0;1" smil:additive="base"/>
                  <anim:animate smil:dur="0.5s" smil:fill="hold" smil:targetElement="id127"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28" anim:sub-item="text" smil:attributeName="visibility" smil:to="visible"/>
                  <anim:animate smil:dur="0.5s" smil:fill="hold" smil:targetElement="id128" anim:sub-item="text" smil:attributeName="x" smil:values="x;x" smil:keyTimes="0;1" smil:additive="base"/>
                  <anim:animate smil:dur="0.5s" smil:fill="hold" smil:targetElement="id128" anim:sub-item="text" smil:attributeName="y" smil:values="1+height/2;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29" anim:sub-item="text" smil:attributeName="visibility" smil:to="visible"/>
                  <anim:animate smil:dur="0.5s" smil:fill="hold" smil:targetElement="id129" anim:sub-item="text" smil:attributeName="x" smil:values="x;x" smil:keyTimes="0;1" smil:additive="base"/>
                  <anim:animate smil:dur="0.5s" smil:fill="hold" smil:targetElement="id129"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30" anim:sub-item="text" smil:attributeName="visibility" smil:to="visible"/>
                  <anim:animate smil:dur="0.5s" smil:fill="hold" smil:targetElement="id130" anim:sub-item="text" smil:attributeName="x" smil:values="x;x" smil:keyTimes="0;1" smil:additive="base"/>
                  <anim:animate smil:dur="0.5s" smil:fill="hold" smil:targetElement="id130" anim:sub-item="text"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31" anim:sub-item="text" smil:attributeName="visibility" smil:to="visible"/>
                  <anim:animate smil:dur="0.5s" smil:fill="hold" smil:targetElement="id131" anim:sub-item="text" smil:attributeName="x" smil:values="x;x" smil:keyTimes="0;1" smil:additive="base"/>
                  <anim:animate smil:dur="0.5s" smil:fill="hold" smil:targetElement="id131" anim:sub-item="text" smil:attributeName="y" smil:values="1+height/2;y" smil:keyTimes="0;1" smil:additive="base"/>
                </anim:par>
              </anim:par>
            </anim:par>
          </anim:seq>
        </anim:par>
        <presentation:notes draw:style-name="dp3">
          <draw:page-thumbnail draw:style-name="gr1" draw:layer="layout" svg:width="12.25cm" svg:height="9.5cm" svg:x="3.259cm" svg:y="2.636cm" draw:page-number="28" presentation:class="page"/>
          <draw:frame presentation:style-name="pr6" draw:layer="layout" svg:width="12.975cm" svg:height="10.546cm" svg:x="2.904cm" svg:y="13.059cm" presentation:class="notes" presentation:placeholder="true">
            <draw:text-box/>
          </draw:frame>
        </presentation:notes>
      </draw:page>
      <draw:page draw:name="page29" draw:style-name="dp1" draw:master-page-name="lyt-darkblue" presentation:presentation-page-layout-name="AL2T1" presentation:use-footer-name="ftr1" presentation:use-date-time-name="dtd1">
        <draw:frame presentation:style-name="pr27" draw:text-style-name="P4" draw:layer="layout" svg:width="22.798cm" svg:height="14.009cm" svg:x="1.301cm" svg:y="2.923cm" presentation:class="outline" presentation:user-transformed="true">
          <draw:text-box>
            <text:list text:style-name="L3">
              <text:list-header>
                <text:p text:style-name="P29"><text:span text:style-name="T9"/></text:p>
              </text:list-header>
            </text:list>
            <text:list text:style-name="L5">
              <text:list-item>
                <text:p text:style-name="P32"><text:span text:style-name="T9">En programmation, il est possible de retrouver la même variable à droite et à gauche de l’expression.</text:span></text:p>
                <text:p text:style-name="P32"><text:span text:style-name="T9"/></text:p>
              </text:list-item>
            </text:list>
            <text:list text:style-name="L3">
              <text:list-header>
                <text:p text:style-name="P29"><text:span text:style-name="T9">Ecrire </text:span><text:span text:style-name="T11">a </text:span><text:span text:style-name="T52">←</text:span><text:span text:style-name="T11"> a + 3</text:span><text:span text:style-name="T9"> a un sens en programmation, </text:span></text:p>
                <text:p text:style-name="P30"><text:span text:style-name="T9"><text:tab/></text:span><text:span text:style-name="T9"><text:tab/></text:span><text:span text:style-name="T9">Cela signifie que l’on évalue a + 3 avec l'ancienne valeur de a et </text:span><text:span text:style-name="T9"><text:tab/></text:span><text:span text:style-name="T9">qu’on range le résultat dans a. La valeur de a sera donc augmentée de </text:span><text:span text:style-name="T9"><text:tab/></text:span><text:span text:style-name="T9">3 par cette opération.</text:span></text:p>
                <text:p text:style-name="P29"><text:span text:style-name="T9"/></text:p>
                <text:p text:style-name="P29"><text:span text:style-name="T9">alors que a = a + 3 n'a pas de sens en mathématiques. </text:span></text:p>
                <text:p text:style-name="P29"><text:span text:style-name="T9"/></text:p>
              </text:list-header>
            </text:list>
          </draw:text-box>
        </draw:frame>
        <presentation:notes draw:style-name="dp3">
          <draw:page-thumbnail draw:style-name="gr1" draw:layer="layout" svg:width="12.25cm" svg:height="9.5cm" svg:x="3.259cm" svg:y="2.636cm" draw:page-number="29" presentation:class="page"/>
          <draw:frame presentation:style-name="pr6" draw:layer="layout" svg:width="12.975cm" svg:height="10.546cm" svg:x="2.904cm" svg:y="13.05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arial" style:font-style-name="Normal" style:font-family-generic="swiss" fo:font-size="20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003399"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ffff00" fo:font-size="100%"/>
          </text:list-level-style-bullet>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08cm" text:min-label-width="0.635cm"/>
            <style:text-properties fo:font-family="'Times New Roman'" style:font-family-generic="roman" style:font-pitch="variable" fo:color="#ffff00" fo:font-size="100%"/>
          </text:list-level-style-bullet>
          <text:list-level-style-bullet text:level="7" text:bullet-char="»">
            <style:list-level-properties text:space-before="5.08cm" text:min-label-width="0.635cm"/>
            <style:text-properties fo:font-family="'Times New Roman'" style:font-family-generic="roman" style:font-pitch="variable" fo:color="#ffff00" fo:font-size="100%"/>
          </text:list-level-style-bullet>
          <text:list-level-style-bullet text:level="8" text:bullet-char="»">
            <style:list-level-properties text:space-before="5.08cm" text:min-label-width="0.635cm"/>
            <style:text-properties fo:font-family="'Times New Roman'" style:font-family-generic="roman" style:font-pitch="variable" fo:color="#ffff00" fo:font-size="100%"/>
          </text:list-level-style-bullet>
          <text:list-level-style-bullet text:level="9" text:bullet-char="»">
            <style:list-level-properties text:space-before="5.08cm" text:min-label-width="0.635cm"/>
            <style:text-properties fo:font-family="'Times New Roman'" style:font-family-generic="roman" style:font-pitch="variable" fo:color="#ffff00" fo:font-size="100%"/>
          </text:list-level-style-bullet>
          <text:list-level-style-bullet text:level="10" text:bullet-char="»">
            <style:list-level-properties text:space-before="5.08cm" text:min-label-width="0.635cm"/>
            <style:text-properties fo:font-family="'Times New Roman'" style:font-family-generic="roman" style:font-pitch="variable" fo:color="#ffff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e6e6e6" style:text-outline="false" style:text-line-through-style="none" fo:font-family="arial" style:font-style-name="Normal" style:font-family-generic="swiss"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DejaVu Serif'" style:font-style-name="Book"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DejaVu Serif'" style:font-style-name="Italique gras" style:font-family-generic="roman"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77cm" fo:page-height="27.45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2cm"/>
    </style:style>
    <style:style style:name="Mgr2" style:family="graphic" style:parent-style-name="standard">
      <style:graphic-properties draw:stroke="none" draw:fill="none" draw:fill-color="#ffffff" draw:textarea-vertical-align="bottom" draw:auto-grow-height="false" fo:min-height="1.372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Standard-backgroundobjects">
      <style:graphic-properties draw:stroke="none" draw:fill="none" draw:fill-color="#006699" draw:auto-grow-height="false" draw:auto-grow-width="false" fo:min-height="1.278cm" fo:min-width="0cm" fo:wrap-option="wrap"/>
    </style:style>
    <style:style style:name="Mpr2" style:family="presentation" style:parent-style-name="Standard-backgroundobjects">
      <style:graphic-properties draw:stroke="none" draw:fill="none" draw:fill-color="#006699" draw:auto-grow-height="false" draw:auto-grow-width="false" fo:min-height="2.294cm" fo:min-width="0cm" fo:wrap-option="wrap"/>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73cm" fo:min-width="0cm" fo:padding-top="0.13cm" fo:padding-bottom="0.13cm" fo:padding-left="0.25cm" fo:padding-right="0.25cm" fo:wrap-option="wrap" draw:shadow-color="#808080"/>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73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fr" fo:country="FR" style:font-size-asian="12pt" style:font-size-complex="12pt"/>
    </style:style>
    <text:list-style style:name="ML1">
      <text:list-level-style-number text:level="1" style:num-format="">
        <style:list-level-properties/>
        <style:text-properties fo:color="#ffff00" fo:font-size="100%"/>
      </text:list-level-style-number>
      <text:list-level-style-bullet text:level="2" text:bullet-char="•">
        <style:list-level-properties text:space-before="1.27cm"/>
        <style:text-properties fo:font-family="'Times New Roman'" style:font-family-generic="roman" style:font-pitch="variable" fo:color="#ffff00" fo:font-size="100%"/>
      </text:list-level-style-bullet>
      <text:list-level-style-bullet text:level="3" text:bullet-char="•">
        <style:list-level-properties text:space-before="2.54cm"/>
        <style:text-properties fo:font-family="'Times New Roman'" style:font-family-generic="roman" style:font-pitch="variable" fo:color="#ffff00" fo:font-size="100%"/>
      </text:list-level-style-bullet>
      <text:list-level-style-bullet text:level="4" text:bullet-char="•">
        <style:list-level-properties text:space-before="3.81cm"/>
        <style:text-properties fo:font-family="'Times New Roman'" style:font-family-generic="roman" style:font-pitch="variable" fo:color="#ffff00" fo:font-size="100%"/>
      </text:list-level-style-bullet>
      <text:list-level-style-bullet text:level="5" text:bullet-char="•">
        <style:list-level-properties text:space-before="5.08cm"/>
        <style:text-properties fo:font-family="'Times New Roman'" style:font-family-generic="roman" style:font-pitch="variable" fo:color="#ffff00" fo:font-size="100%"/>
      </text:list-level-style-bullet>
      <text:list-level-style-bullet text:level="6" text:bullet-char="•">
        <style:list-level-properties text:space-before="5.08cm"/>
        <style:text-properties fo:font-family="'Times New Roman'" style:font-family-generic="roman" style:font-pitch="variable" fo:color="#ffff00" fo:font-size="100%"/>
      </text:list-level-style-bullet>
      <text:list-level-style-bullet text:level="7" text:bullet-char="•">
        <style:list-level-properties text:space-before="5.08cm"/>
        <style:text-properties fo:font-family="'Times New Roman'" style:font-family-generic="roman" style:font-pitch="variable" fo:color="#ffff00" fo:font-size="100%"/>
      </text:list-level-style-bullet>
      <text:list-level-style-bullet text:level="8" text:bullet-char="•">
        <style:list-level-properties text:space-before="5.08cm"/>
        <style:text-properties fo:font-family="'Times New Roman'" style:font-family-generic="roman" style:font-pitch="variable" fo:color="#ffff00" fo:font-size="100%"/>
      </text:list-level-style-bullet>
      <text:list-level-style-bullet text:level="9" text:bullet-char="•">
        <style:list-level-properties text:space-before="5.08cm"/>
        <style:text-properties fo:font-family="'Times New Roman'" style:font-family-generic="roman" style:font-pitch="variable" fo:color="#ffff00" fo:font-size="100%"/>
      </text:list-level-style-bullet>
      <text:list-level-style-bullet text:level="10" text:bullet-char="•">
        <style:list-level-properties text:space-before="5.08cm"/>
        <style:text-properties fo:font-family="'Times New Roman'" style:font-family-generic="roman" style:font-pitch="variable" fo:color="#ffff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884cm" svg:height="5.912cm" svg:x="1cm" svg:y="2.866cm" draw:page-number="1"/>
      <draw:page-thumbnail draw:layer="backgroundobjects" svg:width="7.884cm" svg:height="5.912cm" svg:x="1cm" svg:y="10.768cm"/>
      <draw:page-thumbnail draw:layer="backgroundobjects" svg:width="7.884cm" svg:height="5.912cm" svg:x="1cm" svg:y="18.67cm"/>
      <draw:page-thumbnail draw:layer="backgroundobjects" svg:width="7.884cm" svg:height="5.912cm" svg:x="9.885cm" svg:y="2.866cm"/>
      <draw:page-thumbnail draw:layer="backgroundobjects" svg:width="7.884cm" svg:height="5.912cm" svg:x="9.885cm" svg:y="10.768cm"/>
      <draw:page-thumbnail draw:layer="backgroundobjects" svg:width="7.884cm" svg:height="5.912cm" svg:x="9.885cm" svg:y="18.67cm"/>
      <draw:frame draw:style-name="Mgr1" draw:text-style-name="MP1" draw:layer="backgroundobjects" svg:width="8.145cm" svg:height="1.371cm" svg:x="0cm" svg:y="0cm" presentation:class="header">
        <draw:text-box>
          <text:p text:style-name="MP1"><text:span text:style-name="MT1"><presentation:header/></text:span></text:p>
        </draw:text-box>
      </draw:frame>
      <draw:frame draw:style-name="Mgr1" draw:text-style-name="MP2" draw:layer="backgroundobjects" svg:width="8.145cm" svg:height="1.371cm" svg:x="10.624cm" svg:y="0cm" presentation:class="date-time">
        <draw:text-box>
          <text:p text:style-name="MP2"><text:span text:style-name="MT1"><presentation:date-time/></text:span></text:p>
        </draw:text-box>
      </draw:frame>
      <draw:frame draw:style-name="Mgr2" draw:text-style-name="MP1" draw:layer="backgroundobjects" svg:width="8.145cm" svg:height="1.371cm" svg:x="0cm" svg:y="26.078cm" presentation:class="footer">
        <draw:text-box>
          <text:p text:style-name="MP1"><text:span text:style-name="MT1"><presentation:footer/></text:span></text:p>
        </draw:text-box>
      </draw:frame>
      <draw:frame draw:style-name="Mgr2" draw:text-style-name="MP2" draw:layer="backgroundobjects" svg:width="8.145cm" svg:height="1.371cm" svg:x="10.624cm" svg:y="26.078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1.59cm" svg:height="3.985cm" svg:x="1.905cm" svg:y="1.288cm" presentation:class="title" presentation:placeholder="true">
        <draw:text-box/>
      </draw:frame>
      <draw:frame presentation:style-name="Standard-outline1" draw:layer="backgroundobjects" svg:width="21.59cm" svg:height="11.049cm" svg:x="1.905cm" svg:y="5.503cm" presentation:class="outline" presentation:placeholder="true">
        <draw:text-box/>
      </draw:frame>
      <draw:frame presentation:style-name="Mpr1" draw:layer="backgroundobjects" svg:width="5.292cm" svg:height="1.277cm" svg:x="1.905cm" svg:y="17.357cm" presentation:class="date-time">
        <draw:text-box>
          <text:list text:style-name="ML2">
            <text:list-header>
              <text:p>2007 / 2008</text:p>
            </text:list-header>
          </text:list>
        </draw:text-box>
      </draw:frame>
      <draw:frame presentation:style-name="Mpr2" draw:layer="backgroundobjects" svg:width="10.372cm" svg:height="2.293cm" svg:x="7.62cm" svg:y="17.357cm" presentation:class="footer">
        <draw:text-box>
          <text:list text:style-name="ML2">
            <text:list-header>
              <text:p>BTS Informatique de Gestion</text:p>
            </text:list-header>
          </text:list>
        </draw:text-box>
      </draw:frame>
      <draw:frame presentation:style-name="Mpr1" draw:layer="backgroundobjects" svg:width="5.292cm" svg:height="1.277cm" svg:x="18.203cm" svg:y="17.357cm" presentation:class="page-number">
        <draw:text-box>
          <text:list text:style-name="ML2">
            <text:list-header>
              <text:p><text:page-number>&lt;numéro&gt;</text:page-number></text:p>
            </text:list-header>
          </text:list>
        </draw:text-box>
      </draw:frame>
      <presentation:notes style:page-layout-name="PM0">
        <draw:rect draw:style-name="Mgr3" draw:text-style-name="MP3" draw:layer="backgroundobjects" svg:width="18.77cm" svg:height="27.45cm" svg:x="0cm" svg:y="0cm">
          <text:p/>
        </draw:rect>
        <draw:frame presentation:style-name="Mpr3" draw:text-style-name="MP5" draw:layer="backgroundobjects" svg:width="8.132cm" svg:height="1.372cm" svg:x="0cm" svg:y="-0.001cm" presentation:class="header">
          <draw:text-box>
            <text:list text:style-name="ML3">
              <text:list-header>
                <text:p text:style-name="MP4"><text:span text:style-name="MT2"><presentation:header/></text:span></text:p>
              </text:list-header>
            </text:list>
          </draw:text-box>
        </draw:frame>
        <draw:frame presentation:style-name="Mpr3" draw:text-style-name="MP7" draw:layer="backgroundobjects" svg:width="8.132cm" svg:height="1.372cm" svg:x="10.636cm" svg:y="-0.001cm" presentation:class="date-time">
          <draw:text-box>
            <text:list text:style-name="ML3">
              <text:list-header>
                <text:p text:style-name="MP6"><text:span text:style-name="MT2"><presentation:date-time/></text:span></text:p>
              </text:list-header>
            </text:list>
          </draw:text-box>
        </draw:frame>
        <draw:page-thumbnail presentation:style-name="Standard-title" draw:layer="backgroundobjects" svg:width="13.723cm" svg:height="10.294cm" svg:x="2.521cm" svg:y="2.058cm" presentation:class="page"/>
        <draw:frame presentation:style-name="Standard-notes" draw:layer="backgroundobjects" svg:width="13.767cm" svg:height="12.348cm" svg:x="2.499cm" svg:y="13.039cm" presentation:class="notes" presentation:placeholder="true">
          <draw:text-box/>
        </draw:frame>
        <draw:frame presentation:style-name="Mpr4" draw:text-style-name="MP5" draw:layer="backgroundobjects" svg:width="8.132cm" svg:height="1.372cm" svg:x="0cm" svg:y="26.073cm" presentation:class="footer">
          <draw:text-box>
            <text:list text:style-name="ML3">
              <text:list-header>
                <text:p text:style-name="MP4"><text:span text:style-name="MT2"><presentation:footer/></text:span></text:p>
              </text:list-header>
            </text:list>
          </draw:text-box>
        </draw:frame>
        <draw:frame presentation:style-name="Mpr4" draw:text-style-name="MP7" draw:layer="backgroundobjects" svg:width="8.132cm" svg:height="1.372cm" svg:x="10.636cm" svg:y="26.073cm" presentation:class="page-number">
          <draw:text-box>
            <text:list text:style-name="ML3">
              <text:list-header>
                <text:p text:style-name="MP6"><text:span text:style-name="MT2"><text:page-number>&lt;numéro&gt;</text:page-number></text:span></text:p>
              </text:list-header>
            </text:list>
          </draw:text-box>
        </draw:frame>
      </presentation:notes>
    </style:master-page>
    <style:master-page style:name="lyt-darkblue" style:page-layout-name="PM1" draw:style-name="Mdp2">
      <draw:frame presentation:style-name="lyt-darkblue-title" draw:layer="backgroundobjects" svg:width="21.691cm" svg:height="3.18cm" svg:x="1.866cm" svg:y="0.711cm" presentation:class="title" presentation:placeholder="true">
        <draw:text-box/>
      </draw:frame>
      <draw:frame presentation:style-name="lyt-darkblue-outline1" draw:layer="backgroundobjects" svg:width="22.105cm" svg:height="11.049cm" svg:x="1.866cm" svg:y="4.946cm" presentation:class="outline" presentation:placeholder="true">
        <draw:text-box/>
      </draw:frame>
      <draw:rect draw:style-name="Mgr4" draw:text-style-name="MP3" draw:layer="backgroundobjects" svg:width="23.573cm" svg:height="0.243cm" svg:x="1.827cm" svg:y="17.832cm">
        <text:p/>
      </draw:rect>
      <draw:rect draw:style-name="Mgr4" draw:text-style-name="MP3" draw:layer="backgroundobjects" svg:width="20.391cm" svg:height="0.243cm" svg:x="5.009cm" svg:y="18.367cm">
        <text:p/>
      </draw:rect>
      <presentation:notes style:page-layout-name="PM0">
        <draw:page-thumbnail presentation:style-name="lyt-darkblue-title" draw:layer="backgroundobjects" svg:width="12.25cm" svg:height="9.5cm" svg:x="3.259cm" svg:y="2.636cm" presentation:class="page"/>
        <draw:frame presentation:style-name="lyt-darkblue-notes" draw:layer="backgroundobjects" svg:width="12.975cm" svg:height="10.545cm" svg:x="2.904cm" svg:y="13.05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L’ORIENTE OBJET</dc:title>
    <meta:initial-creator>Lafraise Pierre</meta:initial-creator>
    <meta:creation-date>2000-01-23T18:22:38</meta:creation-date>
    <dc:creator>Agnès Escriva</dc:creator>
    <dc:date>2020-09-14T11:20:27.28</dc:date>
    <meta:print-date>2000-02-15T15:22:16</meta:print-date>
    <meta:editing-cycles>324</meta:editing-cycles>
    <meta:editing-duration>P5DT20H15M55S</meta:editing-duration>
    <meta:generator>OpenOffice/4.1.5$Win32 OpenOffice.org_project/415m1$Build-9789</meta:generator>
    <meta:document-statistic meta:object-count="176"/>
  </office:meta>
</office:document-meta>
</file>